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1.07.31 12:26   |   <text:a xlink:type="simple" xlink:href="http://palinfo.habago.org/Entry?Command=Information_PrintForum&amp;iPage=554#FORUM25605"><text:span text:style-name="T2">#</text:span></text:a></text:p>
      <text:p text:style-name="P2">親愛的維根斯坦<text:span text:style-name="T3"><text:line-break/><text:line-break/></text:span>陳真<text:span text:style-name="T3"><text:line-break/></text:span>立報《哈巴狗電台》<text:span text:style-name="T3">2011. 08. 08.<text:line-break/><text:line-break/><text:line-break/></text:span>如果我沒記錯，維根斯坦曾在英國約克（<text:span text:style-name="T3">York</text:span>）待過一陣子，忘了去幹啥，可能又是去醫院當搬病床的義工吧。同事們下了班，常會成群相約在約克一些古城牆上散步聊天找樂子，但卻沒有人想約維根斯坦一道去，因為很多人覺得他太怪異無趣太難相處，既不會講八卦，而且很龜毛，腦子裏老想著一些古怪想法，為一些雞毛蒜皮事生悶氣起惆悵，或是別人覺得沒什麼大不了的事他卻開心得不得了。因此，維根斯坦幾乎都是一人落單，像鬼一樣靜靜來去。我去過一次約克，當我走在那古城牆上，心裏一直想著這段故事。<text:span text:style-name="T3"><text:line-break/><text:line-break/></text:span>年初，我去印度，貧窮的國度，滿街異象，厚實的生命，難以形容的悲歡，但一轉頭看到自己旅行團裏的同胞們卻又是另一種光景，一種輕薄的歡樂與無情。不知道為什麼，在那段印度旅程中，<text:span text:style-name="T3">“Dear Wittgenstein”</text:span>（親愛的維根斯坦）這兩個字幾乎日日日夜夜就在我腦海裏揮之不去。<text:span text:style-name="T3"><text:line-break/><text:line-break/></text:span>長久以來，我常覺得自己或許有能力拍一部這樣的電影，不一定是拍維根斯坦，但骨子裏卻是<text:span text:style-name="T3"><text:s/>“Dear Wittgenstein”</text:span>。<text:span text:style-name="T3"><text:line-break/><text:line-break/></text:span>維根斯坦自認為是個失敗的哲學教師而辭掉劍橋教職後，來到愛爾蘭隱居，經常一人在海邊看著飛鳥。據當地人回憶，這個不知道打哪來的怪人經常對鳥說話，有時一說就是一整天，直到夕陽西下。不但對鳥說話，而且還拿著鳥類圖鑑企圖辨識牠們的不同，並給牠們各自取名字。當地人一直不知道這人是誰，給他取了個外號叫「跟鳥說話的人」，人們覺得他很怪，但也形容他與人見面相處時，十分友善謙遜而溫暖。<text:span text:style-name="T3"><text:line-break/><text:line-break/></text:span>很久以後，維根斯坦離開了愛爾蘭；很久很久以後，維根斯坦死了。人們來到他所住的那間小木屋勘察，裏頭空無一物。但有一天，有人卻在屋角橫樑夾縫中看到一張小紙片，原先應是一封信，年代久遠而破碎了，只剩信頭一角，只能看到上頭寫著兩個字：<text:span text:style-name="T3">Dear Wittgenstein</text:span>。<text:span text:style-name="T3"><text:line-break/><text:line-break/></text:span>其實我知道為什麼在印度旅程中我一直想到<text:span text:style-name="T3">Dear Wittgenstein</text:span>這件事，但知道歸知道，卻說不上來，或許一種感覺往往不說比說好。如果你是我的同類，那你或許就能感受到我所感受的，明白為什麼這個深埋我心中多年從未說出寫出的故事對我的感動有多深。每當我感到極端的孤獨與痛苦，心裏頭常浮起這片被風無意吹落塞在屋角橫樑的發黃信紙碎片，<text:span text:style-name="T3">Dear Wittgenstein</text:span>，彷彿這信不但是寫給維根斯坦，同時也是寫給他的同類包括海上那些飛鳥，寫給跟他一樣有著某種孤獨的生命。</text:p>
      <text:p text:style-name="P1"><text:span text:style-name="T1">鄭啟承</text:span><text:s/>  |  2011.07.30 14:56   |   <text:a xlink:type="simple" xlink:href="http://palinfo.habago.org/Entry?Command=Information_PrintForum&amp;iPage=554#FORUM25598"><text:span text:style-name="T2">#</text:span></text:a></text:p>
      <text:p text:style-name="P3">底下是前兩天回應臉書上朋友的兩篇文字。基於聯絡需求和樂趣，我從兩年前開始使用臉書，但我最近愈來愈覺得臉書這東西實在很輕浮。這網站有所謂隱私權設定，讓人以為它是一種純私人的空間，但其實很多時候你寫的東西大家還是都看得到；它到底是不是一個公開發言環境實在很難說，這種模稜兩可的本質加上如潮水般隨時會被沖刷掉的發言<text:span text:style-name="T3">(</text:span>因為你所有的朋友的發言都會在彼此的版面上出現，想像你在臉書上有兩百個朋友，每天一個人講一句話，你的版面一天就有兩百則留言<text:span text:style-name="T3">)</text:span>，讓使用者養成一種說話不負責任的習慣，幾乎各種挑撥族群或是歧視或言語操弄或人身八卦都是常態，人們根本不在乎。臉書這東西本質是輕薄短小的，我看總有一天會被人們厭惡而淘汰。<text:span text:style-name="T3"><text:line-break/><text:line-break/></text:span>陳真說台灣人排斥非我族類，但我看台灣人自己沒這感覺，他搞不好覺得自己很公正很有正義感很有美感，根本不覺得自己有排他性。這位朋友和我挺熟，在生活和臉書上十分順遂而得寵，差不多是眾星拱月那樣，很受歡迎，她無時無刻喜歡展現自己的所謂優雅和不凡，優雅就算了，但這態勢似隨著時日變本加厲，前幾天在臉書上說她固定去跑步時，看到旁邊的「中年婦女」們在「大放厥詞」抱怨的生活的種種辛苦和不順，然後說我也不是刻板印象啦，我知道這裡頭有很多更深層的結構性因素啦，但是唉，看她們那樣嘮嘮叨叨、大聲碎唸發牢騷，讓我更堅定不要變成那樣的人，要成為一個懂得照顧自己，夠氣質又優雅的女性<text:span text:style-name="T3">…bla bla (</text:span>抱歉為了隱私，原文不能貼出<text:span text:style-name="T3">)<text:line-break/><text:line-break/></text:span>因此我寫了這兩段文字回應。鈺錠說我很不識相，竟然敢公然冒犯眾多男性朋友心中的女神。我其實也很猶豫，因為台灣人不好惹，但我最後還是鼓氣勇氣寫了。第二天見面一陣尷尬，對方在我面前眼淚直掉，一直跟我解釋說她不是那樣，她沒有不知人間疾苦云云，我看了實在於心不忍，很後悔，雖然我本意是好的，但有時候就是好意在傷人。<text:span text:style-name="T3"><text:line-break/><text:line-break/></text:span>不好意思引用陳真說過的維根斯坦的一段話，我不是故意拿它來給自己文章加分，而是我真的深深被這段話給打動。<text:span text:style-name="T3"><text:line-break/>---------------------------------<text:line-break/>XX</text:span>，說些老實話，請妳聽了不要覺得被冒犯，我很少對別人發表意見，但我開口就不會說假話，我也不喜歡奉承，如果妳覺得被冒犯到，請原諒我吧，一個粗俗的人畢竟不懂什麼修詞。至少這些是我的真心話，我當妳是朋友，真正的朋友應該不會因為我的一些誠實想法而覺得我是故意找麻煩或懷有敵意。<text:span text:style-name="T3"><text:line-break/><text:line-break/></text:span>我看妳臉書上的一堆發言，感覺妳真的蠻自戀的，自戀是好事，我就很自戀，但自我感覺良好到某種無知卻是另一回事。一個人有沒有辦法看起來很優雅或很溫馨或很有氣質，純綷是看他<text:span text:style-name="T3">/</text:span>她的社經條件，用什麼<text:span text:style-name="T3">"</text:span>結構性因素<text:span text:style-name="T3">"</text:span>這種詞真的是蠻傻的，說穿了是一種漂亮修詞，中產階級用來吃下層階級豆腐的粗口罷了。我想妳大概從小到大沒吃過什麼苦吧，沒有真正窮過、病過、被生活打擊過，體會過什麼是沒錢吃飯、沒錢繳房租，自己或親友發生事故求助無門是什麼感覺，妳大概也沒有被歧視過、被不良的環境和人糟蹋過，沒有真正為了生存而委屈求全或奔波勞累過。<text:span text:style-name="T3"><text:line-break/><text:line-break/></text:span>我不是說人一定要過這種苦日子後才能來談道理，沒有人喜歡受苦，我要說的是一個人有沒有辦法避開這些痛苦，和他的社經地位是直接相關的。物質條件好，沒有後顧之憂的人可以不必委屈自己，沒錢沒勢的人就只能撐著掙扎求生。<text:span text:style-name="T3"><text:line-break/><text:line-break/></text:span>只要是人，其實品性耐性美感都差不多，那些妳認為「大放厥詞」抱怨生活種種的歐巴桑，其實就只是因為她們無法逃開那樣的生活，而任何人在那樣的處境下都不會有多少耐心和意願去維持什麼優雅形象或氣質的，活都很困難了，還什麼狗屁優雅<text:span text:style-name="T3">? </text:span>當你的生活充滿苦處時，抱怨只是一種必然。妳覺得大聲講話或潑婦罵街很讓妳受不了是嗎<text:span text:style-name="T3">? </text:span>我想那是因為妳從來沒有受過真正的苦，那種會讓妳大聲痛哭或痛罵的苦。<text:span text:style-name="T3"><text:line-break/><text:line-break/></text:span>不要誤會，我不是責備妳，一個人生來是什麼命多半是註定的，妳若有很好的家庭或工作或經濟狀況而可以過順遂的日子，應該感到高興，好好享受妳的生活。但多用些大腦，理解一下這個世界，我是說真正的理解而不是用一堆既有的眼光或理論去評價別人。妳是輔導老師不是嗎<text:span text:style-name="T3">? </text:span>輔導老師理應是最有同理心<text:span text:style-name="T3">(empathy) </text:span>和病識感<text:span text:style-name="T3"><text:s/>(insight) </text:span>的，我不懷疑妳的專業，但依我的觀察結果，我實在很難想像被妳輔導的後果，如果我是個歐巴桑或是問題家庭的小孩，我會很害怕被妳輔導，我很怕妳會叫我要優雅<text:span text:style-name="T3">/</text:span>要有氣質<text:span text:style-name="T3">/</text:span>要安靜<text:span text:style-name="T3">/</text:span>不要生氣<text:span text:style-name="T3">/</text:span>要乖<text:span text:style-name="T3">/</text:span>要融入群體<text:span text:style-name="T3">/</text:span>不可以說髒話<text:span text:style-name="T3">/</text:span>要聽老師的話<text:span text:style-name="T3">/</text:span>不可以怨天尤人<text:span text:style-name="T3">/</text:span>不要偏激<text:span text:style-name="T3">/</text:span>不要得罪人，套句妳說的話，妳似乎沒有辦法「確實地理解到」別人的痛苦。否則妳就不會這樣子講那些歐巴桑了。<text:span text:style-name="T3"><text:line-break/><text:line-break/></text:span>能維持規律運動，整天跑步攀岩游泳健身的，不會是底層階級的人做的事，多半是中產階級才會那麼有錢有閒，如果這些作息或運動讓妳有什麼優雅或氣質的感覺，那純綷就是因為妳是個中產階級。中產沒什麼不好，像我現在就慢慢開始過著一種中產的生活形態。但我們最好有點病識感，不要自欺欺人，說什麼自己穩定的生活和情緒和優雅的形象是發自內心或自己努力修養來的，那太不老實了<text:span text:style-name="T3">; </text:span>現代人發明了所謂公主病王子病天龍國之類的名詞，但在我看病因都差不多，以為自己「本質上」優於別人在我看是最壞最壞的一種病。當然我不是說妳<text:span text:style-name="T3">”</text:span>就是<text:span text:style-name="T3">”</text:span>這樣，妳是不是這樣只有妳自己知道，我只是說妳的文字給我那種感覺。<text:span text:style-name="T3"><text:line-break/><text:line-break/></text:span>人其實都差不多，如果把妳從出生就丟到那些歐巴桑的環境，說不定妳現在就和她們一模一樣，或是把妳丟到我的環境，說不定妳也和我現在一樣滿口粗話笑話，整天想著春天的氣息。反之亦然。一個人的<text:span text:style-name="T3">”</text:span>氣質<text:span text:style-name="T3">”</text:span>大概是出生就註定了，端看送子鳥把你丟到哪家的門口，但一個人的品性卻是看他後天的作為，簡單講是一種對非我族類的事物的思索和理解，比如我見過很多三教九流的人，我觀察到有錢人大都很不快樂，內心很不平靜，但我不會因此而瞧不起他或惡意貶低他們，即便我覺得中產階級和上流階級讓我感到很反感，我不會因此把他們說成一副「生來」就那麼蠢那麼物欲那麼壞心眼而無法改變，進而突顯自己，說自己是優於他們。人生來都差不多，差別只在你<text:span text:style-name="T3">/</text:span>妳生在哪裡。如果再簡化點說不過是一個錢字，大家都說錢是身外物，確實，錢不過是你銀行戶頭裡一個數字，但這個數字卻讓人的生命如此不同。至少它和什麼氣質優雅家教談吐是正相關的。<text:span text:style-name="T3"><text:line-break/><text:line-break/></text:span>如果我寫這些讓妳覺得不舒服，請寬恕我吧，至少我是抱著全然的誠意，一般人不會浪費時間打一兩千字只為了得罪朋友吧，而且還是一個禮拜見兩三次面、相處愉快的好朋友。寫這些其實也不是針對妳，我寫給所有我在臉書上認識的朋友，你們不要覺得在看好戲，捫心自問吧，自己是什麼樣的人，過什麼樣的生活，然後再決定用什麼態度對待和你不一樣的人。哲學家維根思坦（<text:span text:style-name="T3">Ludwig Wittgenstein</text:span>）說：「安靜過活，善待每一個人，理解他們，因為這是我們所有人共同的願望。」<text:span text:style-name="T3"><text:line-break/><text:line-break/></text:span>最後拜託，別按什麼讚了，我感覺臉書上大家拼命按讚只是為了一種緩和氣氛手段、一種表態、一種怕被人家發現自己不爽的掩飾。講正經話時按「讚」是很輕浮的，想法上的衝突有時不是一件那麼讓人舒服的事。我寫這些如果讓有人看了很開心覺得很讚，那表示你<text:span text:style-name="T3">/</text:span>妳並沒有真正在聽我說什麼，否則你<text:span text:style-name="T3">/</text:span>妳應該覺得被深深擊中才對。<text:span text:style-name="T3"><text:line-break/>---------------------------------<text:line-break/></text:span>寫一點延伸的想法，和任何人都無關，純綷就事討論。<text:span text:style-name="T3"><text:line-break/><text:line-break/></text:span>我對任何人的回應純綷是針對對方文字給我的感覺，文字就像指紋一樣，反映的是你自己的美感或氣味。美感和道德感有時是分不開的，如果我對誰使用強烈措詞，那是因為你的文字讓我覺得偏離了一個正直的發言該有的態度，比如說讓我覺得對任何社會定義下的弱勢者或失敗者有歧視的意味。<text:span text:style-name="T3"><text:line-break/><text:line-break/></text:span>當然凡事都很難說，我的觀感只是我的觀感，你究竟是不是這樣的人或抱有那樣的心態，只有你自己知道，有些事屬唯心，一個人如何證明自己寫東西是不是帶著優越感或是歧視<text:span text:style-name="T3">? </text:span>沒辦法對吧<text:span text:style-name="T3">? </text:span>就像如果你看了我寫的這些覺得我好像很兇惡或很生氣，但其實我沒有啊，我算是個很和善很快樂的人，而且這兩天心情好得不得了<text:span text:style-name="T3">(</text:span>因為賺了一筆錢<text:span text:style-name="T3">)</text:span>，看啥事都順眼，但我卻無法證明這點。所以重點是討論就是討論，你純綷只能就文字意義或感覺上來表達你的想法，我對一個人的批評只屬文字層面，倘若你本人不是這樣，那就好了，就當我在放屁好了。<text:span text:style-name="T3"><text:line-break/><text:line-break/></text:span>這就是為什麼我寫東西常猶豫再三，因為我寫的都是肺腑之言，當我對一件事感到反感時，只要我決定開口，我不會為了人際利害關係或什麼表面和諧而說出違心之論，和我作朋友應該可以很放心，我有任何不爽都一定直接對當事人講的，絕不會在背後陰陰暗暗地批評造謠或搞小動作。我知道這樣是很不合乎台灣人發言習慣的，台式教育叫我們要維持表面和諧，要八面玲瓏，不要得罪人，要懂明哲保身，特別是你的朋友<text:span text:style-name="T3">(</text:span>敵人就隨便了，要搞破壞要來陰的都行<text:span text:style-name="T3">)</text:span>。我發現台式的朋友關係有時挺脆弱的，吃喝玩樂時稱兄道弟，但只要對彼此有什麼想法或行為上的批評，哪怕只是一句話一個字，很快就能撕破臉。身為正港的台灣人，我太清楚台灣人的這種性格，很不幸我長到這麼大，出社會這麼久，永遠沒有真正學乖，當我覺得該對一件不對的事做反應，往往就得罪人。<text:span text:style-name="T3"><text:line-break/><text:line-break/></text:span>哈利波特裡有個角色叫作奈威，胖胖的很遲鈍，課業和人際關係都不怎麼靈光，在故事裡是一個象徵著弱勢者的角色，但他也有勇敢的一面。第一集最後校長頒獎時還給了他一份最關鍵的分數，記得為什麼嗎<text:span text:style-name="T3">? </text:span>校長的理由是「挺身對抗你的敵人很簡單，但挺身對抗你的朋友卻很難」，基於他正直的舉動，校長把最關鍵的分數給了他。<text:span text:style-name="T3"><text:line-break/><text:line-break/></text:span>對我來說也是這樣，是否要對朋友的一番在我看來不對的行為作出批評呢<text:span text:style-name="T3">? </text:span>經常覺得猶豫，我是個膽小的人，面對各種可預知的後果和尷尬，常常就提不起勇氣了。但總有那麼偶而，我還是會忍不住。如果讓你覺得不爽，請大人有大量，原諒我一張笨嘴吧<text:span text:style-name="T3">! </text:span>基本上我也只就事論事，人身層次上我就不敢去批評，我知道這有時很難拿捏，但我對人基本上是懷著敬意的，特別是自己認識的人。<text:span text:style-name="T3"><text:line-break/><text:line-break/></text:span>也許你會說，幹麻小題大作呢<text:span text:style-name="T3">? </text:span>不過就是在<text:span text:style-name="T3"><text:s/>facebook </text:span>上開開玩笑，值得你這麼嚴肅長篇大論，像在說教一樣講什麼大道理似的。問題就在這裡，你覺得是小事，在我看卻是大事。我們畢竟是在網路環境發言，<text:span text:style-name="T3">facebook </text:span>算不算公開環境很難說，但你寫的字字句句不是只有你看的到，還有很多人其他人在看，這時候我們應該就要小心一點。台灣是一種充滿歧視文化的地方，歧視任何弱勢者或失敗者或不符合社會常規定義下的人事物，比如外勞<text:span text:style-name="T3">/</text:span>原住民<text:span text:style-name="T3">/</text:span>深膚色者<text:span text:style-name="T3">/</text:span>同性戀<text:span text:style-name="T3">/</text:span>中老年人<text:span text:style-name="T3">/</text:span>中年不婚者<text:span text:style-name="T3">/</text:span>離婚者<text:span text:style-name="T3">/</text:span>墮胎者<text:span text:style-name="T3">/</text:span>低下階層<text:span text:style-name="T3">/</text:span>窮人<text:span text:style-name="T3">/</text:span>矮胖者<text:span text:style-name="T3">/</text:span>精神病人<text:span text:style-name="T3">…</text:span>等等等等等。歧視就算了，重點是我們不認為自己在歧視。<text:span text:style-name="T3"><text:line-break/><text:line-break/></text:span>我們似乎已經很習慣拿這些族群來開玩笑或貶抑，當一個環境裡大家都這麼做的時候，你就根本不會意識到這是一件錯誤的事。你也許會說沒有啦沒有啦，我沒有那個意思啦，我是無心的啦，我沒有那樣想啦<text:span text:style-name="T3">~ </text:span>但你<text:span text:style-name="T3">”</text:span>心裡<text:span text:style-name="T3">”</text:span>有沒有那樣<text:span text:style-name="T3">"</text:span>想<text:span text:style-name="T3">"</text:span>不是重點，重點是你說的話和做的事有沒有帶著那樣的意涵或意識形態，至於有沒有則是由聽的人決定，不是你來決定的，所謂言者無心，聽者有意。<text:span text:style-name="T3"><text:line-break/><text:line-break/></text:span>有心或有意識的惡不可怕，無心為惡才是最可怕的，因為我們不知道或不認為自己在做錯事。最近有個非常出名的印度裔加拿大諧星<text:span text:style-name="T3"><text:s/>Russell Peters</text:span>，類似單口相聲吧，大拿種族開玩笑，舉凡膚色<text:span text:style-name="T3">/</text:span>身高<text:span text:style-name="T3">/</text:span>口音<text:span text:style-name="T3">/</text:span>文化習慣<text:span text:style-name="T3">/</text:span>體味<text:span text:style-name="T3">/</text:span>身材<text:span text:style-name="T3">/</text:span>姓名<text:span text:style-name="T3">/</text:span>甚至小雞雞長度都明目張膽拿來嘲弄，因此大受歡迎，每場表演都爆滿，奇怪的是台下各個國家、各色人種都有，印度中國美國英國韓國牙買加南美洲義大利菲律賓日本，簡直是聯合國。這些人很奇怪，不但大老遠來看表演，簡直是花錢來被歧視的，比如說<text:span text:style-name="T3"><text:s/>Peters </text:span>會問台下某個觀眾<text:span text:style-name="T3">(</text:span>好比台灣人<text:span text:style-name="T3">)</text:span>他的名字，你告訴他我叫阿恐好了，他接著就會拿阿恐這發音大開玩笑，說你名字聽起來像英文的小雞雞或大便什麼的，可以數落你這名字一連數落個五分鐘。但全場都愛這愛得不得了，笑得最開心的往往就是那個被嘲笑的人。你會很好奇為什麼，其實不為什麼，因為他是故意的，故意讓自己看起來像個歧視別人的混蛋。當你有意識到自己在做什麼的時候，惡事不會有什麼殺傷力的，因為人有基本的美惡美醜的辨別能力，好事壞事總會得到它應有的論斷和處置，當你帶了點善意和幽默感時，惡事甚至不是再惡事，反而成就了人的快樂和理解。看這<text:span text:style-name="T3"><text:s/>Peters </text:span>舞台下觀眾一片和樂融融，白人黑人阿拉伯人猶太人華人全都發自內心開懷大笑，你不禁覺得有那麼一瞬間，世界真的是和平的。<text:span text:style-name="T3"><text:line-break/><text:line-break/></text:span>相反地，真正的惡事往往都是無心的，台灣社會很封閉，對各種人事物的評價論斷標準很單一，基本上就是看你夠不夠有錢<text:span text:style-name="T3">/</text:span>頭銜夠不夠響亮<text:span text:style-name="T3">/</text:span>出不出名<text:span text:style-name="T3">/</text:span>喬事情夠不夠力<text:span text:style-name="T3">/</text:span>長得夠不夠高<text:span text:style-name="T3">/</text:span>夠不夠瘦<text:span text:style-name="T3">/</text:span>夠不夠白<text:span text:style-name="T3">/</text:span>談吐夠不夠得宜<text:span text:style-name="T3">/</text:span>穿衣服夠不夠體面<text:span text:style-name="T3">/</text:span>舉止夠不夠優雅，只要有任何一項偏離這些標準，往往就對你失去興趣，甚至不屑一顧了，糟糕一點的就像我看到的，有機會就在社交上或網路上對自己看不起的人事物八卦嘲弄一番，以示自己較為不凡優越。這幾乎是台灣人的標準性格了。而這些全是下意識的，像反射動作一樣。比如你提到中國人或越南人或韓國人，台灣人八成就立刻在心裡建立一個負面刻板印象，從各種發言玩笑你就會知道大多數台灣人的心裡，中國人<text:span text:style-name="T3"><text:s/>= </text:span>豬，韓國人<text:span text:style-name="T3"><text:s/>= </text:span>狗，越南菲律賓<text:span text:style-name="T3"><text:s/>= </text:span>沒文化髒兮兮的外勞。若是歐美人士就不一樣了，就是有氣質有涵養有文化，聰明又風趣又大方，又高又帥又正，簡直是天使，那種崇拜仰慕之情簡直溢於言表，完全是反射動作，少有例外。<text:span text:style-name="T3"><text:line-break/><text:line-break/></text:span>無意識的地方才是問題所在，因為你不是故意的。惡事之所以可以一直存在就是因為大家都不是故意的，當大家都覺得這麼做沒什麼錯的時候，錯事就很難被糾正過來了。除了你真的願意犯眾怒，把它給清楚指出來<text:span text:style-name="T3"><text:s/>(</text:span>下場請自行想像<text:span text:style-name="T3">)</text:span>。我們當然很難期待改變發生在一朝一夕，但一個社會大概也唯有透過這方式才有進步可能。台灣社會很躁動很不快樂很不平靜，在我看那種單一價值觀下衍生出來的歧視文化就是元兇之一，在這種唯一答案的環境下，人人自危恐懼，因好努力符合這份標準，成為其中一員，因為你很怕偏離了那種標準，就成了被八卦嘲弄欺壓的一方，這樣的意識形態高壓下，人的內心永遠無法有寧靜安穩的一刻。<text:span text:style-name="T3"><text:line-break/><text:line-break/></text:span>人生道路本該多變而色彩繽紛，如果你開了一條又窄又擠的高速公路，然後說這才叫路，只有走這條才能到達唯一目的，那大家日子就難過了，只得像沙丁魚一樣你推我擠，擠上路的自鳴得意，擠不上的只好自卑消沉。但這不該是世界的面貌，世界很大，看你要走什麼路都可以，沒有路的地方你可以自己走出路來，而且四通八達，不是只有唯一的方向和目的。</text:p>
      <text:p text:style-name="P1"><text:span text:style-name="T1">良哲</text:span><text:s/>  |  2011.07.29 14:46   |   <text:a xlink:type="simple" xlink:href="http://palinfo.habago.org/Entry?Command=Information_PrintForum&amp;iPage=554#FORUM25589"><text:span text:style-name="T2">#</text:span></text:a></text:p>
      <text:p text:style-name="P2">哪位先生小姐在<text:span text:style-name="T3">5</text:span>月<text:span text:style-name="T3">14</text:span>日以中國信託<text:span text:style-name="T3">ATM</text:span>轉帳捐款者，煩請與我們聯繫確認，麻煩您了。</text:p>
      <text:p text:style-name="P1"><text:span text:style-name="T1">陳真</text:span><text:s/>  |  2011.07.28 17:18   |   <text:a xlink:type="simple" xlink:href="http://palinfo.habago.org/Entry?Command=Information_PrintForum&amp;iPage=554#FORUM25558"><text:span text:style-name="T2">#</text:span></text:a></text:p>
      <text:p text:style-name="P3">李同學愛說笑<text:span text:style-name="T3">,</text:span>有原住民就表示文化多元開放<text:span text:style-name="T3">? </text:span>台灣很多外勞很多原住民<text:span text:style-name="T3">,</text:span>就表示台灣很多元開放<text:span text:style-name="T3">?</text:span>那中國大陸少數民族成千上萬種<text:span text:style-name="T3">,</text:span>豈不是全世界最多元開放的國家<text:span text:style-name="T3">?<text:line-break/><text:line-break/></text:span>原住民或少數民族的存在跟一個地區對非我族類的態度有什麼關係呢<text:span text:style-name="T3">? </text:span>英國不也有很多外來移民<text:span text:style-name="T3">,</text:span>但許多英國人也是很愛<text:span text:style-name="T3"><text:s/>"</text:span>台灣<text:span text:style-name="T3">"(</text:span>愛他們的<text:span text:style-name="T3"><text:s/>"</text:span>台灣<text:span text:style-name="T3">"),</text:span>也有一些自由亂報自由抹黑自由造謠的<text:span text:style-name="T3"><text:s/>"</text:span>自由時報<text:span text:style-name="T3">",</text:span>整天詆毀少數民族或外來移民或所謂有色人種<text:span text:style-name="T3">,</text:span>只是詆毀程度似乎還沒有台灣之詆毀大陸人士這麼下流與齷齪<text:span text:style-name="T3">,</text:span>把大陸人士描寫成彷彿連血液都是骯髒的有病的有毒的會傳染的脫了褲就四處大小便的<text:span text:style-name="T3">,</text:span>根據特定政治需要而建構出一種詆毀非我族類的血統論<text:span text:style-name="T3">,</text:span>凡是該血統就是有病的有毒的骯髒的<text:span text:style-name="T3">. </text:span>舉世恐怕很難找到如此肆無忌憚卻又大行其道毫不犯法毫無遮掩的挑撥族群仇恨言論<text:span text:style-name="T3">.<text:line-break/><text:line-break/></text:span>一般而言<text:span text:style-name="T3">,</text:span>與其說台灣排斥外來者<text:span text:style-name="T3">,</text:span>不如說他們是排斥不管是外來或內部早已存在的任何失敗者或不夠酷炫不夠主流者<text:span text:style-name="T3">. </text:span>最糟糕的是政客根據其個人私利或政黨利益而建構出一套極其醜陋邪惡的抹黑特定族群論述<text:span text:style-name="T3">,</text:span>政客要你怎麼想<text:span text:style-name="T3">,</text:span>你就會怎麼想<text:span text:style-name="T3">,</text:span>乖得跟龜兒子一樣<text:span text:style-name="T3">.</text:span>當有人不願意跟他們一樣去敵視或抹黑特定族群時<text:span text:style-name="T3">,</text:span>他們就會把你也一併當成內部敵人<text:span text:style-name="T3">.<text:line-break/><text:line-break/></text:span>注意喔<text:span text:style-name="T3">,</text:span>這不是針對敵對政治勢力的一種攻擊或抹黑<text:span text:style-name="T3">,</text:span>而是一種原罪般的血統論<text:span text:style-name="T3">,</text:span>把特定族群給描繪成彷彿連血液都是骯髒的有毒的有病的<text:span text:style-name="T3">,</text:span>於是<text:span text:style-name="T3">SARS</text:span>他不說<text:span text:style-name="T3">SARS,</text:span>而要說是<text:span text:style-name="T3"><text:s/>"</text:span>中國人的<text:span text:style-name="T3">SARS",</text:span>是又髒又毒的中國人毒害了全世界<text:span text:style-name="T3">,</text:span>三聚氫銨他不說三聚氫銨<text:span text:style-name="T3">,</text:span>偏要說是又髒又毒的中國三聚氫銨毒化了全世界<text:span text:style-name="T3">. </text:span>但台灣綠營金主搞出的塑化劑<text:span text:style-name="T3">,</text:span>比三聚氫銨更毒數十倍<text:span text:style-name="T3">,</text:span>而且毒害三大洋五大洲<text:span text:style-name="T3">,</text:span>他卻對這幾位愛台灣的金主百般開脫<text:span text:style-name="T3">,</text:span>卻不說又毒又髒的台灣人毒害全世界<text:span text:style-name="T3">.<text:line-break/><text:line-break/></text:span>台灣大多數人跟電子雞實在沒有兩樣<text:span text:style-name="T3">,</text:span>你餵他什麼飼料<text:span text:style-name="T3">,</text:span>他就會依你所願發出什麼樣的叫聲<text:span text:style-name="T3">. </text:span>過去如此<text:span text:style-name="T3">,</text:span>現在也一樣<text:span text:style-name="T3">,</text:span>甚且隨著飼料餵養技術的提昇而變本加厲<text:span text:style-name="T3">. </text:span>政客或媒體要你發出什麼叫聲<text:span text:style-name="T3">,</text:span>你就會自動發出那個叫聲<text:span text:style-name="T3">,</text:span>甚至連措詞都一模一樣<text:span text:style-name="T3">,</text:span>真是乖得比龜孫子還乖<text:span text:style-name="T3">. <text:line-break/><text:line-break/></text:span>我唸國中時<text:span text:style-name="T3">,</text:span>大約是<text:span text:style-name="T3">1977</text:span>年左右<text:span text:style-name="T3">,</text:span>柏楊出獄<text:span text:style-name="T3">. </text:span>我寫了封信給報社請求代轉<text:span text:style-name="T3">,</text:span>表達仰慕之意<text:span text:style-name="T3">,</text:span>柏楊有回信給我<text:span text:style-name="T3">. </text:span>後來我把這事告訴當時班上一位與我交情很好的同學<text:span text:style-name="T3">,</text:span>那同學聽到柏楊二字便發出嫌惡之聲說<text:span text:style-name="T3"><text:s/>"</text:span>唉哦<text:span text:style-name="T3">~</text:span>那個人很偏激耶<text:span text:style-name="T3">". </text:span>我反問他<text:span text:style-name="T3">,</text:span>你讀過他的文章嗎<text:span text:style-name="T3">? </text:span>同學搖頭<text:span text:style-name="T3">,</text:span>嘴裏仍然說<text:span text:style-name="T3"><text:s/>"</text:span>很偏激<text:span text:style-name="T3">". </text:span>我默然而無言以對<text:span text:style-name="T3">.<text:line-break/><text:line-break/></text:span>這只是一個最微不足道的生活常態<text:span text:style-name="T3">.</text:span>人們的所謂思想<text:span text:style-name="T3">,</text:span>不就是這麼回事嗎<text:span text:style-name="T3">? </text:span>主流政客要他怎麼想怎麼說<text:span text:style-name="T3">,</text:span>他就會像一隻被設定了程式的電子雞一樣怎麼想怎麼說<text:span text:style-name="T3">,</text:span>不但想得一模一樣<text:span text:style-name="T3">,</text:span>連對白措詞也都一模一樣<text:span text:style-name="T3">,</text:span>要他愛誰他就會愛誰<text:span text:style-name="T3">,</text:span>要他恨誰他就會恨誰<text:span text:style-name="T3">,</text:span>真是乖得比龜孫子龜兒子還乖<text:span text:style-name="T3">. </text:span>半個多世紀過去了<text:span text:style-name="T3">,</text:span>頂多只是設定的程式與對白稍有不同<text:span text:style-name="T3">,</text:span>但電子雞本質則無絲毫改變<text:span text:style-name="T3">.</text:span></text:p>
      <text:p text:style-name="P1"><text:span text:style-name="T1">涂育誠</text:span><text:s/>  |  2011.07.27 21:22   |   <text:a xlink:type="simple" xlink:href="http://palinfo.habago.org/Entry?Command=Information_PrintForum&amp;iPage=554#FORUM25546"><text:span text:style-name="T2">#</text:span></text:a></text:p>
      <text:p text:style-name="P2">對呀，台灣還有原住民呢<text:span text:style-name="T3">!<text:line-break/><text:line-break/></text:span>我們應該慶幸和哀悼，還有原住民來作為台灣人大漢沙文主義的見證。這種封閉、保守、貪婪、殘忍的心態跟著台灣人祖宗們的神主牌位飄洋過海而來，渡過了黑水溝，卻讓台灣成為了臭水溝。</text:p>
      <text:p text:style-name="P1"><text:span text:style-name="T1">李秉叡</text:span><text:s/>  |  2011.07.27 18:40   |   <text:a xlink:type="simple" xlink:href="http://palinfo.habago.org/Entry?Command=Information_PrintForum&amp;iPage=554#FORUM25541"><text:span text:style-name="T2">#</text:span></text:a></text:p>
      <text:p text:style-name="P3">在移民政策上確實是蠻封閉的，但是說文化單元？有點誇張，台灣還有原住民阿<text:span text:style-name="T3"><text:line-break/>======================================<text:line-break/></text:span>吳揆：殺人魔所說<text:span text:style-name="T3"><text:s/></text:span>不符現況<text:span text:style-name="T3"> <text:line-break/><text:line-break/></text:span>【中央社╱台北<text:span text:style-name="T3">27</text:span>日電】<text:span text:style-name="T3"><text:s/>2011.07.27 04:38 pm <text:line-break/><text:line-break/></text:span>挪威殺人魔稱讚台灣<text:span text:style-name="T3"><text:s/></text:span>吳揆駁斥<text:span text:style-name="T3"><text:s/>/ </text:span>藍雍森<text:span text:style-name="T3"><text:s/></text:span>挪威殺人魔布雷維克認為台、日、韓是單一族群文化價值體系。行政院長吳敦義表示，「那個挪威殺人魔講的話，的確是不符合台灣的狀況，當然聽聽就好」。<text:span text:style-name="T3"> <text:line-break/><text:line-break/></text:span>吳敦義今天出席行政院農業委員會頒發農金獎活動後受訪表示，「他（布雷維克）講的話，不符合台灣的狀況，台灣不是只有單一的文化」。<text:span text:style-name="T3"> <text:line-break/><text:line-break/></text:span>吳敦義表示，台灣歷經數百年發展，有西方的文化留在台灣，例如有荷蘭、也有東方的文化，日本也有<text:span text:style-name="T3">50</text:span>年在台灣殖民，而中華文化<text:span text:style-name="T3">300</text:span>多年前就來了；第二波來台是民國<text:span text:style-name="T3">34</text:span>年以後，陸續有很多人來台灣。此外，台灣還有本地的原住民。<text:span text:style-name="T3"> <text:line-break/><text:line-break/></text:span>他說，台灣甚至還有從美國來的爵士音樂，以及西方的科技，造就台灣誕生許多人才。<text:span text:style-name="T3"> <text:line-break/><text:line-break/></text:span>他強調，「台灣實際上是融納了東方跟西方，然後以淵遠流長的中華文化，與在地文化緊密的結合，已經創造出一個多姿多采，具有台灣特色的中華文化；或者可以說是具有中華文化特色的台灣文化」。<text:span text:style-name="T3"> <text:line-break/><text:line-break/></text:span>他重申，「我覺得台灣是一個豐美多汁、族群和諧的文化，經過大家共同努力，所以才能在這<text:span text:style-name="T3">60</text:span>幾年來，從蓽路藍縷當中開創了教育普及、和平等價值與文化，經濟也不斷成長發達，然後社會朝向和諧前進。」<text:span text:style-name="T3"> <text:line-break/><text:line-break/></text:span>他最後回應，「台灣民主政治經過了數<text:span text:style-name="T3">10</text:span>年的經之營之，從地方到中央，已經建立了一個非常好的、成熟穩定的民主政治；所以那個挪威殺人魔講的話，的確是不符合台灣的狀況，當然聽聽就好」。<text:span text:style-name="T3"> <text:line-break/><text:line-break/></text:span>昨天媒體報導，布雷維克在他宣揚激進理念的宣言中表示，台、日、韓<text:span text:style-name="T3">3</text:span>國在文化上代表了<text:span text:style-name="T3">1950</text:span>年代的古典保守主義，但科學和經濟進步，社福也很完善，吸收了西方國家的精華，不採多元文化主義；拜單一族群模式所賜，<text:span text:style-name="T3">3</text:span>國現在擁有最和平的社會，犯罪幾乎不存在，人們可以自由自在旅行，不必老是擔心會被姦殺擄掠，「是保守派運動的楷模，恪遵族群血統純正的原則。」<text:span text:style-name="T3"> <text:line-break/><text:line-break/></text:span>【<text:span text:style-name="T3">2011/07/27 </text:span>中央社】<text:span text:style-name="T3">@ http://udn.com/<text:line-break/><text:line-break/></text:span>文網址<text:span text:style-name="T3">: </text:span>吳揆：殺人魔所說<text:span text:style-name="T3"><text:s/></text:span>不符現況<text:span text:style-name="T3"><text:s/>| </text:span>政治<text:span text:style-name="T3"><text:s/>| </text:span>國內要聞<text:span text:style-name="T3"><text:s/>| </text:span>聯合新聞網<text:span text:style-name="T3"><text:s/>http://udn.com/NEWS/NATIONAL/NAT1/6488522.shtml#ixzz1TIT8CqBE <text:line-break/>Power By udn.com</text:span></text:p>
      <text:p text:style-name="P1"><text:span text:style-name="T1">陳真</text:span><text:s/>  |  2011.07.27 16:07   |   <text:a xlink:type="simple" xlink:href="http://palinfo.habago.org/Entry?Command=Information_PrintForum&amp;iPage=554#FORUM25536"><text:span text:style-name="T2">#</text:span></text:a></text:p>
      <text:p text:style-name="P2">這回真是全世界都在看<text:span text:style-name="T3">! </text:span>台灣之光<text:span text:style-name="T3">!! </text:span>感謝民進黨<text:span text:style-name="T3">! </text:span>建議該黨不妨考慮請布雷維克先生來助選<text:span text:style-name="T3">. <text:line-break/><text:line-break/></text:span>不過這先生還是客氣了<text:span text:style-name="T3">,</text:span>何止文化單元<text:span text:style-name="T3">,</text:span>簡直是封閉密不通風吧<text:span text:style-name="T3">,</text:span>而且在生活各方面都容不下標準答案以外的任何選項<text:span text:style-name="T3">,</text:span>但對於歐美二字倒是仰慕得不得了<text:span text:style-name="T3">.<text:line-break/><text:line-break/></text:span>陳真<text:span text:style-name="T3"><text:line-break/>===============<text:line-break/><text:line-break/></text:span>傻眼！　屠殺案兇手讚台拒多元文化<text:span text:style-name="T3"><text:line-break/><text:line-break/></text:span>更新日期<text:span text:style-name="T3">:2011/07/27 12:41 </text:span>謝曜州<text:span text:style-name="T3"> <text:line-break/><text:line-break/></text:span>挪威屠殺案的兇手布雷維克採取行動之前，在網路自拍宣傳影片，提出多次提到台灣，稱讚台灣很和平就是因為拒絕多元文化，還說台灣是二次世界大戰之後，由反共的中國人所建立的國家，認為越南的反共人士應該移民到台灣，布雷維克還說台灣企業競爭力強是因為穆斯林人口少。行政院長吳敦義說這實在錯得太離譜、聽聽就好，但訪問在台灣的歐洲人，還真有人有類似的想法。</text:p>
      <text:p text:style-name="P1"><text:span text:style-name="T1">陳真</text:span><text:s/>  |  2011.07.25 20:27   |   <text:a xlink:type="simple" xlink:href="http://palinfo.habago.org/Entry?Command=Information_PrintForum&amp;iPage=554#FORUM25498"><text:span text:style-name="T2">#</text:span></text:a></text:p>
      <text:p text:style-name="P3">威廷<text:span text:style-name="T3">,<text:line-break/><text:line-break/></text:span>董事長其實講來講去都在講同樣的事<text:span text:style-name="T3">,</text:span>只是不斷變換說法<text:span text:style-name="T3">. </text:span>交男女朋友應該也是這樣吧<text:span text:style-name="T3">,</text:span>總不能只會說我愛你<text:span text:style-name="T3">.<text:line-break/><text:line-break/></text:span>美國很壞<text:span text:style-name="T3">,</text:span>但你要找到一個歌頌美國的美國人何難之有<text:span text:style-name="T3">? </text:span>其實何止一個<text:span text:style-name="T3">,</text:span>要找到兩億個恐怕也都不是問題<text:span text:style-name="T3">. </text:span>但這不足為奇<text:span text:style-name="T3">. </text:span>例如台南就有很多人把阿扁當成民族英雄<text:span text:style-name="T3">.<text:line-break/><text:line-break/></text:span>不管有多少人持有任何觀點或說法都不是重點<text:span text:style-name="T3">,</text:span>重點是他們所持有的那些觀點或說法是否具有理性和道德與美學上的說服力<text:span text:style-name="T3">.<text:line-break/><text:line-break/></text:span>威廷所說的那位阿富汗留學生所講的那些說法<text:span text:style-name="T3">,</text:span>其實是很難反駁的<text:span text:style-name="T3">. </text:span>之所以很難反駁是因為從這樣一些說法你就可以知道這個學生真的很難教<text:span text:style-name="T3">,</text:span>程度太差了<text:span text:style-name="T3">,</text:span>嚴重缺乏理性能力<text:span text:style-name="T3">.<text:line-break/><text:line-break/></text:span>黨外時期<text:span text:style-name="T3">,</text:span>因為我很會辯<text:span text:style-name="T3">,</text:span>不是狡辯的辯<text:span text:style-name="T3">,</text:span>而是思辯的辯<text:span text:style-name="T3">,</text:span>所以經常會有人來請我去跟一些大學生或大學社團溝通<text:span text:style-name="T3">,</text:span>簡單說就是要我去讓對方明白國民黨有多壞<text:span text:style-name="T3">,</text:span>讓他們不要再為虎作倀<text:span text:style-name="T3">.<text:line-break/><text:line-break/></text:span>通常我都能不負所託<text:span text:style-name="T3">,</text:span>有人還因此開玩笑說我能在一個小時內讓一個極右派的忠黨愛國者變成一個左傾自由派人士<text:span text:style-name="T3">. </text:span>儘管戰績非凡<text:span text:style-name="T3">,</text:span>甚至還因此催生了其它學校一些反國民黨的學生社團<text:span text:style-name="T3">,</text:span>但卻也經常被一些人打敗<text:span text:style-name="T3">. </text:span>這些人笨到我真的不知道該怎麼跟他講道理<text:span text:style-name="T3">.<text:line-break/><text:line-break/></text:span>例如他會說<text:span text:style-name="T3">:</text:span>國民黨政府有什麼不好<text:span text:style-name="T3">? </text:span>它哪一點不民主<text:span text:style-name="T3">? </text:span>它若不好<text:span text:style-name="T3">,</text:span>你怎麼可能有機會念醫學院以後當醫生<text:span text:style-name="T3">? </text:span>它若不民主<text:span text:style-name="T3">,</text:span>為什麼每次選舉都獲得壓倒性票數<text:span text:style-name="T3">? </text:span>它若不自由<text:span text:style-name="T3">,</text:span>怎麼可能讓你胡言亂語毀謗政府<text:span text:style-name="T3">,</text:span>破壞政府與人民的感情<text:span text:style-name="T3">? </text:span>它若貪污無能<text:span text:style-name="T3">,</text:span>我們今天怎能有飯吃而且大家豐衣足食<text:span text:style-name="T3">?<text:line-break/><text:line-break/></text:span>遇到這種傻蛋<text:span text:style-name="T3">,</text:span>我一般還是有辦法扭轉乾坤<text:span text:style-name="T3">,</text:span>只是很累很辛苦就是了<text:span text:style-name="T3">,</text:span>因為這樣一些人並不是思考某個問題時犯了一個錯<text:span text:style-name="T3">,</text:span>甚至也不是犯了許多個錯<text:span text:style-name="T3">,</text:span>而是他的整個腦袋根本就是一團醬糊<text:span text:style-name="T3">. <text:line-break/><text:line-break/></text:span>這種醬糊頭腦不但不是稀有動物<text:span text:style-name="T3">,</text:span>反而佔絕大多數<text:span text:style-name="T3">. </text:span>以前黨外時<text:span text:style-name="T3">,</text:span>若有抗爭或遊行<text:span text:style-name="T3">,</text:span>每經過高中或大學前面<text:span text:style-name="T3">,</text:span>總是特別可怕<text:span text:style-name="T3">,</text:span>裏面的學生總是像野獸一樣彷彿要衝出來咬死人<text:span text:style-name="T3">,</text:span>充滿憤怒與敵意<text:span text:style-name="T3">. <text:line-break/><text:line-break/></text:span>記得有一次經過台北成功高中及開南商工<text:span text:style-name="T3">(?),</text:span>整個學校好像要沸騰暴動似的<text:span text:style-name="T3">,</text:span>很可怕<text:span text:style-name="T3">. </text:span>整個學校不但敲桌敲椅起鬨怒罵<text:span text:style-name="T3">,</text:span>而且有一大堆學生不顧教官攔阻<text:span text:style-name="T3">,</text:span>舉著不知哪來的竹竿硬要衝出來要消滅我們這些毀謗政府破壞社會的<text:span text:style-name="T3"><text:s/>"</text:span>賣國賊<text:span text:style-name="T3">". </text:span>學校趕緊把鐵門關上<text:span text:style-name="T3">,</text:span>緊閉校門<text:span text:style-name="T3">,</text:span>學生們就用長竹竿從鐵門縫裏伸出來企圖打人<text:span text:style-name="T3">. <text:line-break/><text:line-break/></text:span>有一年則是經過北一女<text:span text:style-name="T3">,</text:span>狀況也一樣<text:span text:style-name="T3">,</text:span>叫囂聲勢非常可怕<text:span text:style-name="T3">,</text:span>甚至還全班大聲唱起愛國歌曲來跟我們對抗<text:span text:style-name="T3">! </text:span>我猜裏頭一定很多人邊唱邊流淚<text:span text:style-name="T3">. </text:span>有一次忘了是在哪個學校<text:span text:style-name="T3">,</text:span>有人還從樓上教室裏丟出墨水瓶企圖砸遊行群眾<text:span text:style-name="T3">.<text:line-break/><text:line-break/></text:span>人類的普遍理性素質與文化及價值思維<text:span text:style-name="T3">,</text:span>當然不可能在幾十年內有所改變<text:span text:style-name="T3">,</text:span>更不用說是那樣一些吃著垃圾思想飼料長大的人們<text:span text:style-name="T3">.</text:span>例如在台灣<text:span text:style-name="T3">,</text:span>過去的學生以反動保守及品性低劣著稱<text:span text:style-name="T3">,</text:span>現在的學生當然還是一樣<text:span text:style-name="T3">,</text:span>不可能僅僅幾個世代就能脫胎換骨<text:span text:style-name="T3">;</text:span>唯一改變的只是垃圾飼料的牌子與顏色有了改變<text:span text:style-name="T3">,</text:span>但其垃圾本質則始終一致<text:span text:style-name="T3">,</text:span>甚至變本加厲<text:span text:style-name="T3">. </text:span>在這種狀況下<text:span text:style-name="T3">,</text:span>人們有些什麼荒謬可笑的醬糊思維其實也本是意料中事而不足為奇<text:span text:style-name="T3">.</text:span></text:p>
      <text:p text:style-name="P1"><text:span text:style-name="T1">威廷</text:span><text:s/>  |  2011.07.25 15:35   |   <text:a xlink:type="simple" xlink:href="http://palinfo.habago.org/Entry?Command=Information_PrintForum&amp;iPage=554#FORUM25493"><text:span text:style-name="T2">#</text:span></text:a></text:p>
      <text:p text:style-name="P2">董事長說<text:span text:style-name="T3">: </text:span>難道你期待<text:span text:style-name="T3"><text:s/>"</text:span>所有<text:span text:style-name="T3">" XX</text:span>人都會唾棄<text:span text:style-name="T3"><text:s/>YYY</text:span>的行為<text:span text:style-name="T3">???<text:line-break/><text:line-break/></text:span>我是犯了這個錯誤。我當時已經預設了不可能從阿富汗人口中聽到對美軍完全正面的評價<text:span text:style-name="T3"><text:line-break/><text:line-break/></text:span>謝謝董事長的解說，我已經不再驚訝。不好意思用這個幼稚園等級的問題讓董事長再多講一次</text:p>
      <text:p text:style-name="P1"><text:span text:style-name="T1">陳真</text:span><text:s/>  |  2011.07.23 22:53   |   <text:a xlink:type="simple" xlink:href="http://palinfo.habago.org/Entry?Command=Information_PrintForum&amp;iPage=554#FORUM25448"><text:span text:style-name="T2">#</text:span></text:a></text:p>
      <text:p text:style-name="P3">判斷一種是非美醜<text:span text:style-name="T3">,</text:span>應該是依據理性與價值本身<text:span text:style-name="T3">,</text:span>而不是依據單一個別民意來判斷吧<text:span text:style-name="T3">.<text:line-break/><text:line-break/></text:span>北韓<text:span text:style-name="T3">99.9%</text:span>的人都說姓金的那位混蛋領袖很偉大<text:span text:style-name="T3">(</text:span>剩下的<text:span text:style-name="T3">0.1%</text:span>都槍斃了<text:span text:style-name="T3">),</text:span>難道<text:span text:style-name="T3">99.9%</text:span>的數據會影響你判斷一件事情的是非美醜<text:span text:style-name="T3">?</text:span></text:p>
      <text:p text:style-name="P1"><text:span text:style-name="T1">陳真</text:span><text:s/>  |  2011.07.23 22:47   |   <text:a xlink:type="simple" xlink:href="http://palinfo.habago.org/Entry?Command=Information_PrintForum&amp;iPage=554#FORUM25447"><text:span text:style-name="T2">#</text:span></text:a></text:p>
      <text:p text:style-name="P2">威廷<text:span text:style-name="T3">, </text:span>其實類似問題我從三十年前黨外開始到現在<text:span text:style-name="T3">,</text:span>不管是針對過去無惡不作的老<text:span text:style-name="T3"><text:s/>K </text:span>或後來居上滿口謊言心思邪惡透頂的民進小癟三黨<text:span text:style-name="T3">,</text:span>還是針對美帝<text:span text:style-name="T3">,</text:span>大概已經回答大約六十八萬六千九百七十八次<text:span text:style-name="T3">.<text:line-break/><text:line-break/></text:span>實在沒有力氣把同樣的話一說再說說過幾千萬回了<text:span text:style-name="T3">.<text:line-break/><text:line-break/></text:span>難道你期待<text:span text:style-name="T3"><text:s/>"</text:span>所有<text:span text:style-name="T3">" XX</text:span>人都會唾棄<text:span text:style-name="T3"><text:s/>YYY</text:span>的行為<text:span text:style-name="T3">? </text:span>就連說謊成性的自由時報都是台灣票選最受信任的報紙不是嗎<text:span text:style-name="T3">? </text:span>人家普丁還有辣妹揪團要為他撕開衣服袒胸露乳說<text:span text:style-name="T3">? <text:line-break/><text:line-break/></text:span>能夠去美國留學的阿富汗人還真少見<text:span text:style-name="T3">,</text:span>應該算是可以列入金氏記錄的稀有動物吧<text:span text:style-name="T3">.<text:line-break/><text:line-break/></text:span>台灣印尼外勞一大堆<text:span text:style-name="T3">,</text:span>生活清苦<text:span text:style-name="T3">,</text:span>但我也曾經和一群衣著華麗的印尼留學生相聚一堂<text:span text:style-name="T3">,</text:span>談到跨國企業的剝削勞工血汗時<text:span text:style-name="T3">,</text:span>結果我是以一對十<text:span text:style-name="T3">,</text:span>對方認為我偏激<text:span text:style-name="T3">,</text:span>認為跨國企業造福窮人是窮人的衣食父母<text:span text:style-name="T3">...</text:span>等等等<text:span text:style-name="T3">.<text:line-break/><text:line-break/></text:span>當年不也幾乎所有台灣留學生或台灣本地學生都說蔣介石是世界民主的長城<text:span text:style-name="T3">,</text:span>自由的燈塔<text:span text:style-name="T3">? </text:span>就跟現在的學生幾乎一面倒認為民進黨愛台灣一樣<text:span text:style-name="T3">.<text:line-break/><text:line-break/></text:span>這聽起來會讓你很驚訝嗎<text:span text:style-name="T3">?</text:span></text:p>
      <text:p text:style-name="P4"/>
      <text:p text:style-name="P1"><text:span text:style-name="T1">威廷</text:span><text:s/>  |  2011.07.23 15:31   |   <text:a xlink:type="simple" xlink:href="http://palinfo.habago.org/Entry?Command=Information_PrintForum&amp;iPage=555#FORUM25441"><text:span text:style-name="T2">#</text:span></text:a></text:p>
      <text:p text:style-name="P2">巴勒網的各位好，我是一個在美國念書的學生。我剛剛在一個聚會活動和一些人閒聊，正好其中有一個阿富汗的留學生說美軍在阿富汗的作為，我以為我聽到的是某個平行宇宙的阿富汗，讓我極為困惑。其重點大致如下，<text:span text:style-name="T3"><text:line-break/><text:line-break/>1. </text:span>現在該國有言論的自由，還有阿富汗現在有<text:span text:style-name="T3">30</text:span>個電視頻道<text:span text:style-name="T3">, </text:span>塔利班政府時代都沒有<text:span text:style-name="T3"><text:line-break/><text:line-break/>2. </text:span>女權。說現在婦女不會受到塔利班虐待，也不會有阿富汗人會想再讓塔利班統治<text:span text:style-name="T3"><text:line-break/><text:line-break/>3. </text:span>現在有民主政治，雖然他說不應該跟現在的領導人合作<text:span text:style-name="T3">(</text:span>現在的領導人是爛貨的意思<text:span text:style-name="T3">) <text:line-break/><text:line-break/>4. </text:span>他也提到阿富汗仍有極嚴重的貧窮問題<text:span text:style-name="T3"><text:line-break/><text:line-break/>5. </text:span>他說阿富汗比以前進步<text:span text:style-name="T3">(</text:span>我想他應該是說跟塔利班時期相比<text:span text:style-name="T3">)<text:line-break/><text:line-break/></text:span>他對美軍以及美國的看法是<text:span text:style-name="T3"><text:line-break/><text:line-break/>1. </text:span>他還希望美軍或國際社會繼續幫他們維持秩序。<text:span text:style-name="T3"><text:line-break/><text:line-break/>2. </text:span>歐巴馬撤軍長遠來看是不明智的抉擇，而且在阿富汗尚未穩定前就撤居軍很不負責任，他覺得阿富汗很容易再度陷入動亂<text:span text:style-name="T3"><text:line-break/><text:line-break/>3. </text:span>阿富汗其實不歡迎俄羅斯和中共，認為這兩個大國居心不良<text:span text:style-name="T3"><text:line-break/><text:line-break/></text:span>我可以理解他不喜歡塔利班，但是為甚麼他能對一個用盡惡劣手段造成自己同胞百萬人死傷的政府的軍隊如此認同。他說這些話時很認真，不像是在為美國做宣傳，害我有個瞬間還真以為美國是正義之師。我聽了這些話後是眉頭直皺，想說些甚麼反駁，例如美軍造成的眾多死傷、<text:span text:style-name="T3">AI</text:span>的報告等，但在當下我卻啞口無言，半個字都擠不出來。<text:span text:style-name="T3"><text:line-break/><text:line-break/></text:span>我以為自阿富汗出來的人，會對戰爭感到厭惡，對塔利班和美國都沒好感。萬萬想不到會聽到有阿富汗人欣賞贊同美國的入侵行為，對美軍持完全正面的看法。我不能理解這究竟是怎麼回事。巴勒網提供的數字每一項都極為駭人且有憑有據<text:span text:style-name="T3">(</text:span>例如<text:span text:style-name="T3">2011.06.01 05:51</text:span>的文章<text:span text:style-name="T3">)</text:span>，顯示那種淒慘在阿富汗是普遍的，但他為什麼一點感覺都沒有，我不懂。</text:p>
      <text:p text:style-name="P1"><text:span text:style-name="T1">陳真</text:span><text:s/>  |  2011.07.22 04:42   |   <text:a xlink:type="simple" xlink:href="http://palinfo.habago.org/Entry?Command=Information_PrintForum&amp;iPage=555#FORUM25412"><text:span text:style-name="T2">#</text:span></text:a></text:p>
      <text:p text:style-name="P3">同學<text:span text:style-name="T3">,</text:span>不是你講的這樣啦<text:span text:style-name="T3">. </text:span>有事沒事要多看<text:span text:style-name="T3"><text:s/>WSWS,</text:span>少看國內報紙的那些什麼名家專欄啦<text:span text:style-name="T3">.<text:line-break/><text:line-break/></text:span>美國政府說<text:span text:style-name="T3">,</text:span>這些人不是戰俘<text:span text:style-name="T3">,</text:span>因為他們不是軍人<text:span text:style-name="T3">(</text:span>而且其中很多根本就是隨便抓來的平民百姓<text:span text:style-name="T3">,</text:span>連小孩子都有<text:span text:style-name="T3">),</text:span>就算有攻擊行為也不能算是作戰<text:span text:style-name="T3">. </text:span>既然不是戰俘<text:span text:style-name="T3">,</text:span>所以不受任何國際人權公約例如日內瓦公約的保護<text:span text:style-name="T3">. <text:line-break/><text:line-break/></text:span>美國又說<text:span text:style-name="T3">,</text:span>但他們也不是平民喔<text:span text:style-name="T3">,</text:span>所以也不受一般司法管轄<text:span text:style-name="T3">,</text:span>因此也不能交給一般司法機關<text:span text:style-name="T3">. </text:span>但歐巴馬之前信誓旦旦說他們應交由司法審判且享有完整的嫌犯人權<text:span text:style-name="T3">.<text:line-break/><text:line-break/></text:span>既然不是戰俘<text:span text:style-name="T3">,</text:span>也不是老百姓<text:span text:style-name="T3">,</text:span>那他們究竟是什麼呢<text:span text:style-name="T3">? </text:span>美國說他們是<text:span text:style-name="T3"><text:s/>"</text:span>武裝戰鬥人員<text:span text:style-name="T3">". </text:span>美國所獨家發明的這類人士<text:span text:style-name="T3">,</text:span>全宇宙找不到任何可以保護他們的人權條約或法律<text:span text:style-name="T3">,</text:span>所以結論是美國要怎麼刑求他們虐待他們或看要關多久都沒關係<text:span text:style-name="T3">,</text:span>隨時也可以拖出去斃了或拿來練習打靶<text:span text:style-name="T3">,</text:span>或拿來幫女軍口交或供男美軍肛交等等等<text:span text:style-name="T3">,</text:span>完全都可以<text:span text:style-name="T3">.<text:line-break/><text:line-break/></text:span>歐巴馬上台之初<text:span text:style-name="T3">,</text:span>信誓旦旦說要把如此極端惡劣侵害人權的大官小官徹底追查<text:span text:style-name="T3">,</text:span>然後一一要繩之以法<text:span text:style-name="T3">,</text:span>彰顯人權至上的美國立國精神<text:span text:style-name="T3">. <text:line-break/><text:line-break/></text:span>結果呢<text:span text:style-name="T3">?</text:span></text:p>
      <text:p text:style-name="P1"><text:span text:style-name="T1">李秉叡</text:span><text:s/>  |  2011.07.21 17:18   |   <text:a xlink:type="simple" xlink:href="http://palinfo.habago.org/Entry?Command=Information_PrintForum&amp;iPage=555#FORUM25402"><text:span text:style-name="T2">#</text:span></text:a></text:p>
      <text:p text:style-name="P2">關於那間集中營，聽說現在最麻煩的就是關了以後裡面的囚犯不知道要如何處理。好像美國本土沒有一州監獄敢收留他們，放走的話又怕他們跑到阿富汗繼續和美軍作對，好像就是這樣子。</text:p>
      <text:p text:style-name="P1"><text:span text:style-name="T1">陳真</text:span><text:s/>  |  2011.07.20 06:08   |   <text:a xlink:type="simple" xlink:href="http://palinfo.habago.org/Entry?Command=Information_PrintForum&amp;iPage=555#FORUM25374"><text:span text:style-name="T2">#</text:span></text:a></text:p>
      <text:p text:style-name="P3">還沒天亮<text:span text:style-name="T3">,</text:span>才四點<text:span text:style-name="T3">,</text:span>真是很渴望睡眠<text:span text:style-name="T3">,</text:span>每天忙不完的事<text:span text:style-name="T3">,</text:span>接不完的電話<text:span text:style-name="T3">,</text:span>聽不完的訴苦以及似乎永遠回不完的各種公文信求助信<text:span text:style-name="T3">.</text:span>唯有在這塊自言自語的黑板上我方能感到某種風雨中的片刻寧靜<text:span text:style-name="T3">. <text:line-break/><text:line-break/></text:span>在英國十年<text:span text:style-name="T3">,</text:span>從來不曾開車上過高速公路<text:span text:style-name="T3">,</text:span>回台灣三年內卻用掉一千多張高速公路回數票<text:span text:style-name="T3">,</text:span>日夜南北奔波<text:span text:style-name="T3">,</text:span>像個消防隊員似的<text:span text:style-name="T3">,</text:span>只要警報響起就得出動<text:span text:style-name="T3">. </text:span>因此我很害怕聽到電話響<text:span text:style-name="T3">,</text:span>總不會是有人打電話說我愛你或恭喜我得了<text:span text:style-name="T3">100</text:span>億頭獎<text:span text:style-name="T3">,</text:span>特別是夜裏或睡夢中的電話更能讓人立即嚇出一身冷汗<text:span text:style-name="T3">. <text:line-break/><text:line-break/></text:span>恰恰是<text:span text:style-name="T3">20</text:span>年的今天<text:span text:style-name="T3">(7</text:span>月<text:span text:style-name="T3">19</text:span>日<text:span text:style-name="T3">),</text:span>便是我的忌日<text:span text:style-name="T3">,</text:span>常在腦海裏想到一塊屬於自己的墓碑<text:span text:style-name="T3">,</text:span>上頭寫著<text:span text:style-name="T3"><text:s/>"</text:span>陳真<text:span text:style-name="T3"><text:s/>1963-1991",</text:span>感覺生命好像在那一年的那一天便已劃上句點<text:span text:style-name="T3">,</text:span>剩下的全屬餘生<text:span text:style-name="T3">.<text:line-break/><text:line-break/></text:span>一個人把感情寄託在某人身上是很可悲的<text:span text:style-name="T3">,</text:span>因為一旦失去那人<text:span text:style-name="T3">,</text:span>生命便再無顏色<text:span text:style-name="T3">,</text:span>不再擁有自己的天空<text:span text:style-name="T3">,</text:span>似乎世上再也沒有榮耀這回事了<text:span text:style-name="T3">,</text:span>更不用說虛榮<text:span text:style-name="T3">. </text:span>所以我們最好不要對任何一個人太好<text:span text:style-name="T3">,</text:span>以免將來你走了便要把那生命也給一起帶走<text:span text:style-name="T3">. <text:line-break/><text:line-break/></text:span>八龍三鳳<text:span text:style-name="T3">,</text:span>陰雨天<text:span text:style-name="T3">,</text:span>雨勢不大<text:span text:style-name="T3">,</text:span>所以後來連傘也懶得撐了<text:span text:style-name="T3">. </text:span>一大早六點出門<text:span text:style-name="T3">,</text:span>搭統聯客運<text:span text:style-name="T3">,</text:span>中午見一位十多年不見的遠方知己<text:span text:style-name="T3">,</text:span>來自那個恐怖帝國<text:span text:style-name="T3">. </text:span>他說<text:span text:style-name="T3">,</text:span>帝國校園裏很少有什麼反戰的聲音<text:span text:style-name="T3">,</text:span>那是一個把金錢當神明膜拜的國度<text:span text:style-name="T3">. <text:line-break/><text:line-break/></text:span>相談甚歡<text:span text:style-name="T3">,</text:span>但我們仍然一如年少時一般<text:span text:style-name="T3">,</text:span>活在兩個截然不同的世界裏<text:span text:style-name="T3">.</text:span>他一畢業就出國<text:span text:style-name="T3">,</text:span>而我一畢業卻差點進了七年黑牢<text:span text:style-name="T3">,</text:span>家毀人散<text:span text:style-name="T3">,</text:span>不成一個樣了<text:span text:style-name="T3">.<text:line-break/><text:line-break/>1991</text:span>年<text:span text:style-name="T3">,</text:span>當他初抵異國<text:span text:style-name="T3">,</text:span>寫信告訴我說他的學校裏有個老師叫<text:span text:style-name="T3"><text:s/>Chomsky,</text:span>好像很有名<text:span text:style-name="T3">,</text:span>上課講些什麼語言哲學的<text:span text:style-name="T3">,</text:span>根本聽不懂<text:span text:style-name="T3">.<text:line-break/><text:line-break/></text:span>輪到我出國前夕<text:span text:style-name="T3">,</text:span>我寫了一封信給他<text:span text:style-name="T3">,</text:span>信上只寫著高達在<text:span text:style-name="T3"><text:s/>"</text:span>狂人皮埃洛<text:span text:style-name="T3">" </text:span>裏結尾爆炸後的一段男女對白<text:span text:style-name="T3">:<text:line-break/><text:line-break/></text:span>男<text:span text:style-name="T3">: </text:span>找到了<text:span text:style-name="T3"><text:line-break/></text:span>女<text:span text:style-name="T3">: </text:span>永恆<text:span text:style-name="T3"><text:line-break/></text:span>男<text:span text:style-name="T3">: </text:span>太陽<text:span text:style-name="T3"><text:line-break/></text:span>男<text:span text:style-name="T3"><text:s/>&amp; </text:span>女<text:span text:style-name="T3">: </text:span>融進海裏<text:span text:style-name="T3"><text:line-break/><text:line-break/></text:span>他知道我又想不開了<text:span text:style-name="T3">,</text:span>回信說求學是很乏味瑣碎的事<text:span text:style-name="T3">,</text:span>他不相信知識裏頭能找到什麼永恆意義的東西<text:span text:style-name="T3">.<text:line-break/><text:line-break/></text:span>我沒回信<text:span text:style-name="T3">. <text:line-break/><text:line-break/></text:span>兩年後<text:span text:style-name="T3">,</text:span>我如願轉唸哲學<text:span text:style-name="T3">,</text:span>他問我有沒有寫什麼東西<text:span text:style-name="T3">,</text:span>能不能給他看<text:span text:style-name="T3">.</text:span>我就把手邊一篇獲得三位老師高度好評的生平第一篇哲學作業叫<text:span text:style-name="T3"><text:s/>How natural can naturalized epistemology be? </text:span>寄給他<text:span text:style-name="T3">,</text:span>他看了之後回信寫個<text:span text:style-name="T3"><text:s/>excellent! <text:line-break/><text:line-break/></text:span>我回信問他說<text:span text:style-name="T3">,"</text:span>那麼<text:span text:style-name="T3">,</text:span>你現在還認為知識裏頭或知識的盡頭沒有那個絕對存在並足以永恆的東西嗎<text:span text:style-name="T3">?" </text:span>他依然否認<text:span text:style-name="T3">,</text:span>甚至還打越洋電話來做了一番辯解說為何不存在那樣一些東西<text:span text:style-name="T3">. </text:span>我默然<text:span text:style-name="T3">,</text:span>因為我寄給他看的那篇文章理應已指出這樣一種可能性<text:span text:style-name="T3">.<text:line-break/><text:line-break/></text:span>時光流逝<text:span text:style-name="T3">,</text:span>而我們卻依然各自站在原處<text:span text:style-name="T3">,</text:span>信奉著各自的神明<text:span text:style-name="T3">. </text:span>自此道別<text:span text:style-name="T3">,</text:span>下回再見恐怕人事都已不知何等光景<text:span text:style-name="T3">.<text:line-break/><text:line-break/></text:span>我沒控制好時間<text:span text:style-name="T3">,</text:span>於是揹著數十本書<text:span text:style-name="T3">,</text:span>重達十幾公斤<text:span text:style-name="T3">,</text:span>以百米賽速度衝向靜站現場<text:span text:style-name="T3">. <text:line-break/><text:line-break/></text:span>漢堡打趣說藍教頭沒來<text:span text:style-name="T3">. </text:span>其實我有點訝異各位家教良好<text:span text:style-name="T3">,</text:span>怎麼一下子就能聽懂我說的什麼藍教頭或贛林老木<text:span text:style-name="T3">? </text:span>家中有<text:span text:style-name="T3">18</text:span>歲以下兒童者<text:span text:style-name="T3">,</text:span>瀏覽巴勒網時宜迅速把兒童帶離現場<text:span text:style-name="T3">,</text:span>以免耳濡目染沾惹不良習氣<text:span text:style-name="T3">.<text:line-break/><text:line-break/></text:span>靜站沒多久<text:span text:style-name="T3">,</text:span>遇到一位昔日台大同事<text:span text:style-name="T3">,</text:span>訴說單位裏諸多人事起伏<text:span text:style-name="T3">.</text:span>一聊竟聊到過了中場休息還在聊<text:span text:style-name="T3">.</text:span>我跟他說<text:span text:style-name="T3"><text:s/>"</text:span>貴院<text:span text:style-name="T3">" </text:span>打算邀我回去當<text:span text:style-name="T3">xx</text:span>委員<text:span text:style-name="T3">,</text:span>三個月開一次會<text:span text:style-name="T3">,</text:span>我若舊地重遊<text:span text:style-name="T3">,</text:span>屆時再去探望各位<text:span text:style-name="T3">.<text:line-break/><text:line-break/>16</text:span>號靜站<text:span text:style-name="T3">,</text:span>二十年前的這一天<text:span text:style-name="T3">,</text:span>我被宣告病危<text:span text:style-name="T3">,</text:span>沒想到三天後我還活著<text:span text:style-name="T3">,</text:span>而頭上那片天卻突然垮了<text:span text:style-name="T3">. <text:line-break/><text:line-break/></text:span>靜站結束<text:span text:style-name="T3">,</text:span>坐著火車來到花蓮<text:span text:style-name="T3">.</text:span>這城市<text:span text:style-name="T3">,</text:span>來來回回不下一百次了<text:span text:style-name="T3">,</text:span>十五年不見卻顯得異常陌生<text:span text:style-name="T3">,</text:span>連海都似乎換了顏色而不再樸素<text:span text:style-name="T3">. </text:span>路經海邊看到一堆遊客<text:span text:style-name="T3">,</text:span>頭就突然劇痛了起來<text:span text:style-name="T3">,</text:span>這就是我往後考慮要安身立命的地方嗎<text:span text:style-name="T3">? </text:span>一直當天邊烏雲迅速在山頂間靠攏而下起雨來<text:span text:style-name="T3">,</text:span>我似乎才終於找回那個曾經熟悉的感覺<text:span text:style-name="T3">.<text:line-break/><text:line-break/></text:span>我失去她二十年了<text:span text:style-name="T3">,</text:span>而我竟然還活著<text:span text:style-name="T3">. </text:span>這二十年來的大小事<text:span text:style-name="T3">,</text:span>我都在心裏頭跟她說了<text:span text:style-name="T3">. </text:span>家裏說要拜拜<text:span text:style-name="T3">,</text:span>我說我不拜<text:span text:style-name="T3">,</text:span>就算有回家去我也不拜<text:span text:style-name="T3">,</text:span>因為我們母子間沒有拜這回事<text:span text:style-name="T3">. </text:span>我們共享一片天一條命<text:span text:style-name="T3">,</text:span>不管死的活的<text:span text:style-name="T3">,</text:span>陰陽相隔<text:span text:style-name="T3">,</text:span>生死一命<text:span text:style-name="T3">.</text:span></text:p>
      <text:p text:style-name="P1"><text:span text:style-name="T1">陳真</text:span><text:s/>  |  2011.07.19 18:37   |   <text:a xlink:type="simple" xlink:href="http://palinfo.habago.org/Entry?Command=Information_PrintForum&amp;iPage=555#FORUM25367"><text:span text:style-name="T2">#</text:span></text:a></text:p>
      <text:p text:style-name="P2">同學<text:span text:style-name="T3">,</text:span>達賴不是也不該是一位政治人物<text:span text:style-name="T3">. </text:span>再說<text:span text:style-name="T3">,</text:span>就算他是政治人物也不能睜眼說瞎話<text:span text:style-name="T3">. </text:span>更重要的是<text:span text:style-name="T3">: </text:span>我對任何人都沒有任何道德期望<text:span text:style-name="T3">.<text:line-break/><text:line-break/></text:span>你若看到一個人褲子拉鍊沒拉上<text:span text:style-name="T3">,</text:span>小弟弟跑出來乘涼<text:span text:style-name="T3">,</text:span>你趕緊跟他說<text:span text:style-name="T3"><text:s/>"</text:span>老兄<text:span text:style-name="T3">,</text:span>你石門水庫沒關好喔<text:span text:style-name="T3">",</text:span>這話並不意味著你對他失望或對他有任何道德期望<text:span text:style-name="T3">. <text:line-break/><text:line-break/></text:span>我腦海常有個句子反覆出現<text:span text:style-name="T3">,</text:span>每當我感到某種啞口無言的溝通困境時<text:span text:style-name="T3">,</text:span>它就更常出現<text:span text:style-name="T3">. </text:span>這句子是一本有關<text:span text:style-name="T3">MARTIN HEIDEGGER(</text:span>海德格<text:span text:style-name="T3">)</text:span>的書之書名<text:span text:style-name="T3">: It says what it says. </text:span>一句話的意思就是它所說的那個意思<text:span text:style-name="T3">. </text:span>要不是對此想不開而且還想不通<text:span text:style-name="T3">,</text:span>我大概也不會還一直想<text:span text:style-name="T3"><text:s/>"</text:span>寫一本好書<text:span text:style-name="T3">" </text:span>而費盡青春了<text:span text:style-name="T3">.<text:line-break/><text:line-break/>"</text:span>老兄<text:span text:style-name="T3">,</text:span>你石門水庫沒關好喔<text:span text:style-name="T3">",</text:span>這話的意思就是<text:span text:style-name="T3">"</text:span>老兄<text:span text:style-name="T3">,</text:span>你石門水庫沒關好喔<text:span text:style-name="T3">". </text:span>這話所要說的意思就是它所說的那個意思<text:span text:style-name="T3">,</text:span>不多也不少<text:span text:style-name="T3">.<text:line-break/><text:line-break/></text:span>萬一老兄有某種露鳥癖好或某種品味思維<text:span text:style-name="T3">,</text:span>就是喜歡打開石門水庫透風<text:span text:style-name="T3">,</text:span>那你也絲毫不用擔心我會對你<text:span text:style-name="T3"><text:s/>"</text:span>失望<text:span text:style-name="T3">",</text:span>我還不至於品性壞到竟然對別人有所期望<text:span text:style-name="T3">. </text:span>當然<text:span text:style-name="T3">,</text:span>這也並不意味著當我說<text:span text:style-name="T3"><text:s/>"</text:span>老兄<text:span text:style-name="T3">,</text:span>你石門水庫沒關好喔<text:span text:style-name="T3">" </text:span>時只是說說而已<text:span text:style-name="T3">. <text:line-break/><text:line-break/></text:span>十多年前<text:span text:style-name="T3">,</text:span>有一回在系上上台報告<text:span text:style-name="T3">,</text:span>我講的題目是<text:span text:style-name="T3"><text:s/>wittgenstein and metaphor,</text:span>也就是我的論文題目<text:span text:style-name="T3">,</text:span>我提出一個大膽宣稱說所有語言都是詩<text:span text:style-name="T3">,it says what it says,</text:span>或者說<text:span text:style-name="T3">: it says what one says it says. </text:span>旁人不可能確切了解一句話的意義<text:span text:style-name="T3">,</text:span>而只能想像它可能是什麼意思<text:span text:style-name="T3">,</text:span>而這個不確定性終究無法去除<text:span text:style-name="T3">. <text:line-break/><text:line-break/></text:span>報告時引起許多質疑<text:span text:style-name="T3">,</text:span>質疑者認為這樣一種語言觀將流於唯心甚至神祕主義而失去溝通功能<text:span text:style-name="T3">. </text:span>但我的意思並不是說語言本身不帶意義<text:span text:style-name="T3">,</text:span>而是說語言除了字面意義外並無其它所謂詩義<text:span text:style-name="T3">(poetic meaning),</text:span>所謂詩意或詩義就是沒有意義<text:span text:style-name="T3">(meaningless),</text:span>如果你感受到某種意義<text:span text:style-name="T3">,</text:span>那純粹也只是你的感受而不是說話者的確有此意涵<text:span text:style-name="T3">.<text:line-break/><text:line-break/></text:span>會後<text:span text:style-name="T3">,</text:span>我收到一個畢業多年的學長<text:span text:style-name="T3">,</text:span>是個英國人<text:span text:style-name="T3">,</text:span>寫信來致謝<text:span text:style-name="T3">,</text:span>感謝我的說法給他某種啟發<text:span text:style-name="T3">,</text:span>但事實上這想法本身不能算是我的原創<text:span text:style-name="T3">,</text:span>一大票哲學家持有類似的想法<text:span text:style-name="T3">,</text:span>例如<text:span text:style-name="T3">Davidson,</text:span>例如<text:span text:style-name="T3">Heidegger,</text:span>甚至例如尼采<text:span text:style-name="T3">.<text:line-break/><text:line-break/></text:span>講這些或許很無聊<text:span text:style-name="T3">,</text:span>怎麼會有人無聊到當他聽到一句話時卻老是懷疑自己是否真的聽懂或甚至是否有可能聽懂任何一句話<text:span text:style-name="T3">,</text:span>但無聊人士就是在乎無聊事<text:span text:style-name="T3">,</text:span>因為無聊事對於無聊人士來說具有彷彿跟生命一樣厚重的根本意義<text:span text:style-name="T3">.</text:span></text:p>
      <text:p text:style-name="P1"><text:span text:style-name="T1">李秉叡</text:span><text:s/>  |  2011.07.19 17:15   |   <text:a xlink:type="simple" xlink:href="http://palinfo.habago.org/Entry?Command=Information_PrintForum&amp;iPage=555#FORUM25366"><text:span text:style-name="T2">#</text:span></text:a></text:p>
      <text:p text:style-name="P3">陳貞先生不需要那嚜失望嘛！達賴喇嘛是一位政治人物，對於這類人士本來就不必期待它會有什麼高尚的行為了嘛！<text:span text:style-name="T3"><text:line-break/><text:line-break/></text:span>他和歐巴馬的會面，就當作是一般商界人士會有的交際應酬吧！</text:p>
      <text:p text:style-name="P1"><text:span text:style-name="T1">陳真</text:span><text:s/>  |  2011.07.18 22:38   |   <text:a xlink:type="simple" xlink:href="http://palinfo.habago.org/Entry?Command=Information_PrintForum&amp;iPage=555#FORUM25358"><text:span text:style-name="T2">#</text:span></text:a></text:p>
      <text:p text:style-name="P2">達賴喇嘛說想跟歐巴馬見面是為了表示對歐巴馬的尊敬<text:span text:style-name="T3">,</text:span>但我不知道歐巴馬有哪一點值得尊敬<text:span text:style-name="T3">?</text:span>有哪一點漂亮承諾的確兌現了<text:span text:style-name="T3">? <text:line-break/><text:line-break/></text:span>連最容易辦到的關閉魔鬼集中營<text:span text:style-name="T3">Guantanamo Bay</text:span>也沒辦到<text:span text:style-name="T3">. </text:span>歐巴馬於<text:span text:style-name="T3">2009</text:span>年<text:span text:style-name="T3"><text:s/>1</text:span>月高調誓言要在一年內關閉且要追究違反人權的美國前朝高官<text:span text:style-name="T3">,</text:span>但現在都快<text:span text:style-name="T3">3</text:span>年了<text:span text:style-name="T3">,</text:span>不但<text:span text:style-name="T3">Guantanamo Bay</text:span>沒關<text:span text:style-name="T3">,</text:span>更不用說散佈海外各地無數的祕密集中營<text:span text:style-name="T3">.<text:line-break/><text:line-break/></text:span>至於說什麼要把前朝高官繩之以法<text:span text:style-name="T3">,</text:span>聽起來就更像笑話了<text:span text:style-name="T3">,</text:span>現在最該被繩之以法並以戰爭罪論處的應該就是歐巴馬<text:span text:style-name="T3">,</text:span>但達賴喇嘛卻說他有<text:span text:style-name="T3"><text:s/>"</text:span>責任<text:span text:style-name="T3">" </text:span>要去跟這樣一個兩手血腥滿口漂亮話的政客致敬<text:span text:style-name="T3">. </text:span>倒是達賴喇嘛差不多已經快要把我對他原有的崇高尊敬給消費光了<text:span text:style-name="T3">.<text:line-break/><text:line-break/></text:span>陳真<text:span text:style-name="T3"><text:line-break/>=========<text:line-break/><text:line-break/></text:span>達賴喇嘛：跟歐巴馬會晤<text:span text:style-name="T3"><text:s/></text:span>是老朋友見面<text:span text:style-name="T3"><text:line-break/><text:line-break/>2011</text:span>年<text:span text:style-name="T3">07</text:span>月<text:span text:style-name="T3">18</text:span>日<text:span text:style-name="T3"><text:line-break/><text:line-break/></text:span>【中廣】美國總統歐巴馬星期六會晤到訪的西藏精神領袖達賴喇嘛，引起中國不滿，向美國提出嚴正抗議，還指控歐巴馬破壞中美關係，但達賴喇嘛說，這只是老朋友見面，意指中共不應該把他們的會面跟政治扯上關係。<text:span text:style-name="T3"><text:line-break/><text:line-break/></text:span>達賴喇嘛接受美國（國家廣播公司電視網）（今日）節目採訪時說，他很高興能跟老朋友打個招呼，既然在美國訪問，有責任跟歐巴馬見面，表示對他的尊敬。兩人見面時，對於彼此能夠重逢，都很高興。</text:p>
      <text:p text:style-name="P1"><text:span text:style-name="T1">陳真</text:span><text:s/>  |  2011.07.18 19:33   |   <text:a xlink:type="simple" xlink:href="http://palinfo.habago.org/Entry?Command=Information_PrintForum&amp;iPage=555#FORUM25357"><text:span text:style-name="T2">#</text:span></text:a></text:p>
      <text:p text:style-name="P3">秋興過去與我患難與共<text:span text:style-name="T3">,</text:span>情同手足<text:span text:style-name="T3">,</text:span>後來他繼續留在政治<text:span text:style-name="T3">,</text:span>留在那個人渣橫行心思邪惡滿口謊言無惡不作的黨<text:span text:style-name="T3">,</text:span>而我卻離開群眾走向個人<text:span text:style-name="T3">,</text:span>脫離政治走向哲學<text:span text:style-name="T3">,</text:span>並成為自己所參與創立的這個黨的敵人<text:span text:style-name="T3">. <text:line-break/><text:line-break/></text:span>回國後<text:span text:style-name="T3">,</text:span>一些朋友再三希望我能和楊秋興及陳菊等人碰個面<text:span text:style-name="T3">,</text:span>以便昔日友人藉此來個大團圓<text:span text:style-name="T3">,</text:span>但我都婉拒<text:span text:style-name="T3">,</text:span>我說我沒辦法假裝我能忍受這個黨的邪惡行徑<text:span text:style-name="T3">. </text:span>之後<text:span text:style-name="T3">,</text:span>每次有人問起要不要去找秋菊碰面敘舊<text:span text:style-name="T3">,</text:span>我都回答說<text:span text:style-name="T3">,</text:span>美好的前塵舊事最好就讓它留在過去<text:span text:style-name="T3">,</text:span>不要越敘越難看<text:span text:style-name="T3">.<text:line-break/><text:line-break/></text:span>現在楊秋興對外講的這些批評愛台灣人士的話<text:span text:style-name="T3">,</text:span>幾乎就是我在回台的公開信裏頭對這些昔日友人所講的話<text:span text:style-name="T3">,</text:span>希望他們回頭是岸<text:span text:style-name="T3">, </text:span>不要再幹如此醜陋的壞事<text:span text:style-name="T3">. <text:line-break/><text:line-break/></text:span>我很訝異他<text:span text:style-name="T3"><text:s/>"</text:span>終於<text:span text:style-name="T3">" </text:span>能看清是非<text:span text:style-name="T3">,</text:span>希望他所講的這些話純粹是由衷的義憤之詞<text:span text:style-name="T3">,</text:span>而不是基於某種個人政治利害的盤算或一時一地的選舉用語<text:span text:style-name="T3">.<text:line-break/><text:line-break/></text:span>陳真<text:span text:style-name="T3"><text:line-break/>==========<text:line-break/></text:span>楊秋興：高唱愛台灣的人<text:span text:style-name="T3"><text:s/></text:span>撕裂台灣<text:span text:style-name="T3"><text:line-break/><text:line-break/></text:span>更新日期<text:span text:style-name="T3">:2011/06/30 14:31 </text:span>前高雄縣長楊秋興在美國進行學習之旅，他在華府與僑界座談時，一再呼籲選民不要把票投給高唱「愛台灣」的候選人，因為利用這種二分法挑起族群問題，就是撕裂台灣社會。<text:span text:style-name="T3">(</text:span>劉芳報導<text:span text:style-name="T3">)<text:line-break/><text:line-break/></text:span>楊秋興正在華府進行考察，並將走訪美國其他城市和加拿大等地。他在華府馬不停蹄的拜訪、參觀並與鄉親座談。由於楊秋興脫離民進黨參選高雄市長，一度傳言會有人到他的座談會上抗議，結果只是虛驚一場。座談會裡藍、綠人士都有，大家發言熱烈，還有人提出尖銳問題。<text:span text:style-name="T3"><text:line-break/><text:line-break/></text:span>楊秋興談到台灣社會遭到撕裂時指出，台灣有些政治人物開口閉口「愛台灣」，好像對手就不愛台灣。「愛台灣」啦、「顧台灣」啦、「為台灣」啦、「守護台灣」啦、「捍衛台灣」，我希望大家今年不要再用這種二分法，讓台灣分裂。<text:span text:style-name="T3"><text:line-break/><text:line-break/></text:span>楊秋興說，既然台灣是大家的母親，就不要拿這種口號製造對立。如果有候選人使用這種字眼製造對立，選民就不要投票給他。楊秋興還舉例說，關中的女兒在大陸過世，關中是深藍人士，卻說去大陸把女兒接回家。<text:span text:style-name="T3"><text:line-break/><text:line-break/></text:span>中廣記者劉芳美國華盛頓報導</text:p>
      <text:p text:style-name="P1"><text:span text:style-name="T1">懷軒</text:span><text:s/>  |  2011.07.16 02:21   |   <text:a xlink:type="simple" xlink:href="http://palinfo.habago.org/Entry?Command=Information_PrintForum&amp;iPage=555#FORUM25319"><text:span text:style-name="T2">#</text:span></text:a></text:p>
      <text:p text:style-name="P2">各位，我目前人又在中國出差，這趟站樁一直很想去，見見大家，但這幾個月總是去不成，這趟又要告假了。<text:span text:style-name="T3"><text:line-break/><text:line-break/></text:span>懷軒</text:p>
      <text:p text:style-name="P1"><text:span text:style-name="T1">李秉叡</text:span><text:s/>  |  2011.07.15 17:36   |   <text:a xlink:type="simple" xlink:href="http://palinfo.habago.org/Entry?Command=Information_PrintForum&amp;iPage=555#FORUM25317"><text:span text:style-name="T2">#</text:span></text:a></text:p>
      <text:p text:style-name="P3">這個國家真的是沒救了。<text:span text:style-name="T3"><text:line-break/>=========================================<text:line-break/></text:span>不准抵制在約旦河西岸屯墾<text:span text:style-name="T3"><text:s/></text:span>以色列新法惹議<text:span text:style-name="T3"><text:line-break/></text:span>更新日期<text:span text:style-name="T3">:2011/07/15 15:33 NewTalk </text:span>新頭殼<text:span text:style-name="T3"> <text:line-break/></text:span>新頭殼<text:span text:style-name="T3">newtalk 2011.07.15 </text:span>洪聖斐<text:span text:style-name="T3">/</text:span>編譯報導<text:span text:style-name="T3"><text:line-break/><text:line-break/><text:line-break/></text:span>以色列國會<text:span text:style-name="T3">11</text:span>日以<text:span text:style-name="T3">47</text:span>票贊成、<text:span text:style-name="T3">36</text:span>票反對通過<text:span text:style-name="T3">1</text:span>項法案，以懲處任何杯葛在約旦河西岸屯墾的以色列個人或團體。由於該法有違憲及侵犯人權之虞，引起各界強烈抨擊。<text:span text:style-name="T3"><text:line-break/><text:line-break/><text:line-break/></text:span>根據國際法，以色列在約旦河西岸的巴勒斯坦人的土地上屯墾並不合法。某些以色列學界和藝術界人士呼籲該國國民，杯葛與在約旦河西岸屯墾有關的機關和個人，不要買屯墾區的產品，也不要接受他們的服務。根據以色列本週一剛通過的新法，遭受這些抵制打擊的一方，將可到法庭對抵制者提起民事訴訟。<text:span text:style-name="T3"><text:line-break/><text:line-break/><text:line-break/></text:span>美國猶太社群不分左派右派均表示反對，並要攜手對抗此惡法。以色列總理納坦雅胡<text:span text:style-name="T3">(Binyamin Netanyahu)13</text:span>日發言捍衛該法，說他反對任何針對以色列這個國家而來的抵制活動。<text:span text:style-name="T3"><text:line-break/><text:line-break/><text:line-break/></text:span>以色列<text:span text:style-name="T3">36</text:span>位聲明卓著的法學教授，包含多位與右派關係密切的法學院院長聯名向該國檢察總長韋斯登<text:span text:style-name="T3">(Yehuda Weinstein)</text:span>遞交<text:span text:style-name="T3">1</text:span>份請願書，指控新法違憲，並且會對人民的表意自由與集會遊行自由造成傷害。<text:span text:style-name="T3"><text:line-break/><text:line-break/><text:line-break/></text:span>英國《衛報》<text:span text:style-name="T3">(the Guardian)</text:span>昨<text:span text:style-name="T3">(14)</text:span>日引述希伯來大學教授哈雷爾<text:span text:style-name="T3">(Alon Harel)</text:span>的見解，指責新法是典型的多數暴力案例。多數人希望利用這部新法來迫害並威脅少數人，使他們緘默。<text:span text:style-name="T3"><text:line-break/><text:line-break/><text:line-break/></text:span>根據新法，受抵制的一造可以到法庭請求抵制者賠償，不需提出其受損害的具體證據。消費者不可以抵制約旦河西岸的產品和勞務，政府也不得與向抵制者妥協的公司有生意往來。<text:span text:style-name="T3"><text:line-break/><text:line-break/><text:line-break/></text:span>哈雷爾指出，抵制商品與勞務本來就是以色列人表達抗議的標準做法，新法對此加以限制將會使人民的言論受到不公平的對待。同樣是以色列人民自發的抵制活動，抵制以色列航空<text:span text:style-name="T3">(El Al)</text:span>在安息日飛行就沒事，抵制在約旦河西岸屯墾就被禁止。<text:span text:style-name="T3"><text:line-break/><text:line-break/><text:line-break/></text:span>哈雷爾認為，此舉對以色列的民主將造成傷害。某些人不必靠選舉和政治論述，只要靠迫使社會中的不同意見保持緘默，就能在政治上取勝。<text:span text:style-name="T3"><text:line-break/><text:line-break/><text:line-break/></text:span>許多人權團體已向以色列最高法院和高等法院表達意見，希望法庭能宣告該法違憲。<text:span text:style-name="T3"><text:line-break/><text:line-break/><text:line-break/></text:span>一向同情以色列的《基督教科學箴言報》<text:span text:style-name="T3">(the Christian Science Monitor)</text:span>昨天也說，新法使以色列的言論自由向伊拉克的水準看齊。<text:span text:style-name="T3"><text:line-break/></text:span></text:p>
      <text:p text:style-name="P1"><text:span text:style-name="T1">陳真</text:span><text:s/>  |  2011.07.13 17:33   |   <text:a xlink:type="simple" xlink:href="http://palinfo.habago.org/Entry?Command=Information_PrintForum&amp;iPage=555#FORUM25272"><text:span text:style-name="T2">#</text:span></text:a></text:p>
      <text:p text:style-name="P2">好幾年前在英國捐款給一個動保組織<text:span text:style-name="T3">,</text:span>還買了兩幅畫<text:span text:style-name="T3">,</text:span>最近打算給它裱褙掛在診所<text:span text:style-name="T3">. </text:span>這畫是一隻藝術家猩猩畫的<text:span text:style-name="T3">.</text:span>我若不說<text:span text:style-name="T3">,</text:span>你會以為是畢卡索的畫<text:span text:style-name="T3">. <text:line-break/><text:line-break/></text:span>也許你會說<text:span text:style-name="T3">,</text:span>不過就是一隻傻逼亂塗鴉嘛<text:span text:style-name="T3">,</text:span>可是<text:span text:style-name="T3">,</text:span>如果你看到那猩猩作畫的神情以及牠似乎有意識地沾水彩思索構圖的樣子<text:span text:style-name="T3">,</text:span>你可能也很難否認牠似乎真的是在從事某種有意識的活動<text:span text:style-name="T3">.<text:line-break/><text:line-break/></text:span>更神奇的是<text:span text:style-name="T3">,</text:span>跟董事長在思考宇宙真理時一樣<text:span text:style-name="T3">,</text:span>當牠畫畫時<text:span text:style-name="T3">,</text:span>你若吵牠<text:span text:style-name="T3">,</text:span>牠會生氣<text:span text:style-name="T3">. <text:line-break/><text:line-break/></text:span>更更更神奇的是<text:span text:style-name="T3">,</text:span>當牠完成畫作時<text:span text:style-name="T3">,</text:span>你若再遞給牠水彩筆<text:span text:style-name="T3">,</text:span>牠也不會鳥你<text:span text:style-name="T3">,</text:span>因為都已經畫完了還遞筆給我幹啥<text:span text:style-name="T3">? </text:span>畫完就是畫完了<text:span text:style-name="T3">.<text:line-break/><text:line-break/></text:span>這樣一種過程<text:span text:style-name="T3">,</text:span>難道不是畫畫<text:span text:style-name="T3">? <text:line-break/><text:line-break/></text:span>有一回<text:span text:style-name="T3">,</text:span>精神科裏請來一位中研院的學者演講<text:span text:style-name="T3">,</text:span>他提到說唯有人類才能從事<text:span text:style-name="T3"><text:s/>"</text:span>沒有用的事<text:span text:style-name="T3">",</text:span>這種無聊本事越高<text:span text:style-name="T3">,</text:span>該物種反而演化存活得越好<text:span text:style-name="T3">. </text:span>因為這樣一些整天儘幹些<text:span text:style-name="T3"><text:s/>"</text:span>無聊事<text:span text:style-name="T3">" </text:span>的怪人或本領<text:span text:style-name="T3">,</text:span>反而成就了文明的發展或維繫了物種應變能力而較能存活<text:span text:style-name="T3">.<text:line-break/><text:line-break/></text:span>做為一個把一生貢獻於<text:span text:style-name="T3"><text:s/>"</text:span>沒有用的<text:span text:style-name="T3">" </text:span>哲學的無聊男子<text:span text:style-name="T3">,</text:span>我相當能認同此一說法<text:span text:style-name="T3">,</text:span>但我不太能認同的是我並不覺得這種無聊本事只有人類才有<text:span text:style-name="T3">. <text:line-break/><text:line-break/></text:span>比方說我剛剛來上班<text:span text:style-name="T3">,</text:span>在路邊遇到一隻小狗<text:span text:style-name="T3">,</text:span>我只不過看了牠一眼<text:span text:style-name="T3">,</text:span>還多吹了一聲口哨<text:span text:style-name="T3">,</text:span>結果牠馬上激動得原地跳躍來回奔跑<text:span text:style-name="T3">,</text:span>像中了樂透似的<text:span text:style-name="T3">,</text:span>一直要引起我的注意<text:span text:style-name="T3">,</text:span>想要我跟她玩<text:span text:style-name="T3">. </text:span>但我事業要緊<text:span text:style-name="T3">,</text:span>豈能上班時間還蹲在路邊跟你玩<text:span text:style-name="T3">? </text:span>牠不死心<text:span text:style-name="T3">,</text:span>於是就原地兩腳站立做出拜託的動作<text:span text:style-name="T3">,</text:span>然後又來回瘋狂繞圈<text:span text:style-name="T3">.<text:line-break/><text:line-break/></text:span>這樣一些動作既無助於覓食<text:span text:style-name="T3">,</text:span>也沒有任何<text:span text:style-name="T3"><text:s/>"</text:span>有用的<text:span text:style-name="T3">" </text:span>結果產生<text:span text:style-name="T3">,</text:span>應該可以算是無聊透頂了吧<text:span text:style-name="T3">,</text:span>但顯然並不是只有人類才會去做一些顯然沒有任何用處的事<text:span text:style-name="T3">. </text:span>當然<text:span text:style-name="T3">,</text:span>人類的無聊本事或許要更為無聊一些<text:span text:style-name="T3">,</text:span>動物應該不會一直思索為何<text:span text:style-name="T3">1</text:span>等於<text:span text:style-name="T3">1,</text:span>也不會一直問自己為何我知道這是我的手<text:span text:style-name="T3">,</text:span>但無聊本事終究不是人類專利<text:span text:style-name="T3">.<text:line-break/><text:line-break/></text:span>至於有些生物<text:span text:style-name="T3">,</text:span>例如蚊子<text:span text:style-name="T3">,</text:span>牠到底會不會做一些毫無目的的無聊事<text:span text:style-name="T3">,</text:span>這我就不清楚了<text:span text:style-name="T3">.</text:span></text:p>
      <text:p text:style-name="P4"/>
      <text:p text:style-name="P1"><text:span text:style-name="T1">鄭啟承</text:span><text:s/>  |  2011.07.12 16:42   |   <text:a xlink:type="simple" xlink:href="http://palinfo.habago.org/Entry?Command=Information_PrintForum&amp;iPage=556#FORUM25251"><text:span text:style-name="T2">#</text:span></text:a></text:p>
      <text:p text:style-name="P2">有時候似乎善惡存乎一心，畢竟我們的人生不會總是仰賴人為的是非概念來決定行為之實踐與否。甚至善惡在當下恐怕也不存在當事人心中，善惡評價都嫌太輕薄。<text:span text:style-name="T3"><text:line-break/><text:line-break/></text:span>我很少想做好事，壞念頭卻很多。比如十年來義務充當各種團體的攝影師，為這些團體拍了也不知幾千幾萬張照片，為了取得各種畫面，出席活動時往往得像狗仔隊一樣衝前墊後，忙得不可開交，但別人似乎都把這當理所當然，拍得好當作應該，拍得不好卻意見一堆，甚至沒拍到他還會生氣。有時覺得很奇怪，我又沒領你的薪水，憑啥對照片有什麼意見呢<text:span text:style-name="T3">? </text:span>最可惡的是有些人覺得被我拍得很帥很俊，不輸美美的麻豆，於是就把照片放在他自己的網站上，有些還是帶有商業性質的，靠我的照片搏版面提昇形象。但沒事先知會我就算了，照片旁卻連攝影師是誰也隻字不提，彷彿我努力拍來的畫面上有了他，照片也就屬於他似的。<text:span text:style-name="T3"><text:line-break/><text:line-break/></text:span>在這種事上計較什麼著作權或肖像權是很鎖碎很無聊的，我在乎的也就是一種基本尊重<text:span text:style-name="T3">(</text:span>當然如果是我親近的長輩或親人或好友就不必管這些了<text:span text:style-name="T3">)</text:span>。尊重我一下，不然我會很不爽，會想把他<text:span text:style-name="T3">@OX*#&amp;$</text:span>。<text:span text:style-name="T3"><text:line-break/><text:line-break/></text:span>實務上我是不反對動物權，如果這種概念真能實際幫上動物。但如果只是作為一種概念討論，我卻不怎麼感到興趣，畢竟這只是種人為概念，天地造物並沒有把權利放在基因血液裡頭，你在這上頭「尊不尊重」動物，和其生命安危福祉心情一點關係也沒有。<text:span text:style-name="T3"><text:line-break/><text:line-break/></text:span>比如說最近有位英國的攝影師老兄，他的相機不小心被一群猴子搶走了，猴子不是只會吃香蕉吵架打手槍喔，還會照相咧，而且還是自拍，對焦曝光構圖無不完美，請見：<text:span text:style-name="T3"><text:line-break/>http://www.petapixel.com/2011/07/07/can-monkeys-own-rights-to-photos/<text:line-break/><text:line-break/></text:span>我看了真是汗顏啊，猴子的藝術天份顯然遠超過小弟十數年功力，於是有人就想把這些照片佔為已有（相機後來撿回來了）。然後一堆人就開始煞有介事地討論起照片的著作權問題，到底是屬於猴子還是攝影師本人？還是攝影師所屬的機構？<text:span text:style-name="T3"><text:line-break/><text:line-break/></text:span>討論就討論唄，有些發言還挺好笑的，但我實在不覺得猴子會靠這照片謀利或因為自拍照<text:span text:style-name="T3">(</text:span>全裸<text:span text:style-name="T3">!)</text:span>被貼上網而名譽受損，把權利這東西放在動物<text:span text:style-name="T3">"</text:span>本身<text:span text:style-name="T3">"</text:span>身上在我看真的很愚蠢。要是換作我，立刻就會瓢竊猴老兄的作品，把那相片或那台相機大肆宣揚給它撈一筆。</text:p>
      <text:p text:style-name="P1"><text:span text:style-name="T1">弟子學長</text:span><text:s/>  |  2011.07.12 11:11   |   <text:a xlink:type="simple" xlink:href="http://palinfo.habago.org/Entry?Command=Information_PrintForum&amp;iPage=556#FORUM25250"><text:span text:style-name="T2">#</text:span></text:a></text:p>
      <text:p text:style-name="P3">「電影院外食解禁，結果臭臭鍋、羊肉爐都被帶進場，你認為禁令應該維持嗎？」<text:span text:style-name="T3"><text:line-break/></text:span>提這個問題的人，想必是不曾進電影院看電影的人，缺乏同理心。難怪會被老師稱為白癡<text:span text:style-name="T3"><text:line-break/><text:line-break/></text:span>不如把問題改為「電影院裡禁不禁止放屁（又臭又長的屁）﹖」相信投票會出現百分之九十五以上禁止放臭屁的結果。至於其餘百分之五以下那群人只能稱之為「缺腦人」</text:p>
      <text:p text:style-name="P1"><text:span text:style-name="T1">陳真</text:span><text:s/>  |  2011.07.11 18:24   |   <text:a xlink:type="simple" xlink:href="http://palinfo.habago.org/Entry?Command=Information_PrintForum&amp;iPage=556#FORUM25241"><text:span text:style-name="T2">#</text:span></text:a></text:p>
      <text:p text:style-name="P2"><text:span text:style-name="T3">(</text:span>續<text:span text:style-name="T3">)<text:line-break/><text:line-break/></text:span>我住的地方<text:span text:style-name="T3">,</text:span>台南當地人自稱是<text:span text:style-name="T3"><text:s/>"</text:span>乞丐窟<text:span text:style-name="T3">",</text:span>但我不是住在窟中心<text:span text:style-name="T3">,</text:span>而是住在它的外圍一個新興社區<text:span text:style-name="T3">. </text:span>這社區大多是年輕的中產階級<text:span text:style-name="T3">,</text:span>目前還不是很有錢<text:span text:style-name="T3">,</text:span>但卻向著有錢之路迅速邁進那一類型的人<text:span text:style-name="T3">. </text:span>不過<text:span text:style-name="T3">,</text:span>品性卻非常差<text:span text:style-name="T3">,</text:span>自私到一種難以想像的地步<text:span text:style-name="T3">. <text:line-break/><text:line-break/></text:span>社區裏有幾公頃的空地準備要蓋新樓<text:span text:style-name="T3">,</text:span>這一大片空地目前卻成為居民的現成垃圾場<text:span text:style-name="T3">,</text:span>任何大小型垃圾就直接往空地一丟<text:span text:style-name="T3">,</text:span>惡臭沖天<text:span text:style-name="T3">,</text:span>放眼望去到處是垃圾<text:span text:style-name="T3">. </text:span>水平很差<text:span text:style-name="T3">,</text:span>卻很努力開名車揹名包掛名錶<text:span text:style-name="T3">.<text:line-break/><text:line-break/></text:span>幾公頃的<text:span text:style-name="T3"><text:s/>"</text:span>垃圾場<text:span text:style-name="T3">",</text:span>每天產生無數餿食<text:span text:style-name="T3">,</text:span>於是很快地養出了少說有數千隻的老鼠四處流竄<text:span text:style-name="T3">. </text:span>特別是到了晚上<text:span text:style-name="T3">,</text:span>就像在開運動會那樣<text:span text:style-name="T3">,</text:span>十分壯觀<text:span text:style-name="T3">.<text:line-break/><text:line-break/></text:span>於是<text:span text:style-name="T3">,</text:span>有人開始使用捕鼠籠<text:span text:style-name="T3">. </text:span>最近鄰居就抓到一隻<text:span text:style-name="T3">,</text:span>放在自家後院防火巷<text:span text:style-name="T3">,</text:span>卻不殺死牠<text:span text:style-name="T3">,</text:span>似乎存心要把牠活活餓死渴死<text:span text:style-name="T3">. </text:span>這老鼠原本是站著<text:span text:style-name="T3">,</text:span>兩天後就變成趴著<text:span text:style-name="T3">.</text:span>學姐要我去救牠<text:span text:style-name="T3">. </text:span>我帶著手套避開監視器<text:span text:style-name="T3">,</text:span>偷偷潛入鄰居後巷<text:span text:style-name="T3">. <text:line-break/><text:line-break/></text:span>那老鼠看起來很聰明<text:span text:style-name="T3">,</text:span>大大的眼睛<text:span text:style-name="T3">,</text:span>小小的手掌<text:span text:style-name="T3">. </text:span>可惜<text:span text:style-name="T3">,</text:span>第一次祕密拯救行動並沒有成功<text:span text:style-name="T3">,</text:span>因為我不知道如何以最快而不會被人抓到的速度打開籠子<text:span text:style-name="T3">. </text:span>我跟學姐說我回去上網先研究一下這種籠子要怎麼打開<text:span text:style-name="T3">,</text:span>隔天趁黑夜再來<text:span text:style-name="T3">,</text:span>不要在大白天偷偷放走人家抓到的老鼠<text:span text:style-name="T3">,</text:span>萬一被逮<text:span text:style-name="T3">,</text:span>會引起眾怒<text:span text:style-name="T3">.<text:line-break/><text:line-break/></text:span>隔天<text:span text:style-name="T3">,</text:span>我帶著工具隻身潛入<text:span text:style-name="T3">,</text:span>準備展開第二波搶救活動<text:span text:style-name="T3">. </text:span>沒想到老鼠已經不在了<text:span text:style-name="T3">,</text:span>鼠去籠空<text:span text:style-name="T3">,</text:span>估計已經遇害<text:span text:style-name="T3">.<text:line-break/><text:line-break/></text:span>這類野生老鼠帶來許多傳染病<text:span text:style-name="T3">,</text:span>而且還把木門牆角到處挖洞<text:span text:style-name="T3">,</text:span>人家好不容易逮到<text:span text:style-name="T3">,</text:span>而我卻偷偷想放牠走<text:span text:style-name="T3">,</text:span>說起來好像也不太合理<text:span text:style-name="T3">. </text:span>可是<text:span text:style-name="T3">,</text:span>人的這顆心許多時候好像不懂得什麼理性<text:span text:style-name="T3">. </text:span>一隻稱不上萍水相逢的小老鼠<text:span text:style-name="T3">,</text:span>不知道為什麼<text:span text:style-name="T3">,</text:span>牠的痛苦卻似乎突然佔據了你心頭一角<text:span text:style-name="T3">.</text:span>我並不想去想牠<text:span text:style-name="T3">,</text:span>但心裏卻自然就會惦記著牠的處境<text:span text:style-name="T3">.<text:line-break/><text:line-break/></text:span>之所以會這樣<text:span text:style-name="T3">,</text:span>並不是因為我讀過動物權<text:span text:style-name="T3">,</text:span>更不是因為我不了解老鼠對人類健康的危害<text:span text:style-name="T3">. </text:span>也許就是一種愛情<text:span text:style-name="T3">,</text:span>人生所有故事的開端<text:span text:style-name="T3">,</text:span>就跟你童年時分<text:span text:style-name="T3">, </text:span>心頭突然有了某人身影一樣的感覺<text:span text:style-name="T3">.</text:span></text:p>
      <text:p text:style-name="P1"><text:span text:style-name="T1">陳真</text:span><text:s/>  |  2011.07.11 05:16   |   <text:a xlink:type="simple" xlink:href="http://palinfo.habago.org/Entry?Command=Information_PrintForum&amp;iPage=556#FORUM25229"><text:span text:style-name="T2">#</text:span></text:a></text:p>
      <text:p text:style-name="P3">同學<text:span text:style-name="T3">,</text:span>你對我和啟承的說法之<text:span text:style-name="T3"><text:s/>"</text:span>摘要<text:span text:style-name="T3">" </text:span>並不對<text:span text:style-name="T3">,</text:span>我或我們並沒有說要嘛動拳頭<text:span text:style-name="T3">,</text:span>要嘛就惦惦不說話當做沒看到<text:span text:style-name="T3">. </text:span>我從沒有這樣講啊<text:span text:style-name="T3">. </text:span>我只是說科學家<text:span text:style-name="T3">(</text:span>特別是硬科學即物理化學數學邏輯等<text:span text:style-name="T3">)</text:span>競爭的真理跟科學以外的真理長得不一樣<text:span text:style-name="T3">. <text:line-break/><text:line-break/></text:span>曾經有一百個白癡科學家寫了一本書反對愛因斯坦的相對論<text:span text:style-name="T3">,</text:span>愛因斯坦說<text:span text:style-name="T3">: </text:span>如果我是錯的<text:span text:style-name="T3">,</text:span>不需要一百個科學家來指出<text:span text:style-name="T3">,</text:span>一個就夠了<text:span text:style-name="T3">. <text:line-break/><text:line-break/></text:span>這是<text:span text:style-name="T3"><text:s/>"</text:span>硬科學<text:span text:style-name="T3">"(hard science)</text:span>的幹法<text:span text:style-name="T3">. </text:span>但是<text:span text:style-name="T3">,</text:span>軟科學如自然科學生命科學醫學等<text:span text:style-name="T3">,</text:span>就沒有這麼單純了<text:span text:style-name="T3">,</text:span>更不用說社會科學或那些跟科學完全沾不到一點邊的道德問題<text:span text:style-name="T3">.<text:line-break/><text:line-break/></text:span>科學問題玩一種<text:span text:style-name="T3"><text:s/>justification(</text:span>我不知道該怎麼翻成中文<text:span text:style-name="T3">)</text:span>或<text:span text:style-name="T3">proof</text:span>的遊戲<text:span text:style-name="T3">,</text:span>簡單說就是<text:span text:style-name="T3">: </text:span>你不信<text:span text:style-name="T3">? </text:span>好<text:span text:style-name="T3">!</text:span>我證明給你看<text:span text:style-name="T3">! <text:line-break/><text:line-break/></text:span>但是<text:span text:style-name="T3">,</text:span>道德問題卻不玩<text:span text:style-name="T3">justification</text:span>或<text:span text:style-name="T3"><text:s/>proof,</text:span>而是玩<text:span text:style-name="T3"><text:s/>persuasion(</text:span>勸說<text:span text:style-name="T3">,</text:span>說服<text:span text:style-name="T3">). </text:span>簡單說<text:span text:style-name="T3">: </text:span>你的所作所為<text:span text:style-name="T3">,</text:span>恁爸真正看不下去<text:span text:style-name="T3">,</text:span>但我又不方便揍你<text:span text:style-name="T3">,</text:span>於是只好對你進行道德勸說<text:span text:style-name="T3">,</text:span>說服你能體會自己的所作所為何讓人感到不爽<text:span text:style-name="T3">,</text:span>當被說服的人越來越多<text:span text:style-name="T3">,</text:span>某一種美感或道德感就慢慢會被大家接受而不再繼續<text:span text:style-name="T3">.<text:line-break/><text:line-break/></text:span>例如有一天<text:span text:style-name="T3">,</text:span>說不定大家會覺得葷食實在很要不得<text:span text:style-name="T3">,</text:span>那時候當有人再吃烤香腸時<text:span text:style-name="T3">,</text:span>旁邊的人就會群起而攻之<text:span text:style-name="T3">. </text:span>但這並不是因為有關烤香腸的真理被發現了<text:span text:style-name="T3">,</text:span>而是被發明了被創造了被接受了<text:span text:style-name="T3">,</text:span>就好像創造一首被眾人接受的新曲子那樣<text:span text:style-name="T3">.<text:line-break/><text:line-break/></text:span>通常八字與我完全相反的一種人特別喜歡說我有正義感<text:span text:style-name="T3">,</text:span>我敢對天發誓<text:span text:style-name="T3">,</text:span>我絕對沒有一絲所謂正義感<text:span text:style-name="T3">,</text:span>想使壞的邪惡感倒是有一些<text:span text:style-name="T3">. </text:span>或者應該說<text:span text:style-name="T3">,</text:span>我還不致於卑鄙到擁有正義感的地步<text:span text:style-name="T3">. </text:span>在我看來<text:span text:style-name="T3">,</text:span>若非卑鄙而自以為是<text:span text:style-name="T3">,</text:span>便是有點阿西才會有正義感<text:span text:style-name="T3">.<text:line-break/><text:line-break/></text:span>美感很嚴重<text:span text:style-name="T3">,</text:span>快感也不少<text:span text:style-name="T3">,</text:span>但我就是沒有正義感<text:span text:style-name="T3">. </text:span>我之所以敢於這樣那樣並不是因為要堅持什麼正義<text:span text:style-name="T3">,</text:span>更絕對不是因為某種科學理性<text:span text:style-name="T3">,</text:span>而純粹只是因為美醜<text:span text:style-name="T3">. </text:span>醜陋的事會讓我想吐讓人血壓高<text:span text:style-name="T3">,</text:span>恁爸真正看不下去<text:span text:style-name="T3">.</text:span>但我知道<text:span text:style-name="T3">,</text:span>在我眼裏的美醜終究是一人聖經<text:span text:style-name="T3">,</text:span>各位能接受最好<text:span text:style-name="T3">,</text:span>不接受也只好忍<text:span text:style-name="T3">,</text:span>忍到有一天或許各位就能接受<text:span text:style-name="T3">. </text:span>就如梭羅說的<text:span text:style-name="T3">: "</text:span>我說服不了你<text:span text:style-name="T3">,</text:span>但我或許能說服你的孫子<text:span text:style-name="T3">." <text:line-break/><text:line-break/></text:span>萬一<text:span text:style-name="T3">,</text:span>你的孫子我還是說服不了<text:span text:style-name="T3">,</text:span>那也沒關係<text:span text:style-name="T3">,</text:span>孫子總還有孫子吧<text:span text:style-name="T3">,</text:span>美麗的<text:span text:style-name="T3"><text:s/>"</text:span>希望<text:span text:style-name="T3">" </text:span>永遠都在<text:span text:style-name="T3">,</text:span>我並不期待眼前<text:span text:style-name="T3">,</text:span>甚至也不期待生前<text:span text:style-name="T3">.</text:span>人家麥兜的鐘<text:span text:style-name="T3">,</text:span>一百年秒針才跑一格<text:span text:style-name="T3">,</text:span>分針走一圈要三千六百年<text:span text:style-name="T3">,</text:span>我幹嘛急於一時<text:span text:style-name="T3">?<text:line-break/><text:line-break/></text:span>巴塞隆納的<text:span text:style-name="T3"><text:s/>"</text:span>聖家族教堂<text:span text:style-name="T3">" </text:span>從<text:span text:style-name="T3"><text:s/>1882</text:span>年開始蓋<text:span text:style-name="T3">,</text:span>蓋到現在還沒蓋好<text:span text:style-name="T3">.</text:span>真的假的<text:span text:style-name="T3">? </text:span>一座教堂要蓋這麼久<text:span text:style-name="T3">?</text:span>我去看過之後才信<text:span text:style-name="T3">,</text:span>裏頭的確還有一堆人在日夜趕工<text:span text:style-name="T3">,</text:span>而且看樣子恐怕得再蓋很久很久<text:span text:style-name="T3">. </text:span>設計者是高第<text:span text:style-name="T3">,</text:span>有人曾諷刺他說<text:span text:style-name="T3">,</text:span>你也太誇張了吧<text:span text:style-name="T3">,</text:span>到底行不行啊<text:span text:style-name="T3">? </text:span>怎麼蓋這麼慢<text:span text:style-name="T3">? </text:span>高第說<text:span text:style-name="T3">:</text:span>我的顧客<text:span text:style-name="T3">(</text:span>上帝<text:span text:style-name="T3">)</text:span>都不急<text:span text:style-name="T3">,</text:span>我急什麼<text:span text:style-name="T3">?</text:span></text:p>
      <text:p text:style-name="P1">Jedah Zhang   |  2011.07.10 12:56   |   <text:a xlink:type="simple" xlink:href="http://palinfo.habago.org/Entry?Command=Information_PrintForum&amp;iPage=556#FORUM25209"><text:span text:style-name="T2">#</text:span></text:a></text:p>
      <text:p text:style-name="P2">看完二位的說法<text:span text:style-name="T3">, </text:span>我<text:span text:style-name="T3">"</text:span>大概<text:span text:style-name="T3">"</text:span>理解了<text:span text:style-name="T3">.<text:line-break/></text:span>也就是說<text:span text:style-name="T3">, </text:span>合理與否和行動其實沒有什麼關聯性<text:span text:style-name="T3">, </text:span>要嘛我們就用拳頭讓對方不敢再做不符我們認知上不合理的事<text:span text:style-name="T3"><text:s/>(</text:span>比如我把火燒狗的人揍到從此不敢燒狗<text:span text:style-name="T3">), </text:span>不嘛就是<text:span text:style-name="T3">be silence.<text:line-break/></text:span>很無奈的結論但也的確是事實<text:span text:style-name="T3">...</text:span></text:p>
      <text:p text:style-name="P1"><text:span text:style-name="T1">鄭啟承</text:span><text:s/>  |  2011.07.10 08:54   |   <text:a xlink:type="simple" xlink:href="http://palinfo.habago.org/Entry?Command=Information_PrintForum&amp;iPage=556#FORUM25204"><text:span text:style-name="T2">#</text:span></text:a></text:p>
      <text:p text:style-name="P3">到了我這個年紀，身邊朋友開始一個個結婚，至少交過男女朋友，大家都有個共識：每個人有自己的家庭生活，有自己私領域的需求，除非你不識相，否則不會有人去過問別人的私事。比方說你不會去問你朋友或鄰居晚上是怎麼嘿咻的，因為那是你自己的事，關我屁事。如果有天你發現有人竟然喜歡玩<text:span text:style-name="T3"><text:s/>SM </text:span>耶，整天用蠟燭皮鞭手銬鐵夾各種道具對付自己的老婆或老公，這時候你儘管說哇靠或哇賽或哇你這死變態，但最好先別急著報警或給予道德譴責，因為你覺得是虐待，別人搞不好是享受，你覺得不爽，人家可爽翻了。<text:span text:style-name="T3"><text:line-break/><text:line-break/></text:span>對不起我的例子可能讓有些人覺得有點粗俗，但問題就在這，你覺得粗俗的事其實在我覺得蠻高雅的，這並非你的品性或道德高度和我有所不同，而是因為我們所思所想所愛的東西差太多了。<text:span text:style-name="T3"><text:line-break/><text:line-break/></text:span>我是不曉得<text:span text:style-name="T3"><text:s/>Jedah Zhang </text:span>說的放火燒狗的畫面是怎麼回事，這如果讓我們在觀感上無法忍受，理應是出於對生命痛苦的憐憫，若這標準要放諸四海一致，那我們恐怕差不多要革命或當一個恐怖份子了；狗是人類的朋友，那牛羊豬算不算是？我對牛羊豬馬的感覺都挺好啊，很溫和很親切，可是我自己和大家卻也拼命吃牠們的肉，啃牠們的骨。我小時候還吃過狗肉咧！如果各位有看過一些關於我們盤子上的牛豬羊肉怎麼來的畫面或過程描述，那簡直是血腥殘酷超乎倫常到比納綷作為還恐怖十倍了，從牛隻出生到盤子端到你面前，每個環節都很嚇人。另外最新研究發現畜牧業佔了全球溫室氣體排放的一半以上，而溫室氣體是導致氣候變遷的最大元兇，換句話說我們的口腹之慾是造成這些近代天災死傷無數的主要原因之一，至少脫不了關係。但我們還是照殺照吃不誤，為什麼？因為我們還覺得這樣幹沒什麼不對，我們還沒把這事的對錯看得太嚴重。<text:span text:style-name="T3"><text:line-break/><text:line-break/></text:span>有種食物叫作鴨仔蛋，將孵了十幾天的鴨蛋活生生煮熟了，把蛋殼敲開，加些調味料吃。在我看真他媽噁心殘忍，但聽說當地人認為是超級美食，就像我們吃活跳蝦或夜市烤小鳥一樣普通，但你能說越南人或菲律賓人或台灣人都沒人性嗎？這還只是鳥或蝦，美國畜牧業幾千萬隻牛豬羊用工業化方法在肢解，我們卻都欣然接受。這些行為難道是因為在道德層次上有落差以致於我們對其有不同標準嗎？我看並非如此。很多事並不是因為道德正當性而存在，而只是因為我們接受而已。<text:span text:style-name="T3"><text:line-break/><text:line-break/></text:span>動物很可憐，無論人怎麼為了自己美感道德感快感而決定對其作為，牠都是默默承受。三四十年前的<text:span text:style-name="T3">”</text:span>動物園<text:span text:style-name="T3">”</text:span>就是一堆籠子，把動物關在裡頭任人觀賞，就算籠子舊了生銹了也照關不誤，大部份動物就這樣關到死。後來人們看不下去了，覺得這樣很殘忍，於是改變作法，把展示區弄得寬闊一點，種些樹木花草，弄個瀑布岩壁，看起來多自然，黑猩猩展區裡還有個白蟻堆喔，可以讓牠們玩戳戳樂、吃點心。這就是所謂現代動物園。以我們的觀點好像人道了一些，進步了一些，保障<text:span text:style-name="T3">”</text:span>動物權<text:span text:style-name="T3">”</text:span>了一些。但以動物的觀點我看就很難說了。比如很多展區的所謂瀑布岩壁根本是假的，人工的，弄些玻璃纖維板子當岩壁，上頭用水管灑水當瀑布。白蟻堆也是假的，裡頭沒有白蟻，是蜂蜜和果凍，騙黑猩猩用的。展區看起來變大了，可是咦，很多樹和植物竟然還用電網圍起來，為什麼？因為怕動物去爬去踩，把這些<text:span text:style-name="T3">”</text:span>自然景觀<text:span text:style-name="T3">”</text:span>給弄壞了。<text:span text:style-name="T3"><text:line-break/><text:line-break/></text:span>在這例子裡，我們為了滿足自己的道德感美感設計了看起來比較<text:span text:style-name="T3">”</text:span>自然<text:span text:style-name="T3">”</text:span>，比較像<text:span text:style-name="T3">”</text:span>野外<text:span text:style-name="T3">”</text:span>的環境，然後告訴自己噢！牠們過得比較好了，像回到大自然的懷抱了。但實際上與其說為了動物，主要還是為了滿足我們自己的觀感，為了維持這種觀感美感，我們甚至架起電網不準動物去破壞它。以動物的立場來說，這算是一種進步嗎？不要以為動物那麼笨，真的假的石頭會分不出來，就算你巧奪天工在上頭做些假的鳥糞，黑猩猩也不會認為自己真的就活在非洲的家鄉了。<text:span text:style-name="T3"><text:line-break/><text:line-break/></text:span>動物是個很好例子，如果人和人活在不同世界，有不同美感道德感的需求讓你很難想像，那動物和人之間的差異應該就比較容易理解了。我們覺得動物關在籠子裡很可憐，看那老虎獅子，本來是森林之王的（「獅子王」這樣演的不是嗎），現在卻被關在籠子裡踱步，多可憐啊！但據研究顯示，所謂森林之王其實是很懶很笨的，更沒有那麼嚮往自由，特別是那整頭都是毛的公獅子，根本是好吃懶作，在野外和在籠子裡對牠可能沒多大分別，因為牠的需求不過就是吃喝拉撒睡，動物園搞不好讓牠過得很爽咧。反倒是那些看起來不那麼顯眼的比如犬科動物或熊，其實對環境非常敏感，圈養環境的差異對其身心健康可能造成重大影響。靈長類如黑猩猩就更不用說了。我們為了滿足自己對動物的想像或看法而改變對待它們的方式，但對牠們來說這些改變或許微不足道，或許天翻也覆，但總之是種人為改變。動物畢竟和人不同，對待其最好的方式就是不要改變牠們，不要把牠們抓來。但我們有這樣做嗎？我們就是想看，不是嗎？<text:span text:style-name="T3"><text:line-break/><text:line-break/></text:span>我是要說，在我看只要是有關感受的東西，你儘管對其看不順眼或叫罵，但千萬不要在道德評價上太武斷，否則滿足了你的觀感，卻可能造成別人的災難。<text:span text:style-name="T3"><text:line-break/><text:line-break/></text:span>美國不就是這樣一個例子，整天對別人的宗教文化習慣看不順眼，看不順眼就算了，動不動就發動什麼民主輸出要去改革別人的心靈和文化習慣，好像只有它是對的是文明的，別人都是野蠻未開化、有待它來拯救來洗滌心靈似的。<text:span text:style-name="T3"><text:line-break/><text:line-break/></text:span>道德感在我看是個問號，卻不是個答案，也許我們最多所能質問別人的就是「你確定這樣做對嗎？」，問完了就不關我們的事了，因為對不對是當事人自己決定，不是發問的我們。</text:p>
      <text:p text:style-name="P1"><text:span text:style-name="T1">陳真</text:span><text:s/>  |  2011.07.10 04:09   |   <text:a xlink:type="simple" xlink:href="http://palinfo.habago.org/Entry?Command=Information_PrintForum&amp;iPage=556#FORUM25197"><text:span text:style-name="T2">#</text:span></text:a></text:p>
      <text:p text:style-name="P2">舉個例<text:span text:style-name="T3">,</text:span>這是奇摩新聞的投票<text:span text:style-name="T3">:<text:line-break/><text:line-break/></text:span>電影院外食解禁，結果臭臭鍋、羊肉爐都被帶進場，你認為禁令應該維持嗎？<text:span text:style-name="T3"><text:line-break/>(</text:span>投票期間：<text:span text:style-name="T3">2011/07/09~2011/07/11)<text:line-break/><text:line-break/></text:span>投票結果<text:span text:style-name="T3">:<text:line-break/><text:line-break/></text:span>總投票數：<text:span text:style-name="T3">1258</text:span>票<text:span text:style-name="T3"><text:line-break/>1.</text:span>應該<text:span text:style-name="T3"><text:s/>64% 805</text:span>票<text:span text:style-name="T3"> <text:line-break/>2.</text:span>不應該<text:span text:style-name="T3"><text:s/>31.7% 399</text:span>票<text:span text:style-name="T3"> <text:line-break/>3.</text:span>不知道<text:span text:style-name="T3"><text:s/>4.3% 54</text:span>票<text:span text:style-name="T3"> <text:line-break/><text:line-break/></text:span>這題目有點白癡<text:span text:style-name="T3">,</text:span>不禁外食難道就不能禁帶味道燻人或吵人的外食<text:span text:style-name="T3">? </text:span>不過這是題外話<text:span text:style-name="T3">,</text:span>舉此例只是要說<text:span text:style-name="T3">: </text:span>這種攜帶燻人食物入場的人渣<text:span text:style-name="T3">,</text:span>在我看來理應槍斃然後拖出去餵狗才對<text:span text:style-name="T3">,</text:span>但大多數人可能覺得這沒什麼<text:span text:style-name="T3">. </text:span>或許我的主張有一天能立法通過或成為道德主流<text:span text:style-name="T3">,</text:span>但孰是孰非畢竟不是出於一種科學理性<text:span text:style-name="T3">.</text:span></text:p>
      <text:p text:style-name="P1"><text:span text:style-name="T1">陳真</text:span><text:s/>  |  2011.07.10 03:37   |   <text:a xlink:type="simple" xlink:href="http://palinfo.habago.org/Entry?Command=Information_PrintForum&amp;iPage=556#FORUM25194"><text:span text:style-name="T2">#</text:span></text:a></text:p>
      <text:p text:style-name="P3">不會搞糊塗啊<text:span text:style-name="T3">,</text:span>對<text:span text:style-name="T3"><text:s/>"</text:span>我<text:span text:style-name="T3">" </text:span>或<text:span text:style-name="T3"><text:s/>"</text:span>我們<text:span text:style-name="T3">" </text:span>來說不合理<text:span text:style-name="T3">(</text:span>或者正確地說法是讓我或我們很不爽<text:span text:style-name="T3">),</text:span>但是對<text:span text:style-name="T3"><text:s/>"</text:span>他們<text:span text:style-name="T3">" </text:span>或對別人來說卻很合理或很爽啊<text:span text:style-name="T3">,</text:span>要不然一些非常愛<text:span text:style-name="T3">(</text:span>美<text:span text:style-name="T3">)</text:span>國的阿西<text:span text:style-name="T3">,</text:span>例如卡卡<text:span text:style-name="T3">,</text:span>怎麼會整天喊著<text:span text:style-name="T3"><text:s/>"</text:span>美國<text:span text:style-name="T3">!</text:span>親你喔<text:span text:style-name="T3">!" "</text:span>美國<text:span text:style-name="T3">!</text:span>我肥來了<text:span text:style-name="T3">!" "</text:span>美國<text:span text:style-name="T3">!</text:span>好勇敢<text:span text:style-name="T3">!</text:span>倫家愛死你了<text:span text:style-name="T3">!",</text:span>而且還在賓拉登被暗殺逝世之後卻公然放鞭炮慶祝高喊這是<text:span text:style-name="T3"><text:s/>"</text:span>歷史的里程碑<text:span text:style-name="T3">" </text:span>呢<text:span text:style-name="T3">? </text:span>畢竟沒有人會去慶祝一件在自己看來邪惡或不合理之事<text:span text:style-name="T3">.</text:span></text:p>
      <text:p text:style-name="P1">Jedah Zhang   |  2011.07.10 01:57   |   <text:a xlink:type="simple" xlink:href="http://palinfo.habago.org/Entry?Command=Information_PrintForum&amp;iPage=556#FORUM25192"><text:span text:style-name="T2">#</text:span></text:a></text:p>
      <text:p text:style-name="P2">陳大哥<text:span text:style-name="T3">:<text:line-break/><text:line-break/></text:span>我被你搞糊塗了<text:span text:style-name="T3">. </text:span>我們今天在這裡反美帝反納粹不是基於<text:span text:style-name="T3">"</text:span>這些行為<text:span text:style-name="T3">"</text:span>是不合理或不合正義的嗎<text:span text:style-name="T3">? </text:span>抗爭的合理性不是基於道德上嗎<text:span text:style-name="T3">(</text:span>比如說我去揍火燒狗的人是基於他殘忍虐待動物<text:span text:style-name="T3">)?<text:line-break/><text:line-break/><text:line-break/><text:line-break/>so confused....&gt;&lt;</text:span></text:p>
      <text:p text:style-name="P1"><text:span text:style-name="T1">陳真</text:span><text:s/>  |  2011.07.09 23:39   |   <text:a xlink:type="simple" xlink:href="http://palinfo.habago.org/Entry?Command=Information_PrintForum&amp;iPage=556#FORUM25190"><text:span text:style-name="T2">#</text:span></text:a></text:p>
      <text:p text:style-name="P3">當然不是這個意思啊<text:span text:style-name="T3">.<text:line-break/><text:line-break/></text:span>何止置喙<text:span text:style-name="T3">,</text:span>打他都行啊<text:span text:style-name="T3">,</text:span>但這跟道德上合不合理畢竟是兩回事<text:span text:style-name="T3">.<text:line-break/><text:line-break/></text:span>工人為了爭取一天只工作八小時<text:span text:style-name="T3">,</text:span>結果死傷累累<text:span text:style-name="T3">,</text:span>代價慘重<text:span text:style-name="T3">. </text:span>現在我們接受了一天八小時的作法<text:span text:style-name="T3">,</text:span>並不是因為這在道德上是唯一合理的或正確的<text:span text:style-name="T3">,</text:span>而只是因為我們願意接受這樣做而已<text:span text:style-name="T3">. </text:span>道德不就是這麼回事嗎<text:span text:style-name="T3">? <text:line-break/><text:line-break/></text:span>在印度<text:span text:style-name="T3">,</text:span>童年結婚比比皆是<text:span text:style-name="T3">,</text:span>小情侶很多<text:span text:style-name="T3">,</text:span>甘地結婚時新娘才<text:span text:style-name="T3">13</text:span>歲<text:span text:style-name="T3">,</text:span>甘地說他當時夜夜春宵<text:span text:style-name="T3">,</text:span>老爸斷氣時他都還忙著做愛<text:span text:style-name="T3">. </text:span>這在台灣恐怕就得以與未成年少女上床而被起訴<text:span text:style-name="T3">,</text:span>搞不好還會被診斷為戀童癖<text:span text:style-name="T3">.<text:line-break/><text:line-break/></text:span>與其說道德的演化是講道理而來<text:span text:style-name="T3">,</text:span>我倒比較相信是用某種蠻力而來<text:span text:style-name="T3">,</text:span>包括群眾<text:span text:style-name="T3">(</text:span>道德<text:span text:style-name="T3">)</text:span>壓力或甚至暴力<text:span text:style-name="T3">. </text:span>女生能投票能上大學也是這樣來的不是嗎<text:span text:style-name="T3">? </text:span>你怎麼可能跟強勢一方光是靠講道理能講得通<text:span text:style-name="T3">? </text:span>這畢竟不是一種數學競試<text:span text:style-name="T3">. </text:span>數學上誰對誰錯只根據理性結果<text:span text:style-name="T3">,</text:span>但道德卻不依循這套法則<text:span text:style-name="T3">.</text:span></text:p>
      <text:p text:style-name="P1">Jedah   |  2011.07.09 20:31   |   <text:a xlink:type="simple" xlink:href="http://palinfo.habago.org/Entry?Command=Information_PrintForum&amp;iPage=556#FORUM25186"><text:span text:style-name="T2">#</text:span></text:a></text:p>
      <text:p text:style-name="P2">陳大哥<text:span text:style-name="T3">:<text:line-break/><text:line-break/></text:span>意思是如果在一個國家放火燒狗是正常的行為<text:span text:style-name="T3">, </text:span>外人基本上是毫無置喙的餘地嗎<text:span text:style-name="T3">?</text:span></text:p>
      <text:p text:style-name="P4"/>
      <text:p text:style-name="P1"><text:span text:style-name="T1">陳真</text:span><text:s/>  |  2011.07.09 19:59   |   <text:a xlink:type="simple" xlink:href="http://palinfo.habago.org/Entry?Command=Information_PrintForum&amp;iPage=557#FORUM25185"><text:span text:style-name="T2">#</text:span></text:a></text:p>
      <text:p text:style-name="P2">應該不會有宗教或民間信仰會故意叫人要以<text:span text:style-name="T3"><text:s/>"</text:span>不仁<text:span text:style-name="T3">" </text:span>的手段對付某種一般我們覺得不該如此對待的動物吧<text:span text:style-name="T3">? <text:line-break/><text:line-break/></text:span>我是說<text:span text:style-name="T3">,</text:span>他們應該不會覺得<text:span text:style-name="T3"><text:s/>"</text:span>不仁<text:span text:style-name="T3">",</text:span>例如出草砍人頭獻祭<text:span text:style-name="T3">,</text:span>或是以活生生的動物或人陪葬<text:span text:style-name="T3">,</text:span>例如夫死妻必須活活陪葬<text:span text:style-name="T3">. </text:span>當事者不會覺得<text:span text:style-name="T3"><text:s/>"</text:span>不仁<text:span text:style-name="T3">",</text:span>反而應該會覺得很仁才對<text:span text:style-name="T3">.<text:line-break/><text:line-break/></text:span>仁不仁不光是比賽講道理<text:span text:style-name="T3">,</text:span>同時也是講感覺的<text:span text:style-name="T3">,</text:span>我們創造出各種道理例如動物權<text:span text:style-name="T3">,</text:span>不過也只是為了某種美感<text:span text:style-name="T3">(</text:span>美麗的感覺<text:span text:style-name="T3">)</text:span>服務<text:span text:style-name="T3">. </text:span>可是<text:span text:style-name="T3">,</text:span>因為美感太抽象了<text:span text:style-name="T3">,</text:span>勢必得找到一些大家或多或少都能理解的理性基礎<text:span text:style-name="T3">,</text:span>例如人權動物權等等<text:span text:style-name="T3">. <text:line-break/><text:line-break/></text:span>這些概念起初都只是給人使用<text:span text:style-name="T3">,</text:span>而不是人供其所用<text:span text:style-name="T3">. </text:span>若有些人不買帳<text:span text:style-name="T3">,</text:span>那麼<text:span text:style-name="T3">,</text:span>管你什麼動物權植物權<text:span text:style-name="T3">,</text:span>根本毫無意義<text:span text:style-name="T3">. </text:span>可是<text:span text:style-name="T3">,</text:span>當一種概念成熟發展到某個階段時<text:span text:style-name="T3">,</text:span>你不買帳也不行<text:span text:style-name="T3">,</text:span>因為它已經不只是美感<text:span text:style-name="T3">,</text:span>也不光是理性說服<text:span text:style-name="T3">,</text:span>同時也是一種法律或社會規範<text:span text:style-name="T3">. </text:span>這時候若有違反者<text:span text:style-name="T3">,</text:span>就沒什麼好說的了<text:span text:style-name="T3">,</text:span>抓起來便是<text:span text:style-name="T3">. <text:line-break/><text:line-break/></text:span>希望有回答了你的問題<text:span text:style-name="T3">...<text:line-break/><text:line-break/></text:span>如果你是要談抽象問題<text:span text:style-name="T3">,</text:span>那麼<text:span text:style-name="T3">,</text:span>用我的道德概念來打你的道德概念<text:span text:style-name="T3">,</text:span>當然<text:span text:style-name="T3"><text:s/>"</text:span>不一定<text:span text:style-name="T3">" </text:span>有什麼合理性<text:span text:style-name="T3">. </text:span>是否合理<text:span text:style-name="T3">,</text:span>得看你我之間差異有多大<text:span text:style-name="T3">. </text:span>比方說若有人主張蚊子不能打<text:span text:style-name="T3">,</text:span>只能給予道德勸說<text:span text:style-name="T3">,</text:span>勸蚊子改喝西瓜汁就好別再吸人血<text:span text:style-name="T3">,</text:span>那我就不知道要怎麼跟對方達成理性共識了<text:span text:style-name="T3">.<text:line-break/><text:line-break/></text:span>萬一你我差異之巨大<text:span text:style-name="T3">,</text:span>大到某種程度<text:span text:style-name="T3">,</text:span>大到簡直就是這個銀河系跟十億光年外的某個星球體系的落差<text:span text:style-name="T3">,</text:span>那麼<text:span text:style-name="T3">,</text:span>你的概念跟我的概念或許根本就是完全不相容全然無法比較的兩個東西<text:span text:style-name="T3">,</text:span>這時當然就更沒有什麼道德上合不合理的問題了<text:span text:style-name="T3">.<text:line-break/><text:line-break/></text:span>我們覺得皮蛋粉好吃<text:span text:style-name="T3">,</text:span>鼓勵大家多嚐美食<text:span text:style-name="T3">,</text:span>但缺乏文化底蘊的洋鬼子說吃了像稀屎想吐<text:span text:style-name="T3">,</text:span>這時候<text:span text:style-name="T3">,</text:span>道德或美感上哪一個合理呢<text:span text:style-name="T3">? </text:span>應該說都很合理吧<text:span text:style-name="T3">.<text:line-break/><text:line-break/></text:span>我以前相信敝學院前院長<text:span text:style-name="T3"><text:s/>bernard williams </text:span>的某個說法<text:span text:style-name="T3">,</text:span>他說<text:span text:style-name="T3">,</text:span>科學是逐漸向內求其一致的<text:span text:style-name="T3">,</text:span>而道德卻往外發展越來越多元<text:span text:style-name="T3">. </text:span>如果他這說法是一種道德宣稱<text:span text:style-name="T3">,</text:span>那我同意<text:span text:style-name="T3">,</text:span>但如果這是一種事實陳述<text:span text:style-name="T3">,</text:span>那顯然與事實不符<text:span text:style-name="T3">. </text:span>依我看<text:span text:style-name="T3">,</text:span>世界越來越單一越一致了<text:span text:style-name="T3">,</text:span>人間似乎再也沒有光屬於魯濱遜或一小撮怪人的一片淨土<text:span text:style-name="T3">. <text:line-break/><text:line-break/></text:span>聽說現在有一種超它媽飛機即將上市<text:span text:style-name="T3">,</text:span>超越現有的各種速度<text:span text:style-name="T3">,</text:span>只差還不到光速<text:span text:style-name="T3">,</text:span>這飛機能讓你大便大一半就已經從倫敦來到嘉義<text:span text:style-name="T3">. </text:span>這意味著不光是道德與美感<text:span text:style-name="T3">,</text:span>恐怕各種文化也會越來越趨一致<text:span text:style-name="T3">. </text:span>在某個重要意義上來看<text:span text:style-name="T3">,</text:span>這應該不是一件好事<text:span text:style-name="T3">. </text:span>因為這等於說我們根本沒辦法出國旅遊了<text:span text:style-name="T3">,</text:span>因為整個世界長得一個樣<text:span text:style-name="T3">.</text:span></text:p>
      <text:p text:style-name="P1">Jedah Zhang   |  2011.07.09 02:41   |   <text:a xlink:type="simple" xlink:href="http://palinfo.habago.org/Entry?Command=Information_PrintForum&amp;iPage=557#FORUM25166"><text:span text:style-name="T2">#</text:span></text:a></text:p>
      <text:p text:style-name="P3">剛剛在<text:span text:style-name="T3">youtube </text:span>上看到有人放火燒狗的影片<text:span text:style-name="T3">, </text:span>後來很快的被移除<text:span text:style-name="T3">. </text:span>不明白為何有人如此邪惡只敢對自己弱小的生物出手<text:span text:style-name="T3">...<text:line-break/><text:line-break/></text:span>請問陳大哥<text:span text:style-name="T3">, </text:span>如果一個宗教或是民間信仰中教導人們以不仁的手段對待某種動物<text:span text:style-name="T3">, </text:span>我們以動物權令其改之在道德上是否具合理性<text:span text:style-name="T3">(</text:span>對方回<text:span text:style-name="T3">:</text:span>這是我們的傳統<text:span text:style-name="T3">/</text:span>信仰<text:span text:style-name="T3">, </text:span>憑什麼要我們改<text:span text:style-name="T3">)?</text:span></text:p>
      <text:p text:style-name="P1">Jedah Zhang   |  2011.07.08 18:35   |   <text:a xlink:type="simple" xlink:href="http://palinfo.habago.org/Entry?Command=Information_PrintForum&amp;iPage=557#FORUM25159"><text:span text:style-name="T2">#</text:span></text:a></text:p>
      <text:p text:style-name="P2">莫名其妙新聞又一篇<text:span text:style-name="T3"><text:line-break/></text:span>我很懷疑是不是大部份台灣人國文程度都不太好<text:span text:style-name="T3">, </text:span>原文明明就沒有任何貶低獸醫的意思<text:span text:style-name="T3">. </text:span>這些高學歷的醫師們是不是國文都拿零蛋<text:span text:style-name="T3">?<text:line-break/></text:span>如果按這種邏輯<text:span text:style-name="T3">, </text:span>是不是蒙古的醫生們都應該要求賠償<text:span text:style-name="T3">????<text:line-break/><text:line-break/>==================================================<text:line-break/></text:span>比喻不當<text:span text:style-name="T3"><text:s/></text:span>獸醫告楊志良<text:span text:style-name="T3"><text:line-break/></text:span>更新日期<text:span text:style-name="T3">:2011/07/08 14:19 <text:line-break/><text:line-break/></text:span>（中央社記者劉世怡台北<text:span text:style-name="T3">8</text:span>日電）前衛生署長楊志良新書內容，以「獸醫」比喻醫德淪喪的醫師，引發獸醫師不滿，<text:span text:style-name="T3">5</text:span>日要求楊志良<text:span text:style-name="T3">3</text:span>天內公開道歉；翁伯源等<text:span text:style-name="T3">3</text:span>名獸醫師因楊未道歉，今天按鈴控告楊志良。<text:span text:style-name="T3"><text:line-break/><text:line-break/><text:line-break/></text:span>翁伯源表示，「獸醫」<text:span text:style-name="T3">2</text:span>字指的就是獸醫師，並不是「禽獸醫師」，楊故意玩文字遊戲，又不道歉，為了爭這口氣，他們決定提告，強調這次事件可受公評；目前臉書「要求楊志良向獸醫和醫生道歉，書本下架改正」社團，有<text:span text:style-name="T3">1340</text:span>人按讚；今天提告，不僅是個人不滿楊志良不認錯，更是代表中華民國獸醫師公會全國聯合會向楊發動反擊。<text:span text:style-name="T3"><text:line-break/><text:line-break/><text:line-break/></text:span>獸醫林政毅憤怒指出，楊曾任衛生署長，卻在新書中以「獸醫」比喻醫德淪喪的醫師，這樣比喻明顯歧視獸醫，<text:span text:style-name="T3">3</text:span>天前已要求楊<text:span text:style-name="T3">3</text:span>天內公開道歉、書本下架改正，否則告加重誹謗；今天時間已到，不滿楊未有行動，撰寫狀紙，到士檢按鈴對楊提出告訴。<text:span text:style-name="T3"><text:line-break/><text:line-break/><text:line-break/></text:span>楊志良得知被控告則表示，提告的獸醫們應該先看完他的新書就知道，「獸醫」是比喻醫德淪喪的醫師，不是指獸醫師；並強調「不需要道歉」。</text:p>
      <text:p text:style-name="P1"><text:span text:style-name="T1">陳真</text:span><text:s/>  |  2011.07.08 16:19   |   <text:a xlink:type="simple" xlink:href="http://palinfo.habago.org/Entry?Command=Information_PrintForum&amp;iPage=557#FORUM25154"><text:span text:style-name="T2">#</text:span></text:a></text:p>
      <text:p text:style-name="P3">對<text:span text:style-name="T3">,</text:span>那三個人無須道歉<text:span text:style-name="T3">.</text:span>以色列儘管去震驚難過<text:span text:style-name="T3">,</text:span>但個人無須受到約束<text:span text:style-name="T3">,</text:span>該被約束的是國家或公眾人物<text:span text:style-name="T3">,</text:span>而非一般個人<text:span text:style-name="T3">. </text:span>既然穿什麼衣服是一種個人自由<text:span text:style-name="T3">,</text:span>那就根本沒有道歉的必要<text:span text:style-name="T3">,</text:span>除非是這些人代表了某種公眾意志例如政府或政黨<text:span text:style-name="T3">. <text:line-break/><text:line-break/></text:span>有一年<text:span text:style-name="T3">,</text:span>劍橋學生會邀請一位奧地利整天挑撥族群仇恨敵視所謂有色人種的極右派政黨領袖來<text:span text:style-name="T3">,</text:span>引起軒然大波<text:span text:style-name="T3">. </text:span>很多人要求停辦<text:span text:style-name="T3">. </text:span>我也很堵爛這個政客<text:span text:style-name="T3">,</text:span>但我不會因為堵爛他而企圖禁止他之受邀演講<text:span text:style-name="T3">.</text:span>題外話<text:span text:style-name="T3">.</text:span></text:p>
      <text:p text:style-name="P1">Jedah Zhang   |  2011.07.08 09:25   |   <text:a xlink:type="simple" xlink:href="http://palinfo.habago.org/Entry?Command=Information_PrintForum&amp;iPage=557#FORUM25146"><text:span text:style-name="T2">#</text:span></text:a></text:p>
      <text:p text:style-name="P2">陳大哥<text:span text:style-name="T3"><text:line-break/></text:span>您說的五點我完全同意<text:span text:style-name="T3">.<text:line-break/></text:span>但我認為<text:span text:style-name="T3"><text:line-break/>1. </text:span>場合問題<text:span text:style-name="T3">: </text:span>如果那三人今天出現在其它國際人士眾多的場合<text:span text:style-name="T3">, </text:span>那當然應該道歉<text:span text:style-name="T3"><text:line-break/>2. </text:span>責任歸屬問題<text:span text:style-name="T3">: </text:span>錯誤在軍聞社的審稿<text:span text:style-name="T3">, </text:span>道歉僅止於軍聞社<text:span text:style-name="T3">, </text:span>不應牽連到那三位當事人<text:span text:style-name="T3"><text:line-break/><text:line-break/></text:span>這是我要表達的點</text:p>
      <text:p text:style-name="P1"><text:span text:style-name="T1">陳真</text:span><text:s/>  |  2011.07.08 01:23   |   <text:a xlink:type="simple" xlink:href="http://palinfo.habago.org/Entry?Command=Information_PrintForum&amp;iPage=557#FORUM25141"><text:span text:style-name="T2">#</text:span></text:a></text:p>
      <text:p text:style-name="P3">同學<text:span text:style-name="T3">,</text:span>這事我有不同看法<text:span text:style-name="T3">.<text:line-break/><text:line-break/></text:span>第一<text:span text:style-name="T3">,"</text:span>無知<text:span text:style-name="T3">" </text:span>不是一種通行證<text:span text:style-name="T3">,"</text:span>無知<text:span text:style-name="T3">" </text:span>也不應成為一種藉口<text:span text:style-name="T3">. <text:line-break/><text:line-break/></text:span>西方社會有著各式各樣的<text:span text:style-name="T3"><text:s/>"</text:span>無知<text:span text:style-name="T3">"</text:span>行為<text:span text:style-name="T3">,</text:span>例如前一陣子<text:span text:style-name="T3">CNN</text:span>記者嘲弄皮蛋是魔鬼的蛋<text:span text:style-name="T3">,</text:span>像他女兒的大便等等<text:span text:style-name="T3">,</text:span>並票選為全世界最惡心的食物<text:span text:style-name="T3">. <text:line-break/><text:line-break/></text:span>或是比方說<text:span text:style-name="T3">,</text:span>西方很多小孩或青少年<text:span text:style-name="T3">,</text:span>看到華人經過身旁就會對你發出怪腔怪怪調的模仿中文聲音<text:span text:style-name="T3">,</text:span>中文理應沒有這麼難聽才對<text:span text:style-name="T3">,</text:span>可謂無知至極<text:span text:style-name="T3">. </text:span>憑我對音感韻律的深厚素養來說<text:span text:style-name="T3">,</text:span>我倒覺得英文才真的是難聽死了<text:span text:style-name="T3">,</text:span>法語德語及一些帶有地方腔調的普通話都挺好聽<text:span text:style-name="T3">. <text:line-break/><text:line-break/></text:span>另外我還記得<text:span text:style-name="T3">,</text:span>有一回跟一位與我交情很好的西班牙學妹聊天<text:span text:style-name="T3">,</text:span>話題講到抗爭<text:span text:style-name="T3">,</text:span>我說我有個好朋友詹益樺和鄭南榕因為爭取言論自由自焚而死<text:span text:style-name="T3">,</text:span>沒想到她卻突然笑彎腰<text:span text:style-name="T3">,</text:span>為何如此好笑<text:span text:style-name="T3">? </text:span>她說她以為我是講笑話<text:span text:style-name="T3">. </text:span>可是<text:span text:style-name="T3">,</text:span>我還是不懂笑點在哪<text:span text:style-name="T3">? </text:span>後來她說<text:span text:style-name="T3">,</text:span>那是因為她覺得台灣好像沒什麼歷史<text:span text:style-name="T3">,</text:span>也沒什麼重要的事<text:span text:style-name="T3">,</text:span>幹嘛自焚<text:span text:style-name="T3">? <text:line-break/><text:line-break/></text:span>我發揮想像力<text:span text:style-name="T3">,</text:span>想像笑點何在<text:span text:style-name="T3">,</text:span>或許那就好像如果有個愛斯基摩人跟我們說他的同胞為了爭取釣魚的權利而自焚<text:span text:style-name="T3">,</text:span>說不定我們也會突然覺得好笑<text:span text:style-name="T3">.<text:line-break/><text:line-break/></text:span>李家同不是有一次因為講到印度有乞丐學校<text:span text:style-name="T3">,</text:span>教人如何行乞<text:span text:style-name="T3">,</text:span>不也引起哄堂大笑<text:span text:style-name="T3">? </text:span>但李家同卻氣得拂袖而去<text:span text:style-name="T3">,</text:span>他認為<text:span text:style-name="T3">,</text:span>如此可悲之事為何你們還笑得出來<text:span text:style-name="T3">. </text:span>其實我也覺得挺好笑<text:span text:style-name="T3">,</text:span>可是<text:span text:style-name="T3">,</text:span>當我去過一趟印度回來之後就笑不出來了<text:span text:style-name="T3">,</text:span>說不定還會突然悲從中來痛哭一場<text:span text:style-name="T3">.<text:line-break/><text:line-break/></text:span>這一切傷人感情的反應或多或少都與無知有關<text:span text:style-name="T3">,</text:span>可是<text:span text:style-name="T3">,"</text:span>無知<text:span text:style-name="T3">" </text:span>無法合理化錯誤或不當的反應<text:span text:style-name="T3">.<text:line-break/><text:line-break/></text:span>第二<text:span text:style-name="T3">,</text:span>所謂尊重與歧視<text:span text:style-name="T3">,</text:span>是以對方的感受為準<text:span text:style-name="T3">,</text:span>而不是以自己的感受來判斷<text:span text:style-name="T3">. </text:span>所謂言者無心聽者有意<text:span text:style-name="T3">. </text:span>你有沒有那個不良居心不是重點<text:span text:style-name="T3">,</text:span>重點是你的言行讓我不舒服<text:span text:style-name="T3">. <text:line-break/><text:line-break/></text:span>我也相信很多涉及歧視或羞辱者事實上並沒有那個居心<text:span text:style-name="T3">,</text:span>但是非對錯畢竟不是根據他有沒有某種事實上不可捉摸的所謂居心來判斷<text:span text:style-name="T3">. </text:span>就好像甲對乙這個<text:span text:style-name="T3"><text:s/>"</text:span>人<text:span text:style-name="T3">" </text:span>進行事關個人的批評指教<text:span text:style-name="T3">,</text:span>他或許不但沒有不良居心<text:span text:style-name="T3">,</text:span>甚至很可能是出於好意<text:span text:style-name="T3">,</text:span>但這不會改變令乙不爽的事實<text:span text:style-name="T3">,</text:span>因為他侵犯了對方的某種感情或私密世界的神聖性<text:span text:style-name="T3">.<text:line-break/><text:line-break/></text:span>第三<text:span text:style-name="T3">,</text:span>即便是惡人也有上述所有權利或情感之神聖性<text:span text:style-name="T3">. <text:line-break/><text:line-break/></text:span>比方說<text:span text:style-name="T3">,</text:span>美國很壞<text:span text:style-name="T3">,</text:span>殺人千萬<text:span text:style-name="T3">,</text:span>無惡不作<text:span text:style-name="T3">,</text:span>可是<text:span text:style-name="T3">,</text:span>難道我們應該為美國人的傷亡感到歡欣鼓舞<text:span text:style-name="T3">? </text:span>或是拿美國人的傷痛事件來取樂<text:span text:style-name="T3">? </text:span>這已經不叫無知而是無恥了我覺得<text:span text:style-name="T3">. </text:span>如果我們不去尊重對方的感受<text:span text:style-name="T3">,</text:span>那又憑什麼叫對方也要尊重我們的感受呢<text:span text:style-name="T3">?<text:line-break/><text:line-break/></text:span>第四<text:span text:style-name="T3">,</text:span>胡適說得很對<text:span text:style-name="T3">,</text:span>容忍比自由更重要<text:span text:style-name="T3">. <text:line-break/><text:line-break/></text:span>容忍並不是說你不能反彈<text:span text:style-name="T3">,</text:span>而是說我儘管反彈<text:span text:style-name="T3">,</text:span>但我並不會強加報復<text:span text:style-name="T3">;</text:span>我頂多也只是表達我的<text:span text:style-name="T3"><text:s/>"</text:span>震驚與難過<text:span text:style-name="T3">". </text:span>這就是容忍<text:span text:style-name="T3">. </text:span>簡單說<text:span text:style-name="T3">,</text:span>雖然我完全無法認同你的言行<text:span text:style-name="T3">,</text:span>但我也只是表達我的難過或不滿而已<text:span text:style-name="T3">,</text:span>我並沒有想要去傷害你們或強行壓制<text:span text:style-name="T3">. </text:span>如果今天立法規定說納粹軍服或日本軍服不可以穿<text:span text:style-name="T3">,</text:span>或是你若穿了我就要傷害你<text:span text:style-name="T3">,</text:span>那就不叫容忍<text:span text:style-name="T3">.<text:line-break/><text:line-break/></text:span>第五<text:span text:style-name="T3">,</text:span>表達不滿是所有人的權利<text:span text:style-name="T3">,</text:span>不需要資格考<text:span text:style-name="T3">.<text:line-break/><text:line-break/></text:span>很多年前我給李筱峰公開上過好幾堂公民課<text:span text:style-name="T3">,</text:span>原因是當初民進黨剛執政<text:span text:style-name="T3">,</text:span>數萬個中小學老師上街頭示威爭取權利<text:span text:style-name="T3">.</text:span>李筱峰卻說中小學老師過去都是支持國民黨的<text:span text:style-name="T3">,</text:span>對民主沒有貢獻<text:span text:style-name="T3">,</text:span>現在憑什麼上街頭爭權利<text:span text:style-name="T3">? <text:line-break/><text:line-break/></text:span>這話很奇怪<text:span text:style-name="T3">. </text:span>爭取權利難道還要先參加資格考<text:span text:style-name="T3">? </text:span>如果要這樣比資格<text:span text:style-name="T3">,</text:span>那麼<text:span text:style-name="T3">,</text:span>大我十幾歲的李筱峰倒是第一個應該在我面前閉嘴<text:span text:style-name="T3">,</text:span>因為在我們提著頭冒死上街抗爭時<text:span text:style-name="T3">,</text:span>我從未見過他的身影<text:span text:style-name="T3">. </text:span>他是所謂溫和派<text:span text:style-name="T3">,</text:span>一般都是躲在冷氣房裏用匿名<text:span text:style-name="T3">(</text:span>例如<text:span text:style-name="T3"><text:s/>"</text:span>李哮佛<text:span text:style-name="T3">" </text:span>或<text:span text:style-name="T3"><text:s/>"</text:span>小瘋子<text:span text:style-name="T3">" </text:span>等匿名<text:span text:style-name="T3">)</text:span>偷偷摸摸寫著不痛不癢的反國民黨文章<text:span text:style-name="T3">,</text:span>怎麼這時候偉大到可以決定哪些人有資格爭取權利哪些人沒資格<text:span text:style-name="T3">?<text:line-break/><text:line-break/></text:span>第六<text:span text:style-name="T3">,</text:span>這點我們倒是有共識<text:span text:style-name="T3">. </text:span>我相信道德的一致性<text:span text:style-name="T3">.<text:line-break/><text:line-break/></text:span>簡單說<text:span text:style-name="T3">,</text:span>今天你以色列如果真的在乎種族屠殺的滔天罪惡<text:span text:style-name="T3">,</text:span>那麼你該去照照鏡子<text:span text:style-name="T3">,</text:span>看看自己之所作所為究竟與昔日納粹有多少差別<text:span text:style-name="T3">?<text:line-break/><text:line-break/></text:span>不過<text:span text:style-name="T3">,</text:span>儘管我們有著第六點的共識<text:span text:style-name="T3">,</text:span>但這不足以推翻前五點原則<text:span text:style-name="T3">. </text:span>我們終究不應該以別人的傷痛經驗來取樂<text:span text:style-name="T3">;</text:span>就好像當我們行經路邊一場葬禮時<text:span text:style-name="T3">,</text:span>也都知道要停止喧嘩嬉鬧<text:span text:style-name="T3">,</text:span>靜穆走過<text:span text:style-name="T3">,</text:span>而不能說嘻笑胡鬧是我的自由<text:span text:style-name="T3">. </text:span>當然<text:span text:style-name="T3">,</text:span>如果你硬要嘻嘻哈哈<text:span text:style-name="T3">,</text:span>我也不會因此而贊成立法禁止你不當的歡笑<text:span text:style-name="T3">.<text:line-break/><text:line-break/></text:span>至於無知或無心之過<text:span text:style-name="T3">,</text:span>當然更不是錯誤言行的擋箭牌<text:span text:style-name="T3">. <text:line-break/><text:line-break/></text:span>四年前剛回國時<text:span text:style-name="T3">,</text:span>我很驚訝地發現好多護士竟然不知道誰是希特勒<text:span text:style-name="T3">,</text:span>有人還猜說是不是作曲家<text:span text:style-name="T3">,</text:span>講到莫札特<text:span text:style-name="T3">,</text:span>有人還舉手說她知道<text:span text:style-name="T3">,</text:span>說是一位西方流行歌手<text:span text:style-name="T3">.<text:line-break/><text:line-break/></text:span>後來我常想<text:span text:style-name="T3">,</text:span>究竟知不知道希特勒是誰會不會妨礙他成為一名好護士或好醫生<text:span text:style-name="T3">? </text:span>我想<text:span text:style-name="T3">,</text:span>或許在個人層面上不一定有影響<text:span text:style-name="T3">,</text:span>但在集體意義上<text:span text:style-name="T3">,</text:span>新一代人對過往之事的嚴重無知<text:span text:style-name="T3">,</text:span>事實上也意味著他們無法對當代周邊事務進行深刻的道德判斷與美學評價<text:span text:style-name="T3">. </text:span>他們就像一群電子雞一樣<text:span text:style-name="T3">,</text:span>吃著單薄的電子飼料長大<text:span text:style-name="T3">,</text:span>憑著毫無意義的聲光色及浮躁流行來判斷善惡美醜<text:span text:style-name="T3">.</text:span></text:p>
      <text:p text:style-name="P1">Jedah Zhang   |  2011.07.07 22:50   |   <text:a xlink:type="simple" xlink:href="http://palinfo.habago.org/Entry?Command=Information_PrintForum&amp;iPage=557#FORUM25140"><text:span text:style-name="T2">#</text:span></text:a></text:p>
      <text:p text:style-name="P2">莫名其妙新聞又一篇<text:span text:style-name="T3">.<text:line-break/></text:span>人家愛<text:span text:style-name="T3">COSPLAY</text:span>是關他們屁事了<text:span text:style-name="T3">? </text:span>既然知道不可能是因為支持納粹<text:span text:style-name="T3">, </text:span>她震驚難過個鬼啊<text:span text:style-name="T3">....<text:line-break/></text:span>而且今天事主也非我國軍人<text:span text:style-name="T3">, </text:span>而是平民老百姓<text:span text:style-name="T3">, </text:span>更非出現在正式場合<text:span text:style-name="T3">; </text:span>有責任也僅止於軍聞社審稿問題<text:span text:style-name="T3">, </text:span>牽拖老百姓做什麼<text:span text:style-name="T3">?<text:line-break/></text:span>要一個自己國家正在進行種族清洗的人來教育我們歷史<text:span text:style-name="T3">???</text:span>簡直笑掉人大牙<text:span text:style-name="T3">.<text:line-break/><text:line-break/><text:line-break/>===================================================<text:line-break/></text:span>戰鬥營學生穿納粹裝<text:span text:style-name="T3"><text:s/></text:span>軍方致歉<text:span text:style-name="T3"><text:line-break/><text:line-break/></text:span>中央社<text:span text:style-name="T3"><text:s/>– 2011</text:span>年<text:span text:style-name="T3">7</text:span>月<text:span text:style-name="T3">7</text:span>日<text:span text:style-name="T3"><text:s/></text:span>下午<text:span text:style-name="T3">6:29<text:line-break/>....</text:span>寄給朋友列印<text:span text:style-name="T3">......</text:span>（中央社記者曾依璇台北<text:span text:style-name="T3">7</text:span>日電）軍方所屬的軍事新聞通訊社日前發出戰鬥營學員身著納粹軍裝的照片，以色列駐台辦事處表達震驚與難過；國防部軍事發言人羅紹和今天說，為此向民眾及以色列表達歉意。<text:span text:style-name="T3"><text:line-break/><text:line-break/></text:span>軍聞社於<text:span text:style-name="T3">7</text:span>月<text:span text:style-name="T3">4</text:span>日發出一張報導國防部暑期戰鬥營的新聞照片，內容為<text:span text:style-name="T3">3</text:span>名學員穿著全套納粹軍服，並戴著有納粹德國老鷹徽的軍帽。<text:span text:style-name="T3"><text:line-break/><text:line-break/></text:span>駐台北以色列經濟文化辦事處代表何璽夢（<text:span text:style-name="T3">SimonaHalperin</text:span>）表示，她感到很震驚、難過，但她相信這是出於無知，而非支持或認同德國納粹在第<text:span text:style-name="T3">2</text:span>次世界大戰中大屠殺的暴行。<text:span text:style-name="T3"><text:line-break/><text:line-break/></text:span>何璽夢說，此事讓人認知將大屠殺的歷史教訓納入台灣中學教育學程的重要性；若有需要，以色列駐台辦事處願意與台灣相關單位合作進行合適的教育學程，避免類似令人遺憾的事件再次發生。<text:span text:style-name="T3"><text:line-break/><text:line-break/></text:span>羅紹和下午於臨時記者會表示，針對此事向民眾及以色列深表歉意，這是軍聞社審稿作業疏失，未來將強化專業教育，檢討改進，也已透過外交部向以色列駐台辦事處聯繫，何璽夢對國防部明快處理，表示肯定、認同。<text:span text:style-name="T3"><text:line-break/><text:line-break/></text:span>羅紹和說，這<text:span text:style-name="T3">3</text:span>名學員都是軍事迷，近期買了美國、德國軍服及國防部新式數位迷彩服，僅是因為好玩、好奇，事前並不知道會造成風波；他們到戰鬥營報到時穿著德國軍服，承辦人有請他們換下軍服，換上戰鬥營服裝。<text:span text:style-name="T3"><text:line-break/><text:line-break/></text:span>羅紹和於記者會前與<text:span text:style-name="T3">3</text:span>人聯繫，之後向媒體轉述，<text:span text:style-name="T3">3</text:span>人均表達深刻歉意及悔意，盼社會給他們自新機會；羅紹和說，他們對歷史可能沒有深刻、正確的瞭解，應強化社會教育。<text:span text:style-name="T3"><text:line-break/><text:line-break/></text:span>軍聞社長田文輝表示，當天採訪人員拍攝的照片不妥，後段審稿也有疏失，他表示難過及歉意。<text:span text:style-name="T3"><text:line-break/><text:line-break/></text:span>納粹德國在第<text:span text:style-name="T3">2</text:span>次世界大戰期間發動種族屠殺，約<text:span text:style-name="T3">600</text:span>萬名猶太人被殺害，「納粹」一詞成為種族歧視等極端負面的同義詞，影星等公眾人物若穿著納粹服裝亮相，通常造成輿論譁然，最典型的例子是英國王子哈利曾在公開場合扮裝成納粹軍人，使得王室出面道歉。</text:p>
      <text:p text:style-name="P1"><text:span text:style-name="T1">陳真</text:span><text:s/>  |  2011.07.07 15:52   |   <text:a xlink:type="simple" xlink:href="http://palinfo.habago.org/Entry?Command=Information_PrintForum&amp;iPage=557#FORUM25133"><text:span text:style-name="T2">#</text:span></text:a></text:p>
      <text:p text:style-name="P3">大約是三年前總統選舉那時候吧<text:span text:style-name="T3">,</text:span>在台南市中心某個長老教會門口看到一幅巨型紅布條<text:span text:style-name="T3">,</text:span>上面竟然寫著<text:span text:style-name="T3"><text:s/>"</text:span>神愛台灣人<text:span text:style-name="T3">"!! </text:span>可惜當時沒帶手機<text:span text:style-name="T3">,</text:span>沒能拍照存證<text:span text:style-name="T3">.<text:line-break/><text:line-break/></text:span>感覺長老教會似乎不是個教會<text:span text:style-name="T3">,</text:span>它比較像是一般民間社團<text:span text:style-name="T3">,</text:span>教旨不是聖經<text:span text:style-name="T3">,</text:span>不是耶穌教誨<text:span text:style-name="T3">,</text:span>而是<text:span text:style-name="T3"><text:s/>"</text:span>咱勇敢的台灣人<text:span text:style-name="T3"><text:s/>vs. </text:span>他們萬惡的中國人<text:span text:style-name="T3">",</text:span>主要活動之一就是幫民進黨搞選舉<text:span text:style-name="T3">.<text:line-break/><text:line-break/></text:span>從來只聽過<text:span text:style-name="T3"><text:s/>"</text:span>神愛世人<text:span text:style-name="T3">",</text:span>神怎麼會特別只愛台灣人呢<text:span text:style-name="T3">? </text:span>如果你在國外哪個教堂外看見大幅紅布條寫著<text:span text:style-name="T3"><text:s/>"</text:span>神愛英國人<text:span text:style-name="T3">" </text:span>或<text:span text:style-name="T3"><text:s/>"</text:span>神愛美利奸合眾國<text:span text:style-name="T3">",</text:span>不知你做何感想<text:span text:style-name="T3">?<text:line-break/><text:line-break/></text:span>把目的當成目的是很重要的<text:span text:style-name="T3">,"</text:span>價值<text:span text:style-name="T3">"(value)</text:span>本身就是一種目的<text:span text:style-name="T3">,</text:span>它是自明的<text:span text:style-name="T3">(self-evident)</text:span>的<text:span text:style-name="T3">,</text:span>無條件自身便能成立並普及於世的<text:span text:style-name="T3">(universal),</text:span>它不是其它任何目的的手段<text:span text:style-name="T3">,</text:span>否則就不可能是一種價值<text:span text:style-name="T3">. </text:span>就跟感情一樣<text:span text:style-name="T3">,</text:span>感情本身就是目的<text:span text:style-name="T3">,</text:span>當它變成一種手段時<text:span text:style-name="T3">(</text:span>例如騙上床的手段<text:span text:style-name="T3">,</text:span>昇遷的手段等等<text:span text:style-name="T3">),</text:span>感情就扭曲了消失了<text:span text:style-name="T3">.<text:line-break/><text:line-break/></text:span>相反地<text:span text:style-name="T3">,</text:span>把手段當成一種目的卻形成另一種災難<text:span text:style-name="T3">. </text:span>例如統獨只是一種追求更好生活的手段<text:span text:style-name="T3">,</text:span>它本身不可能是一種目的<text:span text:style-name="T3">,</text:span>因為它不是無條件便能存在的<text:span text:style-name="T3">,</text:span>它有著一定的時空背景<text:span text:style-name="T3">,</text:span>當背景條件改變<text:span text:style-name="T3">,</text:span>它勢必也要跟著變<text:span text:style-name="T3">;</text:span>它更不是普世的<text:span text:style-name="T3">,</text:span>它只是無數見仁見智的選項之一<text:span text:style-name="T3">. <text:line-break/><text:line-break/></text:span>這就好像我今天晚上下班後可以去吃擔仔麵也可以去吃花枝米粉<text:span text:style-name="T3">,</text:span>當然也可以留在家自己開伙<text:span text:style-name="T3">,</text:span>昨晚還有一些剩菜剩飯自然也是選項之一<text:span text:style-name="T3">. </text:span>至於何種選擇為真<text:span text:style-name="T3">,</text:span>這沒有客觀標準<text:span text:style-name="T3">,</text:span>純粹是看當時狀況由個人自行選擇<text:span text:style-name="T3">. </text:span>若大家相持不下<text:span text:style-name="T3">,</text:span>就來協商<text:span text:style-name="T3">,</text:span>如此而已<text:span text:style-name="T3">.<text:line-break/><text:line-break/></text:span>荒唐的是<text:span text:style-name="T3">,</text:span>把各種普世性的或價值性的目標給當成手段來利用<text:span text:style-name="T3">,</text:span>藉以謀取利益<text:span text:style-name="T3">,</text:span>卻把純屬手段範疇的東西例如統獨給當成最高目標<text:span text:style-name="T3">,</text:span>拿來膜拜<text:span text:style-name="T3">,</text:span>當成一種檢驗敵我與判定是非的最高標準<text:span text:style-name="T3">.<text:line-break/><text:line-break/></text:span>台灣社會基本上就是這樣<text:span text:style-name="T3">. </text:span>這群政治商人及其搖旗納喊整天喊打喊殺的徒子徒孫們<text:span text:style-name="T3">,</text:span>基本上就是這樣搞的<text:span text:style-name="T3">. <text:line-break/><text:line-break/></text:span>這道理很簡單<text:span text:style-name="T3">,</text:span>簡單到我都不知道還能怎麼樣更簡單來表達了<text:span text:style-name="T3">,</text:span>可是<text:span text:style-name="T3">,</text:span>當一個人或一個社會瘋狂時<text:span text:style-name="T3">,</text:span>他其實是什麼也聽不見的<text:span text:style-name="T3">,</text:span>他只會根據顏色來衡量一切價值論斷一切是非<text:span text:style-name="T3">;</text:span>對於不合我黨我派利益或不合某種選項的<text:span text:style-name="T3">,</text:span>就視為寇讎討伐攻擊<text:span text:style-name="T3">;</text:span>當你說這社會病了<text:span text:style-name="T3">,</text:span>瘋狂了<text:span text:style-name="T3">,</text:span>需要吃藥<text:span text:style-name="T3">,</text:span>你馬上就會變成公敵<text:span text:style-name="T3">. </text:span>真的很可悲<text:span text:style-name="T3">. <text:line-break/><text:line-break/></text:span>這其實不干我的事了<text:span text:style-name="T3">,</text:span>我在心裏早已決心要把這鬼島上的荒謬荒唐卑鄙人事物給統統拋諸腦後不想再有任何瓜葛<text:span text:style-name="T3">,</text:span>只是有時候難免還是會覺得很可悲<text:span text:style-name="T3">. </text:span>悲人也悲己<text:span text:style-name="T3">,</text:span>二三十年來<text:span text:style-name="T3">,</text:span>那麼多的痛苦和折磨<text:span text:style-name="T3">,</text:span>幾乎是把一切都給陪葬了<text:span text:style-name="T3">,</text:span>可是<text:span text:style-name="T3">,</text:span>到頭來卻豺狼當道<text:span text:style-name="T3">,</text:span>忠奸易位<text:span text:style-name="T3">,</text:span>是非顛倒<text:span text:style-name="T3">,</text:span>往一種更可怕的方向走去<text:span text:style-name="T3">.</text:span></text:p>
      <text:p text:style-name="P1"><text:span text:style-name="T1">陳真</text:span><text:s/>  |  2011.07.07 01:34   |   <text:a xlink:type="simple" xlink:href="http://palinfo.habago.org/Entry?Command=Information_PrintForum&amp;iPage=557#FORUM25118"><text:span text:style-name="T2">#</text:span></text:a></text:p>
      <text:p text:style-name="P2"><text:span text:style-name="T3">(</text:span>續<text:span text:style-name="T3">)<text:line-break/><text:line-break/></text:span>我對此人所知無幾<text:span text:style-name="T3">,</text:span>只是幾次在電視上見過他以一種不論是非只論顏色的方式捧綠罵藍<text:span text:style-name="T3">,</text:span>儼然就是個綠營的忠<text:span text:style-name="T3">(</text:span>綠<text:span text:style-name="T3">)</text:span>黨愛<text:span text:style-name="T3">(</text:span>台灣<text:span text:style-name="T3">)</text:span>國者<text:span text:style-name="T3">.<text:line-break/><text:line-break/></text:span>我曾上了許多當<text:span text:style-name="T3">,</text:span>例如<text:span text:style-name="T3">,</text:span>我之所以在決定要退出台灣日漸掛羊頭賣狗肉的所謂<text:span text:style-name="T3"><text:s/>"</text:span>社運團體<text:span text:style-name="T3">" </text:span>之際<text:span text:style-name="T3">,</text:span>依然參與籌畫台灣醫界聯盟的創立<text:span text:style-name="T3">,</text:span>純粹是因為已故台大醫學院院長李鎮源教授的請託<text:span text:style-name="T3">. <text:line-break/><text:line-break/></text:span>李教授跟我說<text:span text:style-name="T3">,</text:span>他想成立一個類似日據時期蔣渭水所號召成立的台灣文化協會<text:span text:style-name="T3">,</text:span>希望能提昇台灣社會在文學藝術及人權與法治等非政治性方面的公民素養<text:span text:style-name="T3">,</text:span>並且想關注孤苦無依或勢單力薄的各種弱勢者<text:span text:style-name="T3">. </text:span>他希望我能找一些年輕的醫護藥師人員共襄盛舉<text:span text:style-name="T3">. </text:span>這也是為什麼在極端講究輩份的醫界中<text:span text:style-name="T3">,</text:span>在<text:span text:style-name="T3"><text:s/>39 </text:span>個全是醫界大老掛名發起人之中會出現我這樣一個才剛入行兩年的幼齒醫師<text:span text:style-name="T3">.<text:line-break/><text:line-break/></text:span>醫界聯盟成立之後<text:span text:style-name="T3">,</text:span>我還勉強當了一兩年幹部<text:span text:style-name="T3">,</text:span>終於徹底看清這個團體不折不扣就只是個一切以<text:span text:style-name="T3"><text:s/>"</text:span>台灣人<text:span text:style-name="T3"><text:s/>VS.</text:span>中國人<text:span text:style-name="T3">" </text:span>為思考最高指導原則並且凡事以力挺綠營贏得選舉的政治性附庸團體<text:span text:style-name="T3">. </text:span>什麼文學藝術人權法治及永遠與弱勢者共生死<text:span text:style-name="T3">,</text:span>全是鬼扯蛋啦<text:span text:style-name="T3">.<text:line-break/><text:line-break/></text:span>後來又給林義雄的核四公投促進會給騙了一次<text:span text:style-name="T3">. </text:span>三十年來<text:span text:style-name="T3">,</text:span>我幾乎參與創立了台灣各大社運團體<text:span text:style-name="T3">,</text:span>但一騙再騙<text:span text:style-name="T3">,</text:span>到頭來發現幾乎全是掛羊頭賣狗肉<text:span text:style-name="T3">,</text:span>只是程度有別<text:span text:style-name="T3">,</text:span>有的做得非常赤裸裸<text:span text:style-name="T3">,</text:span>有的比較含蓄<text:span text:style-name="T3">. </text:span>他們不是真的在乎什麼人權<text:span text:style-name="T3">,</text:span>而是在乎<text:span text:style-name="T3"><text:s/>"</text:span>對我黨選舉有利的人權<text:span text:style-name="T3">";</text:span>他也不是真的在乎什麼環保<text:span text:style-name="T3">,</text:span>而是在乎<text:span text:style-name="T3"><text:s/>"</text:span>對我黨選舉有利的環保<text:span text:style-name="T3">";</text:span>他也不是真的反核啦<text:span text:style-name="T3">,</text:span>而是看誰當權再來決定要不要反核或反什麼國光石化等等等<text:span text:style-name="T3">,</text:span>他更不是在乎什麼和平或反軍購<text:span text:style-name="T3">,</text:span>當他為了破壞你跟美國的關係時<text:span text:style-name="T3">,</text:span>他就會說中共怎麼可能威脅台灣<text:span text:style-name="T3">? </text:span>別騙了<text:span text:style-name="T3">! </text:span>兩岸怎麼可能會有戰爭<text:span text:style-name="T3">? </text:span>少蓋了<text:span text:style-name="T3">!</text:span>人家中共是很理性的<text:span text:style-name="T3">! </text:span>再說<text:span text:style-name="T3">,</text:span>真要打也打不過人家<text:span text:style-name="T3">,</text:span>武器買了也沒用<text:span text:style-name="T3">,</text:span>所以根本不應該軍購<text:span text:style-name="T3">.<text:line-break/><text:line-break/></text:span>我記得韓寒有篇文章標題提到一個說法很傳神<text:span text:style-name="T3">,</text:span>他說<text:span text:style-name="T3">: "</text:span>究竟咱們是需要真相<text:span text:style-name="T3">,</text:span>還是需要合乎需要的真相<text:span text:style-name="T3">?" </text:span>這話放在此也挺適當<text:span text:style-name="T3">,</text:span>到底我們是真的在乎環保在乎人權在乎和平在乎法治在乎公義<text:span text:style-name="T3">,</text:span>還是在乎<text:span text:style-name="T3"><text:s/>"</text:span>合乎我黨與私人利益的<text:span text:style-name="T3">" </text:span>人權環保和平法治與公義<text:span text:style-name="T3">?</text:span></text:p>
      <text:p text:style-name="P1">Jedah Zhang   |  2011.07.06 22:54   |   <text:a xlink:type="simple" xlink:href="http://palinfo.habago.org/Entry?Command=Information_PrintForum&amp;iPage=557#FORUM25116"><text:span text:style-name="T2">#</text:span></text:a></text:p>
      <text:p text:style-name="P3">真可怕<text:span text:style-name="T3">, </text:span>政治如此不堪<text:span text:style-name="T3">...<text:line-break/></text:span>我也是看到了名字才去查一下這人的<text:span text:style-name="T3">BLOG, </text:span>方有<text:span text:style-name="T3">"</text:span>原來如此<text:span text:style-name="T3">"</text:span>之悟<text:span text:style-name="T3">..</text:span></text:p>
      <text:p text:style-name="P1"><text:span text:style-name="T1">陳真</text:span><text:s/>  |  2011.07.06 21:17   |   <text:a xlink:type="simple" xlink:href="http://palinfo.habago.org/Entry?Command=Information_PrintForum&amp;iPage=557#FORUM25114"><text:span text:style-name="T2">#</text:span></text:a></text:p>
      <text:p text:style-name="P2">應該說<text:span text:style-name="T3">: </text:span>這樣一個人應該去某黨從政或儘管去助選<text:span text:style-name="T3">,</text:span>但是<text:span text:style-name="T3">,</text:span>跟人權扯得上什麼關係呢<text:span text:style-name="T3">? </text:span>下回若換余天當<text:span text:style-name="T3">AI(</text:span>國際特赦組織<text:span text:style-name="T3">)</text:span>理事長我也不會更驚訝了<text:span text:style-name="T3">.<text:line-break/><text:line-break/></text:span>我沒辦法想像國外的<text:span text:style-name="T3"><text:s/>AI </text:span>或任何一個人權團體會冒出一個具有明顯黨派屬性甚至替任何一個政黨助選搖旗吶喊的領導幹部<text:span text:style-name="T3">,</text:span>更不用說像某黨那樣一種動輒挑撥族群仇恨的極右政黨<text:span text:style-name="T3">. <text:line-break/><text:line-break/></text:span>任何一個人權團體都不應該有政治立場<text:span text:style-name="T3">,</text:span>更不用說是像<text:span text:style-name="T3">AI</text:span>這樣的團體<text:span text:style-name="T3">. </text:span>但是<text:span text:style-name="T3">,</text:span>橘逾淮為枳<text:span text:style-name="T3">,</text:span>任何再好的東西來到台灣似乎都會走樣<text:span text:style-name="T3">.<text:line-break/><text:line-break/></text:span>大約<text:span text:style-name="T3"><text:s/>20</text:span>年前<text:span text:style-name="T3">,</text:span>我是台灣的<text:span text:style-name="T3">AI</text:span>成立之前最早的<text:span text:style-name="T3">AI</text:span>小組成員<text:span text:style-name="T3">,</text:span>屬台北一組<text:span text:style-name="T3">,</text:span>當時也是一直因為藍綠鬧分裂<text:span text:style-name="T3">,</text:span>後來柏楊那一組贏了<text:span text:style-name="T3">,</text:span>取得組織<text:span text:style-name="T3">AI</text:span>成立分會的資格<text:span text:style-name="T3">,</text:span>成為中華民國分會<text:span text:style-name="T3">. </text:span>而台北一組被倫敦總部解散<text:span text:style-name="T3">,</text:span>因為被判定具有明顯黨派政治傾向<text:span text:style-name="T3">. </text:span>每次開會<text:span text:style-name="T3">,</text:span>常聽到大家在罵統派即柏楊的台北二組<text:span text:style-name="T3">,</text:span>感覺就像在搞政黨鬥爭那樣一種心態<text:span text:style-name="T3">.(</text:span>更不用說台權會<text:span text:style-name="T3">,</text:span>那就更荒唐了<text:span text:style-name="T3">,</text:span>內部選舉完全就是等於民進黨的內部選舉<text:span text:style-name="T3">,</text:span>新潮流鬥美麗島系<text:span text:style-name="T3">)<text:line-break/><text:line-break/></text:span>沒想到後來還是台北一組所代表的綠營色彩贏了<text:span text:style-name="T3">,</text:span>中華民國分會後來就改為台灣分會<text:span text:style-name="T3">. </text:span>之後就越來越肆無忌憚而不堪聞問<text:span text:style-name="T3">...</text:span></text:p>
      <text:p text:style-name="P4"/>
      <text:p text:style-name="P1">Jedah Zhang   |  2011.07.06 18:37   |   <text:a xlink:type="simple" xlink:href="http://palinfo.habago.org/Entry?Command=Information_PrintForum&amp;iPage=558#FORUM25112"><text:span text:style-name="T2">#</text:span></text:a></text:p>
      <text:p text:style-name="P2"><text:span text:style-name="T3">WTF....<text:line-break/></text:span>到底這些人能不能分清馬戲團和教學的差別<text:span text:style-name="T3">?<text:line-break/><text:line-break/></text:span>不過小弟不太明白國際特赦組織那個人是怎樣<text:span text:style-name="T3">?</text:span></text:p>
      <text:p text:style-name="P1"><text:span text:style-name="T1">陳真</text:span><text:s/>  |  2011.07.06 17:04   |   <text:a xlink:type="simple" xlink:href="http://palinfo.habago.org/Entry?Command=Information_PrintForum&amp;iPage=558#FORUM25110"><text:span text:style-name="T2">#</text:span></text:a></text:p>
      <text:p text:style-name="P3">我真不敢相信我的眼睛<text:span text:style-name="T3">,</text:span>我的確很後悔浪費大半生的青春和血淚<text:span text:style-name="T3">,</text:span>搞得家破人亡<text:span text:style-name="T3">,</text:span>卻創造出一個可怕齷齪的黨以及一堆掛羊頭賣狗肉的所謂社運或人權團體<text:span text:style-name="T3">. </text:span>不是當事人<text:span text:style-name="T3">,</text:span>無法體會這樣一種悔恨及挫折感<text:span text:style-name="T3">,</text:span>所謂理想原來都只是一種奪取權力與私利以及維護特定黨派意識形態的手段<text:span text:style-name="T3">.<text:line-break/><text:line-break/></text:span>陳真<text:span text:style-name="T3"><text:line-break/><text:line-break/>==========<text:line-break/>Freddy Lim, </text:span>林昶佐<text:span text:style-name="T3"><text:s/>/ </text:span>閃靈樂團主唱<text:span text:style-name="T3"> <text:line-break/></text:span>現任國際特赦組織台灣分會理事長<text:span text:style-name="T3"><text:s/>Amnesty International Taiwan, Chairperson</text:span></text:p>
      <text:p text:style-name="P1"><text:span text:style-name="T1">陳真</text:span><text:s/>  |  2011.07.06 15:58   |   <text:a xlink:type="simple" xlink:href="http://palinfo.habago.org/Entry?Command=Information_PrintForum&amp;iPage=558#FORUM25109"><text:span text:style-name="T2">#</text:span></text:a></text:p>
      <text:p text:style-name="P5"><text:span text:style-name="T1">鸚鵡界的</text:span>michael jackson<text:line-break/><text:line-break/>http://www.youtube.com/watch?v=T728kIasAMY<text:line-break/><text:line-break/><text:span text:style-name="T1">特別請看三分鐘處</text:span></text:p>
      <text:p text:style-name="P1"><text:span text:style-name="T1">陳真</text:span><text:s/>  |  2011.07.06 15:43   |   <text:a xlink:type="simple" xlink:href="http://palinfo.habago.org/Entry?Command=Information_PrintForum&amp;iPage=558#FORUM25108"><text:span text:style-name="T2">#</text:span></text:a></text:p>
      <text:p text:style-name="P6"><text:span text:style-name="T1">環境教學</text:span>?<text:line-break/><text:line-break/>http://tw.nextmedia.com/rnews/article/SecID/109/art_id/47402/IssueID/20110706/page/1</text:p>
      <text:p text:style-name="P1"><text:span text:style-name="T1">陳真</text:span><text:s/>  |  2011.07.04 02:34   |   <text:a xlink:type="simple" xlink:href="http://palinfo.habago.org/Entry?Command=Information_PrintForum&amp;iPage=558#FORUM25069"><text:span text:style-name="T2">#</text:span></text:a></text:p>
      <text:p text:style-name="P2"><text:span text:style-name="T3">(</text:span>續<text:span text:style-name="T3">)<text:line-break/><text:line-break/></text:span>我真的覺得台灣的教會簡直就是一種藏污納垢的地方<text:span text:style-name="T3">,</text:span>比一般機構或團體充滿更多人性的醜陋面<text:span text:style-name="T3">. </text:span>小弟無知無德亦無心刻意冒犯<text:span text:style-name="T3">,</text:span>所言若有不敬<text:span text:style-name="T3">,</text:span>還請各位基督徒發揮耶穌精神寬恕我吧<text:span text:style-name="T3">!</text:span>只是我的確是這樣認為<text:span text:style-name="T3">. </text:span>生平接觸過不少教會與教會人士<text:span text:style-name="T3">,</text:span>其為人處世之無情冷血與殘酷卑鄙及價值觀之猥瑣扭曲<text:span text:style-name="T3">,</text:span>經常讓我感到嘆為觀止<text:span text:style-name="T3">,</text:span>不是普通的恐怖<text:span text:style-name="T3">,</text:span>而是很<text:span text:style-name="T3">~</text:span>恐怖<text:span text:style-name="T3">.<text:line-break/><text:line-break/></text:span>面對他們<text:span text:style-name="T3">,</text:span>倫家都好緊張說<text:span text:style-name="T3">,</text:span>怕自己是不是哪裡衣冠不整了或言行粗鄙了或哪一點成就落後了<text:span text:style-name="T3">.</text:span>他們見著了我卻往往很開心<text:span text:style-name="T3">,</text:span>就像看到一個污濁的罪人或失敗者或尚未開化的呆瓜一樣<text:span text:style-name="T3">,</text:span>自信指數立即暴增數百點<text:span text:style-name="T3">,</text:span>而且還可以對我進行各種道德教誨與成功之道的指引<text:span text:style-name="T3">. <text:line-break/><text:line-break/></text:span>可是<text:span text:style-name="T3">,</text:span>這些人往往與我一點也不熟<text:span text:style-name="T3">,</text:span>甚至對我一無所知<text:span text:style-name="T3">,</text:span>而且似乎也沒興趣知道更多<text:span text:style-name="T3">,</text:span>不知道為什麼卻也能照樣給我許多心靈指導與道德教誨<text:span text:style-name="T3">,</text:span>經常一口咬定我應該這樣應該那樣<text:span text:style-name="T3">,</text:span>例如我應該看<text:span text:style-name="T3">15</text:span>台<text:span text:style-name="T3">,</text:span>應該捐款給教會<text:span text:style-name="T3">,</text:span>應該去慈善機構當志工<text:span text:style-name="T3">,</text:span>應該參加聖詩般歌頌上帝等等<text:span text:style-name="T3">,</text:span>然後<text:span text:style-name="T3">...</text:span>然後怎麼樣<text:span text:style-name="T3">? </text:span>然後就會跟他們一樣<text:span text:style-name="T3">,</text:span>一樣<text:span text:style-name="T3"><text:s/>"</text:span>成功<text:span text:style-name="T3">",</text:span>一樣受人愛戴<text:span text:style-name="T3">,</text:span>一樣飛黃騰達<text:span text:style-name="T3">,</text:span>一樣春心蕩漾<text:span text:style-name="T3">...</text:span>講錯了<text:span text:style-name="T3">,</text:span>是溫馨蕩漾<text:span text:style-name="T3">.<text:line-break/><text:line-break/></text:span>這些人好像完全沒有半點病識感<text:span text:style-name="T3">,</text:span>似乎總是覺得自己好神聖好崇高好聖潔好超脫<text:span text:style-name="T3">,</text:span>一言一行都符合道德重整委員會的標準<text:span text:style-name="T3">,</text:span>合乎好國民生活禮儀規範<text:span text:style-name="T3">,</text:span>一副慈眉善目好甜美好溫馨好無邪的模樣<text:span text:style-name="T3">,</text:span>甜美溫馨無邪到好像都不會勃起<text:span text:style-name="T3">,</text:span>好像只要一聽到一句媽咧個逼就會當場心靈污染崩潰口吐白沫<text:span text:style-name="T3">. <text:line-break/><text:line-break/></text:span>聽起來好像我是在說我們應該齜牙裂嘴滿口污言穢語才叫做上帝的子民<text:span text:style-name="T3">,</text:span>我倒也無此意<text:span text:style-name="T3">. </text:span>當我們描繪一種行為外觀時<text:span text:style-name="T3">,</text:span>往往會讓人以為我們是在提出一種行為主義式的陳述<text:span text:style-name="T3">. </text:span>事實上跟任何特定外在言行無關<text:span text:style-name="T3">,</text:span>只是我們既然無法具體表明那無可言喻者<text:span text:style-name="T3">,</text:span>只好在外顯事物上做描述<text:span text:style-name="T3">.<text:line-break/><text:line-break/></text:span>而且<text:span text:style-name="T3">,</text:span>那些自以為高人一等的信徒們<text:span text:style-name="T3">,</text:span>或許他們以為唯有在外顯言行上裝模作樣<text:span text:style-name="T3">,</text:span>才能顯示其內在靈性之不凡<text:span text:style-name="T3">,</text:span>進而鄙視不同言行樣貌者<text:span text:style-name="T3">. </text:span>但宗教之所以是宗教<text:span text:style-name="T3">,</text:span>又豈是一種行為主義式的言行準則<text:span text:style-name="T3">? </text:span>宗教之喜樂也絕不是心理學上那種欣喜快樂<text:span text:style-name="T3">. </text:span>哪天就算耶穌被證實罹患有嚴重憂鬱症<text:span text:style-name="T3">,</text:span>他照樣可以宣稱基督教將帶給人們喜樂<text:span text:style-name="T3">,</text:span>因為此喜樂非彼喜樂<text:span text:style-name="T3">. <text:line-break/><text:line-break/></text:span>至少基督教是這樣<text:span text:style-name="T3">,</text:span>它之所謂喜樂完全不是一種心理學概念<text:span text:style-name="T3">.</text:span>基督教要教人得永生<text:span text:style-name="T3">,</text:span>更不是一種醫學概念<text:span text:style-name="T3">,</text:span>它不是要讓你長生不老青春永駐<text:span text:style-name="T3">,</text:span>相反地<text:span text:style-name="T3">,</text:span>聖經說<text:span text:style-name="T3">,</text:span>那些顧全世上性命者都得失去生命<text:span text:style-name="T3">,</text:span>反倒是那些棄絕世俗生命者得著永生<text:span text:style-name="T3">.<text:line-break/><text:line-break/></text:span>我喜歡的一位哲學家<text:span text:style-name="T3"><text:s/>Bouwsma </text:span>曾引用<text:span text:style-name="T3"><text:s/>"</text:span>卡拉馬助夫兄弟<text:span text:style-name="T3">" </text:span>裏的對白說：<text:span text:style-name="T3">"</text:span>落在上帝的手裏是一件很<text:span text:style-name="T3">~~</text:span>恐怖的事<text:span text:style-name="T3">!" </text:span>他說<text:span text:style-name="T3">,"</text:span>有著信仰並不是一件風平浪靜的事<text:span text:style-name="T3">,</text:span>而是充滿眼淚和恐怖，恐懼與顫抖<text:span text:style-name="T3">".<text:line-break/><text:line-break/></text:span>齊克果也說<text:span text:style-name="T3">,</text:span>上帝是一種精神<text:span text:style-name="T3">,</text:span>跟表象<text:span text:style-name="T3">(appearance)</text:span>形成一種弔詭的關係<text:span text:style-name="T3">. </text:span>祂無法被直接指出來<text:span text:style-name="T3">,</text:span>而只能弔詭地指出<text:span text:style-name="T3">,</text:span>以一種弔詭的方式連接到現象<text:span text:style-name="T3">.<text:line-break/><text:line-break/></text:span>齊克果的想法簡單可以這麼說<text:span text:style-name="T3">: <text:line-break/><text:line-break/></text:span>任何加強表象的作為<text:span text:style-name="T3">,</text:span>便離上帝越遠<text:span text:style-name="T3">.</text:span>例如他說<text:span text:style-name="T3">: </text:span>當教會越少時<text:span text:style-name="T3">,</text:span>上帝的容顏便也越清楚<text:span text:style-name="T3">;</text:span>當教會越來越宏大壯觀時<text:span text:style-name="T3">,</text:span>上帝便離得越遠<text:span text:style-name="T3">;</text:span>教條越多<text:span text:style-name="T3">,</text:span>上帝也離得越遠<text:span text:style-name="T3">;</text:span>牧師越多<text:span text:style-name="T3">,</text:span>上帝離得更遠<text:span text:style-name="T3">, </text:span>因為這一切都是在加強表象<text:span text:style-name="T3">, </text:span>而世俗表象是與上帝對立的<text:span text:style-name="T3">. (</text:span>見<text:span text:style-name="T3"><text:s/>VOL-3, p. 412-5) <text:line-break/><text:line-break/></text:span>齊克果說<text:span text:style-name="T3">: </text:span>儘管形式上上帝的語言很像人類用語<text:span text:style-name="T3">,</text:span>但事實上<text:span text:style-name="T3">,</text:span>上帝的語言跟人類所有語言性質上完全不同<text:span text:style-name="T3">;</text:span>上帝的語言是倒過來用的<text:span text:style-name="T3">,</text:span>比方說<text:span text:style-name="T3">:</text:span>上帝說失去世上生命便是得到<text:span text:style-name="T3"><text:s/>(gain),</text:span>擁有世上生命就是失去<text:span text:style-name="T3">(loss),</text:span>我們雖然也用<text:span text:style-name="T3"><text:s/>"</text:span>得到<text:span text:style-name="T3">" </text:span>與<text:span text:style-name="T3"><text:s/>"</text:span>失去<text:span text:style-name="T3">" </text:span>這些字眼<text:span text:style-name="T3">,</text:span>但我們並不是用到精神意義上來<text:span text:style-name="T3">, </text:span>而只是一種表象用語<text:span text:style-name="T3">,</text:span>所以我們所理解的恰恰跟上帝所說的正好相反<text:span text:style-name="T3">. </text:span>我們用<text:span text:style-name="T3">“</text:span>我們的語言<text:span text:style-name="T3">”</text:span>把上帝給說跑了說遠了<text:span text:style-name="T3">,</text:span>所以我們現在正等待新使徒的誕生<text:span text:style-name="T3">,</text:span>因為我們已經把舊使徒所派發的功課全都做完了<text:span text:style-name="T3">.(</text:span>見<text:span text:style-name="T3">VOL-3, p. 11)<text:line-break/><text:line-break/></text:span>齊克果說<text:span text:style-name="T3">: </text:span>基督徒就是藉著表象言行逐步遠離上帝<text:span text:style-name="T3">,</text:span>基督教史變成一種藉著加強表象而遠離上帝的歷史<text:span text:style-name="T3">, </text:span>因為上帝被視為好像可以改善、可以進步似的<text:span text:style-name="T3">. </text:span>基督徒藉著建立教會和紀念碑以及無數的牧師<text:span text:style-name="T3">,</text:span>禮貌地移走上帝<text:span text:style-name="T3">.<text:line-break/><text:line-break/></text:span>齊克果又說<text:span text:style-name="T3">: </text:span>離上帝最遠的就是基督教<text:span text:style-name="T3">,</text:span>如果我對別人這樣說<text:span text:style-name="T3">, </text:span>他們一定會排斥我<text:span text:style-name="T3">,</text:span>他們不會說<text:span text:style-name="T3">: </text:span>你講得很好啊<text:span text:style-name="T3">,</text:span>那就讓我們把牧師人數給弄成一千倍吧<text:span text:style-name="T3">,</text:span>這樣我們大家才能遠離上帝<text:span text:style-name="T3">. <text:line-break/><text:line-break/></text:span>齊克果說<text:span text:style-name="T3">: </text:span>一個基督徒<text:span text:style-name="T3">,</text:span>生命中卻沒有任何傷痕<text:span text:style-name="T3">,</text:span>這在我看來是完全不可能的<text:span text:style-name="T3">. </text:span>他說<text:span text:style-name="T3">,</text:span>我們不應該對上帝說<text:span text:style-name="T3">: </text:span>上帝啊<text:span text:style-name="T3">,</text:span>我要在我的感情裏給你一個位置<text:span text:style-name="T3">,</text:span>但不能給你更多空間了<text:span text:style-name="T3">, </text:span>因為我不想變成世人的笑柄<text:span text:style-name="T3">,</text:span>因為透過跟你的關係<text:span text:style-name="T3">,</text:span>我的生命將會變得與這世界格格不入<text:span text:style-name="T3">(heterogeneous).<text:line-break/><text:line-break/></text:span>齊克果說<text:span text:style-name="T3">:</text:span>當一個人跟上帝建立起一種關係<text:span text:style-name="T3">,</text:span>你馬上很容易就會看出他的跛腳<text:span text:style-name="T3">,</text:span>他在這世上將寸步難行<text:span text:style-name="T3">;</text:span>他得忍受自己的生命跟這世界格格不入的巨大痛苦<text:span text:style-name="T3">. (</text:span>見<text:span text:style-name="T3">VOL-2, p. 123)<text:line-break/><text:line-break/></text:span>齊克果說<text:span text:style-name="T3">: </text:span>如果你真的希望上帝靠近你<text:span text:style-name="T3">, </text:span>那就讓這幫說謊的牧師和<text:span text:style-name="T3">(</text:span>哲學或神學<text:span text:style-name="T3">)</text:span>教授去死去見鬼吧<text:span text:style-name="T3">, </text:span>他們這幫人說謊成性<text:span text:style-name="T3">,</text:span>給聖經做了多麼優秀的解釋啊<text:span text:style-name="T3">! </text:span>可是<text:span text:style-name="T3">,</text:span>我要告訴你<text:span text:style-name="T3">,</text:span>上帝可是個行家哦<text:span text:style-name="T3">,</text:span>祂眼光很銳利<text:span text:style-name="T3">,</text:span>祂知道誰在利用祂<text:span text:style-name="T3">,</text:span>誰在吃他豆腐<text:span text:style-name="T3">,</text:span>祂也知道誰才是真的冒險尋覓祂的蹤影<text:span text:style-name="T3">.<text:line-break/><text:line-break/></text:span>齊克果說<text:span text:style-name="T3">: </text:span>以一點點根本微不足道的風險來博取龐大利益的<text:span text:style-name="T3">,</text:span>這不叫冒險<text:span text:style-name="T3">,</text:span>真正的冒險是那些敢於和世俗表象唱反調的可憐蟲<text:span text:style-name="T3">,</text:span>他拿命去做的是根本不可能成功的事<text:span text:style-name="T3">. </text:span>但是<text:span text:style-name="T3">,</text:span>這時候<text:span text:style-name="T3">,</text:span>上帝卻會悄悄地來到他身邊<text:span text:style-name="T3">,</text:span>不是要讓他贏得風光和榮華富貴<text:span text:style-name="T3">,</text:span>而是要讓他更慘<text:span text:style-name="T3">.<text:line-break/><text:line-break/></text:span>齊克果接著說<text:span text:style-name="T3">: </text:span>而那些神棍真是他媽的很體貼啊<text:span text:style-name="T3">,</text:span>他們努力建造宏偉的大教堂<text:span text:style-name="T3">,</text:span>以為花費越多<text:span text:style-name="T3">,</text:span>上帝就會離得越近<text:span text:style-name="T3">; </text:span>以為教堂越大間越好<text:span text:style-name="T3">,</text:span>免得上帝嫌地方小<text:span text:style-name="T3">,</text:span>住不下<text:span text:style-name="T3">. </text:span>而且<text:span text:style-name="T3">, </text:span>三不五時就會來個神棍總動員<text:span text:style-name="T3">,</text:span>大家齊聚一堂引吭高歌<text:span text:style-name="T3">,</text:span>讚美上帝<text:span text:style-name="T3">,</text:span>好讓祂受到震撼<text:span text:style-name="T3">,</text:span>降臨我們身邊<text:span text:style-name="T3">.<text:line-break/><text:line-break/></text:span>至於那個孤單痴愚的可憐蟲<text:span text:style-name="T3">,</text:span>為了見著上帝<text:span text:style-name="T3">,</text:span>竟然笨得嚇人<text:span text:style-name="T3">,</text:span>不但孤注一擲盡做傻事<text:span text:style-name="T3">,</text:span>而且還努力自毀前程<text:span text:style-name="T3">,</text:span>如今落得一無所有<text:span text:style-name="T3">. </text:span>但是<text:span text:style-name="T3">,</text:span>齊克果說<text:span text:style-name="T3">,</text:span>上帝是專門跟風光表象唱反調的<text:span text:style-name="T3">,</text:span>祂不會去大教堂參加大拜拜<text:span text:style-name="T3">,</text:span>反而會悄悄來到這個一心求見的傻蛋身旁<text:span text:style-name="T3">,</text:span>以一種無法想像的方式<text:span text:style-name="T3">,</text:span>讓他見著上帝的容顏<text:span text:style-name="T3">.(</text:span>見<text:span text:style-name="T3"><text:s/>VOL-3, p. 412-5) <text:line-break/><text:line-break/></text:span>節錄一點英譯如下<text:span text:style-name="T3">(</text:span>齊克果的原文是丹麥文<text:span text:style-name="T3">,</text:span>俺看不懂<text:span text:style-name="T3">):<text:line-break/><text:line-break/>If you are really in earnest about getting God closer, then cosign the whole lying gang of preachers and professors to death and the devils...<text:line-break/><text:line-break/>Absolutely every single human being is able to venture, and God is willing to become involved with absolutely every single human being who ventures. But it stands to reason that he, infinite love, is also majesty—and he is a connoisseur; with his dreadful sharp-sightedness he is able to see whether a person wants to exploit him or is venturing….. <text:line-break/><text:line-break/>But where is there one who will actually venture—whereas there are preachers and professors by the hundred thousands who want to make a profit, at most are willing to venture a tiny little bit if they can count on a proportionate increase in profit. But that is not venturing in the Christian way. But where is there one person who will actually venture, who trusting in God and in the power of God, will dare relate inversely to appearance—something Christendom does not seem to accept but seems to assume that God relates directly to appearance—where appearance is greatest, God is nearest. Therefore spiritual Christendom builds great, spacious churches for God, presumably so the he can really have enough room. But from a Christian point of view it is true that even the smallest space is too large for God—to such an extent does he relate paradoxically, inversely, to space and place. One single, poor, abandoned, simple man who, trusting in God, will venture absolutely—there God is present and makes him, humanly speaking, more unhappy. This God must do in order to be able to be there—to such an extent does God relate negatively to phenomenon—and then we build huge edifices for him, and hundreds, yes, thousands of pastors and bishops, deans and professors, are summoned together in an enormous Church council, convinced that when such a colossal body is assembled and sits at unbelievable cost to the state—that God is present, that he is closet there, that his cause is advanced there—and God relates inversely to phenomenon. XI² A 51 n.d. 1854<text:line-break/><text:line-break/></text:span>我不想害人；辛苦抄這些話只是「僅供參考」。奉勸各位還是相信神棍的話比較保險。<text:span text:style-name="T3"><text:line-break/><text:line-break/></text:span>這有點像一種奇怪的賭博，輸的那一方算贏。也很像一種奇怪的維根斯坦式賽跑，跑最慢的是冠軍。<text:span text:style-name="T3"><text:line-break/><text:line-break/></text:span>輸贏其實全操在你自己手裏<text:span text:style-name="T3">,</text:span>純粹是看你要的究竟是哪一種生命<text:span text:style-name="T3">,</text:span>世上的<text:span text:style-name="T3">? </text:span>或世界之外的生命<text:span text:style-name="T3">? </text:span>你不可能兩種都要<text:span text:style-name="T3">.<text:line-break/><text:line-break/>---<text:line-break/></text:span>以上這些有關齊克果的段落<text:span text:style-name="T3">,</text:span>全是從我十年前<text:span text:style-name="T3"><text:s/>2001.8.15</text:span>的一篇文章中剪下來的<text:span text:style-name="T3">,</text:span>特地附上出處以免有人以為我在胡扯<text:span text:style-name="T3">,</text:span>怕有人不信原來齊克果講話這麼難聽<text:span text:style-name="T3">,</text:span>什麼還叫人家牧師及哲學教授去死去見魔鬼<text:span text:style-name="T3">. <text:line-break/><text:line-break/></text:span>比起齊克果<text:span text:style-name="T3">,</text:span>我們現在說教會兩句不是<text:span text:style-name="T3">,</text:span>倒也算溫良恭儉讓了<text:span text:style-name="T3">,</text:span>畢竟他們之所作所為實在很糟糕我覺得<text:span text:style-name="T3">. </text:span>當然<text:span text:style-name="T3">,</text:span>我不是說<text:span text:style-name="T3"><text:s/>"</text:span>每一個<text:span text:style-name="T3">" </text:span>上教會的基督徒都很糟糕<text:span text:style-name="T3">,</text:span>我說的好壞<text:span text:style-name="T3">,</text:span>純屬宗教<text:span text:style-name="T3">,</text:span>非關世俗<text:span text:style-name="T3">. <text:line-break/><text:line-break/></text:span>教會或許做過一些好事<text:span text:style-name="T3">,</text:span>但教會畢竟不是一種慈善團體<text:span text:style-name="T3">,</text:span>做再多好事絲毫無法增加其宗教性<text:span text:style-name="T3">. </text:span>更何況我其實也看不出來哪個教會做過什麼值得惦記的好事<text:span text:style-name="T3">,</text:span>倒是一堆充滿強烈虛榮非常自以為是的人<text:span text:style-name="T3">.</text:span></text:p>
      <text:p text:style-name="P1">Jedah   |  2011.07.03 21:51   |   <text:a xlink:type="simple" xlink:href="http://palinfo.habago.org/Entry?Command=Information_PrintForum&amp;iPage=558#FORUM25068"><text:span text:style-name="T2">#</text:span></text:a></text:p>
      <text:p text:style-name="P3">不論打著基督還是佛祖的名號<text:span text:style-name="T3">, </text:span>或是做過什麼慈善活動<text:span text:style-name="T3">. </text:span>幾乎我見過的所有宗教團體都有著相同的問題<text:span text:style-name="T3">: </text:span>一種難以置信的虛榮<text:span text:style-name="T3"><text:s/>+ </text:span>自我感覺良好<text:span text:style-name="T3">. </text:span>有時真的難以理解何以信仰這樣一種個人事務和群體有關係後會變質得如此面目全非<text:span text:style-name="T3">.<text:line-break/></text:span>尼采說得很對<text:span text:style-name="T3">: (</text:span>這些人<text:span text:style-name="T3">)</text:span>求的只是一己的安眠和有助安眠的麻醉性道德<text:span text:style-name="T3">.</text:span></text:p>
      <text:p text:style-name="P1"><text:span text:style-name="T1">鄭啟承</text:span><text:s/>  |  2011.07.03 16:37   |   <text:a xlink:type="simple" xlink:href="http://palinfo.habago.org/Entry?Command=Information_PrintForum&amp;iPage=558#FORUM25064"><text:span text:style-name="T2">#</text:span></text:a></text:p>
      <text:p text:style-name="P2">天啊，我第一次也看錯，因為前面這樣的台詞非常非常的<text:span text:style-name="T3">"</text:span>齊克果<text:span text:style-name="T3">"</text:span>（其實我也不知道齊克果何人也，我對其認識都是來自陳真的文章），當台詞說到「選擇上帝之路的人將遭受輕視、羞辱和傷害」、「難怪選擇自然之路的人都不快樂」，我那<text:span text:style-name="T3">"</text:span>齊克果<text:span text:style-name="T3">"</text:span>的感覺就來了，所以最後一句自動就看成「選擇上帝之路的人都不會有好下場」，這樣一整段在我看來非常<text:span text:style-name="T3">"</text:span>虔誠<text:span text:style-name="T3">"</text:span>的話真的讓人感到很震撼，因為我完全沒有預期會在電影，特別是這種大製作大明星的電影中看到這樣的台詞。<text:span text:style-name="T3"><text:line-break/><text:line-break/></text:span>第二次看我就特別等待這句話的出現，結果仔細看，咦，原來我漏看了一個字，是「不會有不好的下場」才對。不過沒差啦，因為都說得通，但我覺得「不好的下場」比較符合我的感受。<text:span text:style-name="T3"><text:line-break/><text:line-break/></text:span>聽說永生樹在基督教為主的美國引起很大議論，因為這樣一部帶著宗教意涵的電影其中很明顯關於演化的一些畫面似乎卻抵觸了聖經裡上帝造人之說。這讓我想到台大有位老師開設本應屬於基本自然科學的課程，卻因為其基督教信仰而拒上演化論的章節，甚至請來修女到課堂上傳教，還公開在課堂上指稱同性戀是有罪的。很不可思議吧，在外國他恐怕要吃上官司的，在台大卻因其年資而無人敢對其有任何批評。這是題外話。<text:span text:style-name="T3"><text:line-break/><text:line-break/></text:span>很奇怪，生命起源既是關乎信仰，我們理應虔敬一些，如果你真的相信上帝造人，那衪之如何個「造」法豈是我們可以過問的？你難道能百分百確定演化不是上帝之巧手？<text:span text:style-name="T3"><text:line-break/><text:line-break/></text:span>在差不多十七八年前我念高中，什麼「生命科學」或「生技」還沒有走紅的當時，念生物學在台灣被認為是一件很冷門、很沒出息的事。當時這門科目卻給了我很大的震撼，特別是演化論，對少年的我來說簡直就像一種神蹟了。正因如此，我差不多把整個青春時光都奉獻在這個科目上了。一直到現在，天地萬物仍然讓我覺得奇妙無比，常常遙想千萬年前的世界而不能自拔，恐龍也差不多是我的某個神了，經常在心中對其膜拜（拜託不要吃我）。<text:span text:style-name="T3"><text:line-break/><text:line-break/></text:span>科學和信仰在我看實在沒什麼衝突，不但沒有，根本是一家親。若一個人因科學和信仰彼此<text:span text:style-name="T3">“</text:span>抵觸<text:span text:style-name="T3">”</text:span>而苦惱，那肯定是因為他把科學賦予了太多宗教性，要不然就是給了信仰太多實證性。聖經和演化論其實都不能當真，因為它們都不是真的，也都不是假的。虔誠畢竟不是一種理性上的篤定；真理是否為真，是看你相不相信，而不是看你能否證明。而且任何無形之物恐怕也都不屬實證可觸的範疇，你如何證明演化或恐龍之存在呢（可別說你親眼見過恐龍）？演化或上帝最終也只是<text:span text:style-name="T3">”</text:span>紓解<text:span text:style-name="T3">”</text:span>而不是<text:span text:style-name="T3">”</text:span>解答<text:span text:style-name="T3">“</text:span>了一些疑惑，<text:span text:style-name="T3"><text:line-break/><text:line-break/></text:span>請問哲學家！是否有人已經證明了有些事是無法證明的？有吧！<text:span text:style-name="T3"><text:line-break/><text:line-break/></text:span>永生樹一片會不會讓你中意，我想是強求不來的，畢竟每個人的美感不同。在我看這已經不算是一部電影了吧，除非你整個生命經驗或調性能和它的畫面組合呈現有某種契合，否則實在沒有必要強迫自己去欣賞它。比如說有人批評它的畫面很零碎、不連貫，但在我看除非你從小就被良好教養過了頭，否則一個小孩子看世界就是這麼回事，你對世界的經驗和理解差不多就是這樣一個畫面一個畫面，也許每個畫面獨自觀看沒什麼意義，但把這全部的畫面用這樣的方式排列起來，它就形成了你的喜樂和悲歡，形成了你的世界。<text:span text:style-name="T3"><text:line-break/><text:line-break/></text:span>我是不常想到神（有啦，偶而拜觀世音菩薩啦），也不太在乎死後是否有知，但如果千萬年前有個株羅紀，遙遠未來有另一個時空不也挺美的？</text:p>
      <text:p text:style-name="P1"><text:span text:style-name="T1">陳真</text:span><text:s/>  |  2011.07.03 04:32   |   <text:a xlink:type="simple" xlink:href="http://palinfo.habago.org/Entry?Command=Information_PrintForum&amp;iPage=558#FORUM25053"><text:span text:style-name="T2">#</text:span></text:a></text:p>
      <text:p text:style-name="P3">第一次看永生樹時<text:span text:style-name="T3">,</text:span>我並沒有特別注意聽英文<text:span text:style-name="T3">,</text:span>記得當時看到中文字幕是寫著<text:span text:style-name="T3">: "</text:span>選擇上帝之路的人不會有好下場<text:span text:style-name="T3">." </text:span>當時感到很訝異<text:span text:style-name="T3">,</text:span>這話我挺能認同<text:span text:style-name="T3">,</text:span>但我之訝異是因為<text:span text:style-name="T3">: </text:span>按理說<text:span text:style-name="T3">,</text:span>修女對外並不會這樣傳道才對<text:span text:style-name="T3">. </text:span>因為若這樣傳道說你若來信本教<text:span text:style-name="T3">,</text:span>將不會有好下場<text:span text:style-name="T3">,</text:span>很可能會嚇跑<text:span text:style-name="T3">99.999%</text:span>的所謂信徒<text:span text:style-name="T3">.<text:line-break/><text:line-break/></text:span>跟齊克果一樣<text:span text:style-name="T3">,</text:span>我從不相信那些光鮮亮麗美名滿身天天都粉開心不管走到哪大家都很仰幕說他是個義人的那種所謂基督徒<text:span text:style-name="T3">. </text:span>在這些人身上<text:span text:style-name="T3">,</text:span>我一般都只是看到反面教材<text:span text:style-name="T3">;</text:span>反倒是在那些充滿痛苦的罪人或所謂小人物身上<text:span text:style-name="T3">,</text:span>特別是那些無法言語卻飽受痛苦的動物<text:span text:style-name="T3">,</text:span>讓我看見光<text:span text:style-name="T3">,</text:span>看見力量<text:span text:style-name="T3">,</text:span>看見恩典<text:span text:style-name="T3">.<text:line-break/><text:line-break/></text:span>可是<text:span text:style-name="T3">,</text:span>很奇怪<text:span text:style-name="T3">,</text:span>不知道是不是我第一次眼花還是字幕打錯了<text:span text:style-name="T3">,</text:span>第二次看時<text:span text:style-name="T3">,</text:span>字幕這回卻寫著<text:span text:style-name="T3"><text:s/>"</text:span>選擇上帝之路的人<text:span text:style-name="T3">,</text:span>不會有不好的下場<text:span text:style-name="T3">". </text:span>而且<text:span text:style-name="T3">,</text:span>如果我沒聽錯<text:span text:style-name="T3">,</text:span>英文似乎也是這樣講的<text:span text:style-name="T3">.<text:line-break/><text:line-break/></text:span>其實這樣講也完全正確<text:span text:style-name="T3">,</text:span>這兩個完全相反的說法我都能認同<text:span text:style-name="T3">,</text:span>純粹是看你準備訴說什麼樣的道理<text:span text:style-name="T3">.</text:span>我相信<text:span text:style-name="T3">,</text:span>一個選擇上帝之路的人絕對不會有不好的下場<text:span text:style-name="T3">,</text:span>我也相信<text:span text:style-name="T3">,</text:span>一個選擇上帝之路的人一定不會有好下場<text:span text:style-name="T3">;</text:span>就如片中口白接著說<text:span text:style-name="T3">: </text:span>選擇上帝之路的人<text:span text:style-name="T3">,</text:span>他會被人輕視忽略厭惡<text:span text:style-name="T3">,</text:span>遭受各種羞辱與傷害<text:span text:style-name="T3">. </text:span>這當然不會是一種好下場<text:span text:style-name="T3">. </text:span>反倒是一心求取所謂成功者或自我膨漲自以為是義人者往往飛黃騰達或地位隆崇受人羨慕與愛戴<text:span text:style-name="T3">. <text:line-break/><text:line-break/></text:span>導演所謂的好下場當然不是指的世俗功名<text:span text:style-name="T3">;</text:span>要不然<text:span text:style-name="T3">,</text:span>功成名就的大兒子就不會說是他那位十九歲便已過世的小弟引領他接近上帝<text:span text:style-name="T3">. <text:line-break/><text:line-break/></text:span>我接觸或認識許多基督徒<text:span text:style-name="T3">,</text:span>老實說<text:span text:style-name="T3">,</text:span>其中很多人讓我感到很害怕<text:span text:style-name="T3">,</text:span>充滿虛榮驕傲及各種爭名奪利的心機<text:span text:style-name="T3">. </text:span>這倒也罷了<text:span text:style-name="T3">,</text:span>畢竟這也只是人性之常態本不足為奇<text:span text:style-name="T3">. </text:span>可怕的是<text:span text:style-name="T3">,</text:span>這樣一些汲汲於名利看不出絲毫美德的人<text:span text:style-name="T3">,</text:span>卻好像特別喜歡對人傳教<text:span text:style-name="T3">,</text:span>每次一見面就一直要我棄暗投明改邪歸正<text:span text:style-name="T3">,</text:span>要我追隨基督<text:span text:style-name="T3">,</text:span>彷彿我的一舉一動一言一行都有違上帝教誨<text:span text:style-name="T3">,</text:span>有的還一直逼我看<text:span text:style-name="T3">15</text:span>台<text:span text:style-name="T3">. <text:line-break/><text:line-break/>15</text:span>台是什麼台我倒從沒注意<text:span text:style-name="T3">,</text:span>我倒是很清楚哪些台是<text:span text:style-name="T3"><text:s/>A</text:span>片台<text:span text:style-name="T3">. </text:span>至於<text:span text:style-name="T3"><text:s/>15</text:span>台<text:span text:style-name="T3">,</text:span>我猜應該是那種所謂充滿<text:span text:style-name="T3"><text:s/>"</text:span>喜樂<text:span text:style-name="T3">" </text:span>的台<text:span text:style-name="T3">,</text:span>一打開就會看到節目裏面的人個個一副慈眉善目好甜美好溫馨好無邪的模樣<text:span text:style-name="T3">,</text:span>甜美溫馨無邪到好像只要一聽到一句媽咧個逼就會當場崩潰心臟病發那種感覺<text:span text:style-name="T3">. <text:line-break/><text:line-break/></text:span>越接觸台灣的教會人士<text:span text:style-name="T3">,</text:span>我就越發感覺教會真是一個很可怕的地方<text:span text:style-name="T3">,</text:span>就像荷索的<text:span text:style-name="T3"><text:s/>Kaspar Hauser,</text:span>有人帶他去教會<text:span text:style-name="T3">,</text:span>他嚇得屁滾尿流逃出來<text:span text:style-name="T3">,</text:span>人家裏面在唱聖歌<text:span text:style-name="T3">,</text:span>他卻說裏面一群人在尖叫<text:span text:style-name="T3">,</text:span>嚇死人了<text:span text:style-name="T3">.<text:line-break/></text:span></text:p>
      <text:p text:style-name="P1"><text:span text:style-name="T1">鄭啟承</text:span><text:s/>  |  2011.07.02 21:15   |   <text:a xlink:type="simple" xlink:href="http://palinfo.habago.org/Entry?Command=Information_PrintForum&amp;iPage=558#FORUM25049"><text:span text:style-name="T2">#</text:span></text:a></text:p>
      <text:p text:style-name="P2">永生樹裡頭小男孩彈的吉他音樂應該是<text:span text:style-name="T3"><text:s/>Les Barricades Mistérieuses </text:span>沒錯<text:span text:style-name="T3">(</text:span>不知道是什麼意思，網路上查直譯是<text:span text:style-name="T3">"</text:span>神秘的街壘<text:span text:style-name="T3">"</text:span>或<text:span text:style-name="T3">"</text:span>神秘的路障<text:span text:style-name="T3">")</text:span>，作曲家是十七世紀的<text:span text:style-name="T3"><text:s/>Francois Couperin</text:span>。<text:span text:style-name="T3"><text:line-break/><text:line-break/></text:span>這首原先是寫給大鍵琴的作品<text:span text:style-name="T3">(</text:span>當時沒有鋼琴<text:span text:style-name="T3">)</text:span>，涂育誠貼的配樂<text:span text:style-name="T3"><text:s/>List </text:span>裡也有這首，就是大鍵琴彈的。<text:span text:style-name="T3"><text:line-break/><text:line-break/></text:span>影片中小男孩是用吉他彈，而且放慢很多，所以和涂育誠貼的<text:span text:style-name="T3"><text:s/>List </text:span>裡那首聽起來不太一樣吧，以致於大家沒有發現。<text:span text:style-name="T3"><text:line-break/><text:line-break/></text:span>事實上這首曲子在電影中不只出現一次，共出現三次，第一次是老大在床前祈禱，希望神讓自己不要頂撞爸爸，不要老是惹狗狗生氣，然後接下來是一群小孩子在一片公園裡玩的畫面，背景音樂就是這首曲子。第二次是小男孩在門口彈吉他，他爸爸則用鋼琴做出低音伴奏。第三次是小朋友們知道爸爸出差後就全都野了，抓蜥蜴在浴室嚇媽媽並在院子裡追著她跑。雖然都是同一首曲子，但第一次和第三次出現都是用鋼琴演奏，而且速度快很多，我第一次看的時候也沒有聽出是同一首曲子。<text:span text:style-name="T3"><text:line-break/><text:line-break/>Les Barricades Mistérieuses </text:span>請欣賞<text:span text:style-name="T3">~<text:line-break/><text:line-break/></text:span>大鍵琴版<text:span text:style-name="T3">(</text:span>涂育誠貼的<text:span text:style-name="T3"><text:s/>List </text:span>中的連結<text:span text:style-name="T3">)<text:line-break/>http://www.youtube.com/watch?feature=player_embedded&amp;v=lk_ETgI202Q<text:line-break/><text:line-break/></text:span>鋼琴版<text:span text:style-name="T3"><text:line-break/>http://www.youtube.com/watch?v=U0akoNArIVE<text:line-break/><text:line-break/></text:span>吉他版<text:span text:style-name="T3"><text:line-break/>http://www.youtube.com/watch?v=BVsMOPnwsQU&amp;feature=related</text:span></text:p>
      <text:p text:style-name="P1"><text:span text:style-name="T1">陳真</text:span><text:s/>  |  2011.07.02 03:59   |   <text:a xlink:type="simple" xlink:href="http://palinfo.habago.org/Entry?Command=Information_PrintForum&amp;iPage=558#FORUM25043"><text:span text:style-name="T2">#</text:span></text:a></text:p>
      <text:p text:style-name="P3">底下是英國衛報的報導<text:span text:style-name="T3">,</text:span>提到永生樹主角<text:span text:style-name="T3">Pitt</text:span>對於孤僻害羞厭惡一切公眾名聲或公眾活動的導演<text:span text:style-name="T3"><text:s/>Malick</text:span>的一些看法<text:span text:style-name="T3">.<text:line-break/><text:line-break/></text:span>我對於任何隱士型的人物總是充滿敬意和好感<text:span text:style-name="T3">,</text:span>所以一般也不會刻意想知道有關對方更多的資訊<text:span text:style-name="T3">;</text:span>再說<text:span text:style-name="T3">,</text:span>一個人的作品不管如何隱誨與抽象<text:span text:style-name="T3">,</text:span>他都不可能隱藏自己<text:span text:style-name="T3">. <text:line-break/><text:line-break/>14</text:span>年前初抵劍橋的某個夜晚<text:span text:style-name="T3">,</text:span>我一個人暫時住在康河邊的某個屬於教會的房子<text:span text:style-name="T3">,</text:span>那一天是我第一次讀到維根斯坦的作品<text:span text:style-name="T3">,</text:span>光憑他書中序言那句話<text:span text:style-name="T3">:"</text:span>我想寫一本好書<text:span text:style-name="T3">,</text:span>可是這樣的時光早已流逝<text:span text:style-name="T3">." </text:span>我頓時覺得自己的整個人生彷彿因此而徹底改變<text:span text:style-name="T3">.<text:line-break/><text:line-break/></text:span>我若於十幾年後才說這話<text:span text:style-name="T3">,</text:span>你們會說我或許記憶有誤或事後竄改了歷史<text:span text:style-name="T3">,</text:span>還好我有一些見證人<text:span text:style-name="T3">. </text:span>因為就在我初識維根斯坦之後隔兩天<text:span text:style-name="T3">,</text:span>有幾個早已來劍橋多年的台灣女留學生邀我們聚會<text:span text:style-name="T3">,</text:span>她們問我研究什麼<text:span text:style-name="T3">,</text:span>我說我才剛來沒幾天<text:span text:style-name="T3">,</text:span>八字都還沒一撇<text:span text:style-name="T3">,</text:span>但我告訴大家說<text:span text:style-name="T3">: </text:span>我兩天前有個奇妙經驗<text:span text:style-name="T3">;</text:span>我說我第一次讀到維根斯坦的書<text:span text:style-name="T3">,</text:span>讀到他序言裏頭的一句話<text:span text:style-name="T3">,"</text:span>突然感覺自己的生命彷彿因此產生一種天翻地覆的變化<text:span text:style-name="T3">". <text:line-break/><text:line-break/></text:span>記得那幾個留學生聽了之後面面相覷<text:span text:style-name="T3">,</text:span>不知道我在講什麼<text:span text:style-name="T3">,</text:span>但我也沒辦法做更多解釋了<text:span text:style-name="T3">,</text:span>因為連我自己也不知道為什麼<text:span text:style-name="T3"><text:s/>"</text:span>我想寫一本好書<text:span text:style-name="T3">,</text:span>可是這樣的時光早已流逝<text:span text:style-name="T3">" </text:span>這樣一句平常話語卻能翻轉我整個人生<text:span text:style-name="T3">. <text:line-break/><text:line-break/></text:span>可悲的是<text:span text:style-name="T3">,</text:span>這句話現在卻似乎也成為我自己的一個嘆息<text:span text:style-name="T3">. </text:span>我的確也一直想寫一本好書<text:span text:style-name="T3">,</text:span>但我越寫越多越寫越厚<text:span text:style-name="T3">,</text:span>慢慢地我發現<text:span text:style-name="T3">,</text:span>除非我存心糟蹋自己的作品<text:span text:style-name="T3">,</text:span>否則它恐怕很難以一種有頭有尾的形貌面世了<text:span text:style-name="T3">. </text:span>它的每一道筆觸都顯得破碎而缺乏意義<text:span text:style-name="T3">,</text:span>可是當你把所有筆觸湊在一起來看時<text:span text:style-name="T3">,</text:span>或許還是可以看出某種風景<text:span text:style-name="T3">,</text:span>只不過這稱不上什麼<text:span text:style-name="T3"><text:s/>"</text:span>好書<text:span text:style-name="T3">",</text:span>所以將來是不是有人閱讀其實也無關緊要<text:span text:style-name="T3">. </text:span>就如尼采所說<text:span text:style-name="T3">,</text:span>所有哲學說到底<text:span text:style-name="T3">,</text:span>不過就是一種自傳<text:span text:style-name="T3">,</text:span>記錄著全然屬於自己的各種痛苦與悲歡<text:span text:style-name="T3">.<text:line-break/><text:line-break/></text:span>唸碩士那一年<text:span text:style-name="T3">,</text:span>在一個討論會上<text:span text:style-name="T3">,</text:span>老師談到說<text:span text:style-name="T3">: </text:span>如果我們要把維根斯坦的自我宣稱當真<text:span text:style-name="T3">,</text:span>亦即他自稱所寫的一切都沒有意義<text:span text:style-name="T3">(nonsense),</text:span>如果我們要對此當真<text:span text:style-name="T3">,</text:span>如果每個句子都沒有意義<text:span text:style-name="T3">,</text:span>那麼整本書<text:span text:style-name="T3">(Tractatus:Logico-Philosophicus)</text:span>又怎麼可能有意義<text:span text:style-name="T3">?<text:line-break/><text:line-break/></text:span>我自告奮勇說我對此一難題有個<text:span text:style-name="T3">solution,</text:span>於是就上台在黑板上用幾個大小圓圈和簡單線條畫了一個笑臉<text:span text:style-name="T3">,</text:span>我說<text:span text:style-name="T3">,</text:span>當你把這幾個圓圈或線條單獨看待時<text:span text:style-name="T3">,</text:span>它們或許毫無意義<text:span text:style-name="T3">,</text:span>可當它們全部湊在一起時<text:span text:style-name="T3">,</text:span>你若專心看<text:span text:style-name="T3">,</text:span>卻有可能看見一個<text:span text:style-name="T3">(</text:span>有意義的<text:span text:style-name="T3">)</text:span>笑臉<text:span text:style-name="T3">. <text:line-break/><text:line-break/></text:span>重點是<text:span text:style-name="T3">: </text:span>這個笑臉並不等於幾個圓圈加上幾個線條的總和<text:span text:style-name="T3">,</text:span>笑臉和它們個別之間並無任何意義上的隸屬<text:span text:style-name="T3">,</text:span>但一堆本身毫無意義的線條筆觸卻有可能產生一種全新而有意義的影像<text:span text:style-name="T3">. </text:span>或許這就好像我有時會突然從一些毫無意義的光影或聲音或者只是夜裏的一點微風而突然彷彿感受到上帝的存在一般<text:span text:style-name="T3">. <text:line-break/><text:line-break/></text:span>陳真<text:span text:style-name="T3"><text:line-break/>=============<text:line-break/>http://www.guardian.co.uk/film/2011/jun/30/brad-pitt-interview-terrence-malick<text:line-break/><text:line-break/><text:line-break/>Brad Pitt talks about Terrence Malick and The Tree of Life<text:line-break/><text:line-break/>What happened when Hollywood's most photographed actor teamed up with Terrence Malick, its most reclusive and paparazzi-shy director? Brad Pitt tells all<text:line-break/><text:line-break/><text:line-break/>Steve Rose <text:line-break/>guardian.co.uk, <text:line-break/>Thursday 30 June 2011 22.00 <text:line-break/><text:line-break/>'Look! It's Brad Pitt!' … the Tree of Life star in Cannes in May. Photograph: Joel Ryan/AP/Press Association Images<text:line-break/><text:line-break/>'You hear stories of intense actors who can't shed their character and who don't know who they are for a week or two after. I'm not that guy, man," says Brad Pitt. "My happiest moment is the day they call wrap and I'm free. I'm not looking back." Pitt finished shooting The Tree of Life three years ago, but now that Terrence Malick's film is finally with us, he's not just looking back, he's still performing one of the roles that came with the movie: that of the director's earthly representative. Malick is the most notorious recluse in cinema, a man of secretive working methods, absurdly extended absences (20 years elapsed between his second and third movies), and a genuine disdain for any kind of publicity or press engagement. Not even when The Tree of Life won the Palme d'Or at Cannes two months ago was he drawn out of hiding, despite being in Cannes at the time. Thus it falls to the movie world's most photographed man to speak on behalf of its least photographed.<text:line-break/><text:line-break/>"He's an extremely internal man," says Pitt. "A Rhodes scholar, studied philosophy, has a love of science, a love of nature, a love of God; I have great difficulty just completing a sentence. I don't feel right speaking for him but I have to take a stab at it." Pitt denies Malick is in any way aloof or enigmatic for the sake of appearances, though. "When he started making films in the 1970s, you just made films. Today there are two parts to the job: you get to make something, but it's also become incumbent on us to suddenly sell our movies and that's just not his nature. Terry's more the painter, or even the guy that's plastering the walls or laying the stone. He's just a very humble, sweet man."<text:line-break/><text:line-break/>In Malick's absence, though, there's a lot to explain with The Tree of Life. To say it expands on Malick's trademark themes is a woeful understatement. The introspective voiceovers, golden sunlight, tangential observations, and unearthly, spiritual pitch of his previous works are all in place, but the movie's most talked-about sequence renders the entire history of the universe, from the formation of galaxies to the evolution of dinosaurs, with heavy use of special effects. For much of the rest of the time, however, the film is a fragmented, impressionistic recollection of growing up in 1950s Texas, as recalled by the grownup Sean Penn in the present day. Pitt plays the conflicted, authoritarian patriarch of the family, Jessica Chastain the gentle, loving, mother. They are archetypal polar opposites between which Penn's character pinballs towards a cryptic ending. As Salon's critic neatly put it: "If the cosmic astronaut God-baby from the end of 2001 came back to Earth and made a movie, this would be it." But where 2001 was detached and clinical, Malick's movie plays like a beguiling, rapturous hallucination, far beyond classical cinema conventions. In terms of movie language, it's as if Malick is speaking in tongues.<text:line-break/><text:line-break/>"He's like an underwater diver who's waiting for the sea turtle to go by, and then he follows till he's not even near the boat any more," Pitt says of Malick's directing technique. "It was a really freeform, butterfly-net kind of way of catching moments – counterintuitive to the way we do things in Hollywood." Despite having written a hefty script, they didn't really stick to it. Instead, Malick created a few blocks of 1950s neighbourhood and practically set his actors loose on it. Explains Pitt: "On a normal set it's very loud, generators going, over 100 crew members. There was none of that on this. There's one guy with a camera on his back, no lights, and we're free to roam wherever we want to roam." Each day would start with Malick presenting the actors with a few pages of notes he'd written, often Kerouac-style, stream-of-consciousness musings (the child actors were barely told anything), then they would go and see where it took them. "He doesn't want to do what he calls 'hammer and tonging' a scene as its written," says Pitt. "He doesn't want to do more than two takes. And on the second one, he'd often throw in a dog or send in one of the kids, or just do something surprising to change the tenor of a scene. Then he'd laugh and laugh."<text:line-break/><text:line-break/>That's the other thing. Pitt says Malick is nothing like the ascetic monk he's often imagined to be. The 67-year-old film-maker might have once translated the works of Heidegger, but he'll sit on the porch of an evening, beer in hand. Between takes he'd play ball with the cast in the street. "This guy was an incredible athlete, it turns out," says Pitt. "And he's quite competitive. I never expected it. He's so soft spoken and so sweet and attentive to everyone on set, but get a ball in his hand and man, he's vicious."<text:line-break/><text:line-break/>At least Pitt had a handle on Malick's unorthodox ways, having grown up in the same part of the world: Malick grew up in Texas and Oklahoma, Pitt in Oklahoma and Missouri. The story is clearly based on Malick's own experiences, which means Pitt was, in effect, playing Malick's father, though it was never articulated to him as such. "I knew where he was coming from," Pitt says. "We talked about home a lot, we both grew up having a love of nature and science. I can't say how personal it was to him but it was personal to me as well, though not with the father figure and the family dynamic."<text:line-break/><text:line-break/>The father role was originally intended for Heath Ledger; Pitt, who was on hand as producer, stepped in as a replacement after Ledger's death, but he fits the part extremely well. This isn't the charming hero we're used to seeing Pitt play; he's jowly and sulky and racked with a sense of failure, a threatening and disciplinarian family presence. His sons never know if he's going to hug them or hit them – not an easy thing to communicate to the three young non-actors playing them, especially when they're thinking: "Look! It's Brad Pitt!"<text:line-break/><text:line-break/>"We had an incident the very first day of filming," says Pitt. "We had a scene where I was supposed to be getting on their case, and they're laughing. They weren't taking it seriously because they were having fun, you know, with a movie guy. So I had to take the eldest two off the set and say: 'This is serious. This is what we're here for, and don't come back until you're ready.' After that, they stopped looking at me as the guy they'd seen in movies."<text:line-break/><text:line-break/>That Pitt's real family were staying close by also present~ed complications. He and Angelina Jolie take it in turns to look after the family (at that stage four children; Jolie was pre~gnant with twins) while the other works, and they travel as a unit. But where Pitt and Jolie go, legions of paparazzi follow. For a recluse such as Malick, it's a different world – possibly his definition of hell. "It was terribly, terribly uncomfortable for him," Pitt admits, recalling the time a photographer ambushed them together at a local restaurant. Does he envy Malick's well-maintained privacy? "Sure I do! He gets to just make things. It took me a good decade of hiding in my house and not going outside to even, like, get my arms around this idea of celebrity, where suddenly people are looking for you t0 pick your nose or get a shot of you kissing some woman. It's a very discombobulating thing. But Angie and I have got it down pretty well. We have to hide behind some walls, but we're good."<text:line-break/><text:line-break/>On a theological level, Pitt and Malick were also in different worlds. As its title suggests, The Tree of Life is shot through with biblical, or at least spiritual, symbolism. It begins with a quote from the Book of Job and ends with what could be construed as some form of rapture or afterlife, with much musing on nature, grace and God in between. Would Pitt describe his own upbringing as religious? "Are you kidding me? I grew up in the fuckin' buckle of the Bible Belt!" He replies. "Terry and I, we have our areas where we meet and we have our respectful disagreements. He sees God in science and science in God, and I respect that. But this idea of an all-powerful, watching being that's controlling our moves and giving us a chance to say he's the greatest so we get into some eternal heaven – that just doesn't work for me, man. I got a real problem with it. I see the value of religion and what it offers to people as a cushion and I don't want to step on that. On the other hand, I've seen where I grew up how it becomes separatist, and I get quite aggravated and antagonistic. I see religion more as a truck stop on your way to figuring out who you are."<text:line-break/><text:line-break/>The Tree of Life is probably too unconventional to reach audiences in America's Christian heartland, but it would be interesting to see what they would make of it. They could find little to object to in its tone and content, but it is led by two of the country's most notorious "Hollywood liberals": Pitt and Sean Penn, both of whom seem to be red rags to the Christian right (among other causes, Pitt has campaigned for same-se~x marriage, and once declared that he and Jolie would not marry until gay couples were allowed to). Alongside the biblical overtones, The Tree of Life also advances a Darwinist history of creation. The movie could give churchgoers a serious headache. But like Malick, Pitt has no time for critics of the movie – and there are many. It was both booed and applauded at Cannes.<text:line-break/><text:line-break/>Pitt has moved on. His and Jolie's twins were born straight after the movie had been shot – "I remember because we were thinking up names during the shoot" – then he went on to Quentin Tarantino's Inglourious Basterds. He's currently shooting the action thriller World War Z. "I like extremes. A little highbrow, a little lowbrow." He talks of wanting to pursue his love of architecture, but his time working with Malick seems to have stayed with him, and not just because he's still operating as the director's media ambassador. It seems to have brought his own beliefs into sharper focus: "Watching the film, and I've seen many cuts, I'm a guy who fights the idea of heaven but what I do respect is that there is a greater power than anything we understand, and for me the film is about that. Perhaps we don't need these religious concoctions to pillow the fear of death. Just the fact that there is an unknown, and something greater, can bring a feeling of peace. That's enough for me."<text:line-break/><text:line-break/>• The Tree of Life is released on 8 Ju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